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EFF4A8412622B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paragraph-rsid="0011c299"/>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2d2a5d" officeooo:paragraph-rsid="002d2a5d"/>
    </style:style>
    <style:style style:name="P11" style:family="paragraph" style:parent-style-name="Text_20_body">
      <style:text-properties officeooo:rsid="003892d3" officeooo:paragraph-rsid="003dca8f"/>
    </style:style>
    <style:style style:name="P12" style:family="paragraph" style:parent-style-name="Text_20_body">
      <style:text-properties officeooo:rsid="003dca8f" officeooo:paragraph-rsid="003dca8f"/>
    </style:style>
    <style:style style:name="P13" style:family="paragraph" style:parent-style-name="Text_20_body">
      <style:text-properties style:font-name="Liberation Serif" fo:font-size="12pt" officeooo:rsid="000b7895" officeooo:paragraph-rsid="000b7895" style:font-size-asian="12pt" style:font-size-complex="12pt"/>
    </style:style>
    <style:style style:name="P14" style:family="paragraph" style:parent-style-name="Text_20_body">
      <style:text-properties style:font-name="Liberation Serif" fo:font-size="12pt" officeooo:rsid="000b7895" officeooo:paragraph-rsid="0015e3f0" style:font-size-asian="12pt" style:font-size-complex="12pt"/>
    </style:style>
    <style:style style:name="P15" style:family="paragraph" style:parent-style-name="Text_20_body">
      <style:text-properties style:font-name="Liberation Serif" fo:font-size="12pt" officeooo:rsid="00a67718" officeooo:paragraph-rsid="00a67718" style:font-size-asian="12pt" style:font-size-complex="12pt"/>
    </style:style>
    <style:style style:name="P16" style:family="paragraph" style:parent-style-name="Text_20_body">
      <style:text-properties officeooo:rsid="0043c693" officeooo:paragraph-rsid="0043c693"/>
    </style:style>
    <style:style style:name="P17" style:family="paragraph" style:parent-style-name="Text_20_body">
      <style:text-properties officeooo:rsid="004a8ddf" officeooo:paragraph-rsid="004a8ddf"/>
    </style:style>
    <style:style style:name="P18" style:family="paragraph" style:parent-style-name="Text_20_body">
      <style:text-properties officeooo:rsid="0096dc84" officeooo:paragraph-rsid="0096dc84"/>
    </style:style>
    <style:style style:name="P19" style:family="paragraph" style:parent-style-name="Text_20_body">
      <style:text-properties officeooo:rsid="00aa181f" officeooo:paragraph-rsid="00aa181f"/>
    </style:style>
    <style:style style:name="P20" style:family="paragraph" style:parent-style-name="Text_20_body">
      <style:text-properties officeooo:rsid="00c30183" officeooo:paragraph-rsid="00c30183"/>
    </style:style>
    <style:style style:name="P21" style:family="paragraph" style:parent-style-name="Text_20_body">
      <style:text-properties officeooo:rsid="00e6164c" officeooo:paragraph-rsid="00e6164c"/>
    </style:style>
    <style:style style:name="P22" style:family="paragraph" style:parent-style-name="Text_20_body">
      <style:text-properties officeooo:rsid="00158961" officeooo:paragraph-rsid="0065f9b2"/>
    </style:style>
    <style:style style:name="P23" style:family="paragraph" style:parent-style-name="Text_20_body">
      <style:text-properties officeooo:rsid="00efb10b" officeooo:paragraph-rsid="00efb10b"/>
    </style:style>
    <style:style style:name="P24" style:family="paragraph" style:parent-style-name="Text_20_body">
      <style:text-properties officeooo:rsid="00f0136d" officeooo:paragraph-rsid="00f0136d"/>
    </style:style>
    <style:style style:name="P25" style:family="paragraph" style:parent-style-name="Text_20_body">
      <style:text-properties officeooo:rsid="00f01de9" officeooo:paragraph-rsid="00f01de9"/>
    </style:style>
    <style:style style:name="P26" style:family="paragraph" style:parent-style-name="Text_20_body">
      <style:text-properties officeooo:rsid="00f481c3" officeooo:paragraph-rsid="00f481c3"/>
    </style:style>
    <style:style style:name="P27" style:family="paragraph" style:parent-style-name="Text_20_body">
      <style:text-properties officeooo:rsid="00d3ae87" officeooo:paragraph-rsid="00d3ae87"/>
    </style:style>
    <style:style style:name="P28" style:family="paragraph" style:parent-style-name="Text_20_body">
      <style:text-properties officeooo:rsid="00f66eda" officeooo:paragraph-rsid="00f66eda"/>
    </style:style>
    <style:style style:name="P29" style:family="paragraph" style:parent-style-name="Text_20_body">
      <style:text-properties fo:font-weight="normal" officeooo:rsid="005f379e" officeooo:paragraph-rsid="010df24e" style:font-weight-asian="normal" style:font-weight-complex="normal"/>
    </style:style>
    <style:style style:name="P30" style:family="paragraph" style:parent-style-name="Text_20_body">
      <style:text-properties fo:font-weight="normal" officeooo:rsid="004574fe" officeooo:paragraph-rsid="010df24e" style:font-weight-asian="normal" style:font-weight-complex="normal"/>
    </style:style>
    <style:style style:name="P31" style:family="paragraph" style:parent-style-name="Text_20_body">
      <style:text-properties fo:font-weight="normal" officeooo:rsid="0047e7fd" officeooo:paragraph-rsid="010df24e" style:font-weight-asian="normal" style:font-weight-complex="normal"/>
    </style:style>
    <style:style style:name="P32" style:family="paragraph" style:parent-style-name="Text_20_body">
      <style:text-properties fo:font-weight="normal" officeooo:rsid="007d7c2a" officeooo:paragraph-rsid="010df24e" style:font-weight-asian="normal" style:font-weight-complex="normal"/>
    </style:style>
    <style:style style:name="P33" style:family="paragraph" style:parent-style-name="Text_20_body">
      <style:text-properties fo:font-weight="normal" officeooo:rsid="01171b33" officeooo:paragraph-rsid="01171b33" style:font-weight-asian="normal" style:font-weight-complex="normal"/>
    </style:style>
    <style:style style:name="P34" style:family="paragraph" style:parent-style-name="Text_20_body">
      <style:text-properties fo:font-weight="normal" officeooo:rsid="01205214" officeooo:paragraph-rsid="01205214" style:font-weight-asian="normal" style:font-weight-complex="normal"/>
    </style:style>
    <style:style style:name="P35" style:family="paragraph" style:parent-style-name="Text_20_body">
      <style:text-properties fo:font-weight="normal" officeooo:rsid="00a0abd3" officeooo:paragraph-rsid="0128dd59" style:font-weight-asian="normal" style:font-weight-complex="normal"/>
    </style:style>
    <style:style style:name="P36" style:family="paragraph" style:parent-style-name="Text_20_body">
      <style:text-properties fo:font-weight="normal" officeooo:rsid="00919c04" officeooo:paragraph-rsid="0155024a" style:font-weight-asian="normal" style:font-weight-complex="normal"/>
    </style:style>
    <style:style style:name="P37" style:family="paragraph" style:parent-style-name="Text_20_body">
      <style:text-properties fo:font-weight="normal" officeooo:rsid="0076a0f9" officeooo:paragraph-rsid="01567191" style:font-weight-asian="normal" style:font-weight-complex="normal"/>
    </style:style>
    <style:style style:name="P38" style:family="paragraph" style:parent-style-name="Text_20_body">
      <style:text-properties fo:font-weight="normal" officeooo:rsid="0076a0f9" officeooo:paragraph-rsid="0160bac8" style:font-weight-asian="normal" style:font-weight-complex="normal"/>
    </style:style>
    <style:style style:name="P39" style:family="paragraph" style:parent-style-name="Text_20_body">
      <style:text-properties fo:font-weight="normal" officeooo:rsid="00ac6ed5" officeooo:paragraph-rsid="01567191" style:font-weight-asian="normal" style:font-weight-complex="normal"/>
    </style:style>
    <style:style style:name="P40" style:family="paragraph" style:parent-style-name="Text_20_body">
      <style:text-properties fo:font-weight="normal" officeooo:rsid="00ac6ed5" officeooo:paragraph-rsid="015d85cb" style:font-weight-asian="normal" style:font-weight-complex="normal"/>
    </style:style>
    <style:style style:name="P41" style:family="paragraph" style:parent-style-name="Text_20_body">
      <style:text-properties fo:font-weight="normal" officeooo:rsid="0054c911" officeooo:paragraph-rsid="015799e1" style:font-weight-asian="normal" style:font-weight-complex="normal"/>
    </style:style>
    <style:style style:name="P42" style:family="paragraph" style:parent-style-name="Text_20_body">
      <style:text-properties fo:font-weight="normal" officeooo:rsid="008000e7" officeooo:paragraph-rsid="015a30a2" style:font-weight-asian="normal" style:font-weight-complex="normal"/>
    </style:style>
    <style:style style:name="P43" style:family="paragraph" style:parent-style-name="Text_20_body">
      <style:text-properties fo:font-weight="normal" officeooo:rsid="015a30a2" officeooo:paragraph-rsid="015a30a2" style:font-weight-asian="normal" style:font-weight-complex="normal"/>
    </style:style>
    <style:style style:name="P44" style:family="paragraph" style:parent-style-name="Text_20_body">
      <style:text-properties fo:font-weight="normal" officeooo:rsid="0053ad02" officeooo:paragraph-rsid="015a5c69" style:font-weight-asian="normal" style:font-weight-complex="normal"/>
    </style:style>
    <style:style style:name="P45" style:family="paragraph" style:parent-style-name="Text_20_body">
      <style:text-properties fo:font-weight="normal" officeooo:rsid="00b63062" officeooo:paragraph-rsid="015d85cb" style:font-weight-asian="normal" style:font-weight-complex="normal"/>
    </style:style>
    <style:style style:name="P46" style:family="paragraph" style:parent-style-name="Text_20_body">
      <style:text-properties fo:font-weight="normal" officeooo:rsid="00b56b9a" officeooo:paragraph-rsid="015d85cb" style:font-weight-asian="normal" style:font-weight-complex="normal"/>
    </style:style>
    <style:style style:name="P47" style:family="paragraph" style:parent-style-name="Text_20_body">
      <style:text-properties fo:font-weight="normal" officeooo:rsid="00c4d0de" officeooo:paragraph-rsid="0160bac8" style:font-weight-asian="normal" style:font-weight-complex="normal"/>
    </style:style>
    <style:style style:name="P48" style:family="paragraph" style:parent-style-name="Text_20_body">
      <style:text-properties fo:font-weight="normal" officeooo:rsid="00b7db5c" officeooo:paragraph-rsid="01617a36" style:font-weight-asian="normal" style:font-weight-complex="normal"/>
    </style:style>
    <style:style style:name="P49" style:family="paragraph" style:parent-style-name="Text_20_body">
      <style:text-properties fo:font-weight="normal" officeooo:rsid="01635699" officeooo:paragraph-rsid="01635699" style:font-weight-asian="normal" style:font-weight-complex="normal"/>
    </style:style>
    <style:style style:name="P50" style:family="paragraph" style:parent-style-name="Text_20_body">
      <style:text-properties officeooo:rsid="00bee800" officeooo:paragraph-rsid="010705ab"/>
    </style:style>
    <style:style style:name="P51" style:family="paragraph" style:parent-style-name="Text_20_body">
      <style:text-properties officeooo:rsid="00b2402e" officeooo:paragraph-rsid="01093483"/>
    </style:style>
    <style:style style:name="P52" style:family="paragraph" style:parent-style-name="Text_20_body">
      <style:text-properties officeooo:rsid="00eccd4f" officeooo:paragraph-rsid="010b02ee"/>
    </style:style>
    <style:style style:name="P53" style:family="paragraph" style:parent-style-name="Text_20_body">
      <style:text-properties officeooo:rsid="00ec4c35" officeooo:paragraph-rsid="010b02ee"/>
    </style:style>
    <style:style style:name="P54" style:family="paragraph" style:parent-style-name="Text_20_body">
      <style:text-properties officeooo:paragraph-rsid="010b02ee"/>
    </style:style>
    <style:style style:name="P55" style:family="paragraph" style:parent-style-name="Text_20_body">
      <style:text-properties officeooo:rsid="004e4358" officeooo:paragraph-rsid="010df24e"/>
    </style:style>
    <style:style style:name="P56" style:family="paragraph" style:parent-style-name="Text_20_body">
      <style:text-properties officeooo:rsid="004e4358" officeooo:paragraph-rsid="01635699"/>
    </style:style>
    <style:style style:name="P57" style:family="paragraph" style:parent-style-name="Text_20_body">
      <style:text-properties officeooo:rsid="004574fe" officeooo:paragraph-rsid="010df24e"/>
    </style:style>
    <style:style style:name="P58" style:family="paragraph" style:parent-style-name="Text_20_body">
      <style:text-properties officeooo:rsid="004a37ab" officeooo:paragraph-rsid="010df24e"/>
    </style:style>
    <style:style style:name="P59" style:family="paragraph" style:parent-style-name="Text_20_body">
      <style:text-properties officeooo:rsid="007e01fd" officeooo:paragraph-rsid="010df24e"/>
    </style:style>
    <style:style style:name="P60" style:family="paragraph" style:parent-style-name="Text_20_body">
      <style:text-properties officeooo:rsid="005f6194" officeooo:paragraph-rsid="010df24e"/>
    </style:style>
    <style:style style:name="P61" style:family="paragraph" style:parent-style-name="Text_20_body">
      <style:text-properties officeooo:rsid="007d7c2a" officeooo:paragraph-rsid="010df24e"/>
    </style:style>
    <style:style style:name="P62" style:family="paragraph" style:parent-style-name="Text_20_body">
      <style:text-properties officeooo:rsid="010f6154" officeooo:paragraph-rsid="010f6154"/>
    </style:style>
    <style:style style:name="P63" style:family="paragraph" style:parent-style-name="Text_20_body">
      <style:text-properties officeooo:rsid="00d13c21" officeooo:paragraph-rsid="01235ea9"/>
    </style:style>
    <style:style style:name="P64" style:family="paragraph" style:parent-style-name="Text_20_body">
      <style:text-properties officeooo:rsid="00ca9cea" officeooo:paragraph-rsid="01235ea9"/>
    </style:style>
    <style:style style:name="P65" style:family="paragraph" style:parent-style-name="Text_20_body">
      <style:text-properties officeooo:rsid="00cc14fa" officeooo:paragraph-rsid="01235ea9"/>
    </style:style>
    <style:style style:name="P66" style:family="paragraph" style:parent-style-name="Text_20_body">
      <style:text-properties officeooo:rsid="00cc14fa" officeooo:paragraph-rsid="0124e953"/>
    </style:style>
    <style:style style:name="P67" style:family="paragraph" style:parent-style-name="Text_20_body">
      <style:text-properties officeooo:rsid="00cc1eff" officeooo:paragraph-rsid="01235ea9"/>
    </style:style>
    <style:style style:name="P68" style:family="paragraph" style:parent-style-name="Text_20_body">
      <style:text-properties officeooo:rsid="00cdc40d" officeooo:paragraph-rsid="01235ea9"/>
    </style:style>
    <style:style style:name="P69" style:family="paragraph" style:parent-style-name="Text_20_body">
      <style:text-properties officeooo:rsid="00cfc568" officeooo:paragraph-rsid="01235ea9"/>
    </style:style>
    <style:style style:name="P70" style:family="paragraph" style:parent-style-name="Text_20_body">
      <style:text-properties officeooo:paragraph-rsid="01235ea9"/>
    </style:style>
    <style:style style:name="P71" style:family="paragraph" style:parent-style-name="Text_20_body">
      <style:text-properties officeooo:rsid="0124e953" officeooo:paragraph-rsid="0124e953"/>
    </style:style>
    <style:style style:name="P72" style:family="paragraph" style:parent-style-name="Text_20_body">
      <style:text-properties officeooo:rsid="00a4e960" officeooo:paragraph-rsid="0128dd59"/>
    </style:style>
    <style:style style:name="P73" style:family="paragraph" style:parent-style-name="Text_20_body">
      <style:text-properties officeooo:rsid="009f0e58" officeooo:paragraph-rsid="0128dd59"/>
    </style:style>
    <style:style style:name="P74" style:family="paragraph" style:parent-style-name="Text_20_body">
      <style:text-properties officeooo:rsid="00a1648e" officeooo:paragraph-rsid="0128dd59"/>
    </style:style>
    <style:style style:name="P75" style:family="paragraph" style:parent-style-name="Text_20_body">
      <style:text-properties officeooo:rsid="00a2e375" officeooo:paragraph-rsid="0128dd59"/>
    </style:style>
    <style:style style:name="P76" style:family="paragraph" style:parent-style-name="Text_20_body">
      <style:text-properties officeooo:rsid="00a350cf" officeooo:paragraph-rsid="0128dd59"/>
    </style:style>
    <style:style style:name="P77" style:family="paragraph" style:parent-style-name="Text_20_body">
      <style:text-properties officeooo:rsid="012a9cff" officeooo:paragraph-rsid="012a9cff"/>
    </style:style>
    <style:style style:name="P78" style:family="paragraph" style:parent-style-name="Text_20_body">
      <style:text-properties officeooo:rsid="012c2306" officeooo:paragraph-rsid="012c2306"/>
    </style:style>
    <style:style style:name="P79" style:family="paragraph" style:parent-style-name="Text_20_body">
      <style:text-properties officeooo:rsid="012ce83a" officeooo:paragraph-rsid="012ce83a"/>
    </style:style>
    <style:style style:name="P80" style:family="paragraph" style:parent-style-name="Text_20_body">
      <style:text-properties officeooo:rsid="00655185" officeooo:paragraph-rsid="01378ef0"/>
    </style:style>
    <style:style style:name="P81" style:family="paragraph" style:parent-style-name="Text_20_body">
      <style:text-properties officeooo:rsid="00655185" officeooo:paragraph-rsid="0138ba30"/>
    </style:style>
    <style:style style:name="P82" style:family="paragraph" style:parent-style-name="Text_20_body">
      <style:text-properties officeooo:rsid="0065f9b2" officeooo:paragraph-rsid="0138ba30"/>
    </style:style>
    <style:style style:name="P83" style:family="paragraph" style:parent-style-name="Text_20_body">
      <style:text-properties officeooo:rsid="00e01f8a" officeooo:paragraph-rsid="013b9698"/>
    </style:style>
    <style:style style:name="P84" style:family="paragraph" style:parent-style-name="Text_20_body">
      <style:text-properties officeooo:rsid="00693555" officeooo:paragraph-rsid="013ec85c"/>
    </style:style>
    <style:style style:name="P85" style:family="paragraph" style:parent-style-name="Text_20_body">
      <style:text-properties officeooo:rsid="00693555" officeooo:paragraph-rsid="0141778a"/>
    </style:style>
    <style:style style:name="P86" style:family="paragraph" style:parent-style-name="Text_20_body">
      <style:text-properties officeooo:rsid="007137e2" officeooo:paragraph-rsid="013ec85c"/>
    </style:style>
    <style:style style:name="P87" style:family="paragraph" style:parent-style-name="Text_20_body">
      <style:text-properties officeooo:rsid="013fe7e7" officeooo:paragraph-rsid="013fe7e7"/>
    </style:style>
    <style:style style:name="P88" style:family="paragraph" style:parent-style-name="Text_20_body">
      <style:text-properties officeooo:rsid="006b3769" officeooo:paragraph-rsid="0141778a"/>
    </style:style>
    <style:style style:name="P89" style:family="paragraph" style:parent-style-name="Text_20_body">
      <style:text-properties officeooo:rsid="00bbcc6e" officeooo:paragraph-rsid="0142eef3"/>
    </style:style>
    <style:style style:name="P90" style:family="paragraph" style:parent-style-name="Text_20_body">
      <style:text-properties officeooo:rsid="00ba4a65" officeooo:paragraph-rsid="0142eef3"/>
    </style:style>
    <style:style style:name="P91" style:family="paragraph" style:parent-style-name="Text_20_body">
      <style:text-properties officeooo:rsid="006f052a" officeooo:paragraph-rsid="01445e7d"/>
    </style:style>
    <style:style style:name="P92" style:family="paragraph" style:parent-style-name="Text_20_body">
      <style:text-properties officeooo:rsid="00aa9f2c" officeooo:paragraph-rsid="01474880"/>
    </style:style>
    <style:style style:name="P93" style:family="paragraph" style:parent-style-name="Text_20_body">
      <style:text-properties officeooo:rsid="00830e01" officeooo:paragraph-rsid="014b8495"/>
    </style:style>
    <style:style style:name="P94" style:family="paragraph" style:parent-style-name="Text_20_body">
      <style:text-properties officeooo:rsid="00888371" officeooo:paragraph-rsid="014b8495"/>
    </style:style>
    <style:style style:name="P95" style:family="paragraph" style:parent-style-name="Text_20_body">
      <style:text-properties officeooo:rsid="008bd238" officeooo:paragraph-rsid="014c6700"/>
    </style:style>
    <style:style style:name="P96" style:family="paragraph" style:parent-style-name="Text_20_body">
      <style:text-properties officeooo:rsid="008e6c62" officeooo:paragraph-rsid="014f64b1"/>
    </style:style>
    <style:style style:name="P97" style:family="paragraph" style:parent-style-name="Text_20_body">
      <style:text-properties officeooo:rsid="014f64b1" officeooo:paragraph-rsid="014f64b1"/>
    </style:style>
    <style:style style:name="P98" style:family="paragraph" style:parent-style-name="Text_20_body">
      <style:text-properties officeooo:rsid="0085cd7a" officeooo:paragraph-rsid="014fd4b8"/>
    </style:style>
    <style:style style:name="P99" style:family="paragraph" style:parent-style-name="Text_20_body">
      <style:text-properties officeooo:rsid="008552a4" officeooo:paragraph-rsid="014fd4b8"/>
    </style:style>
    <style:style style:name="P100" style:family="paragraph" style:parent-style-name="Text_20_body">
      <style:text-properties officeooo:rsid="00901411" officeooo:paragraph-rsid="0155024a"/>
    </style:style>
    <style:style style:name="P101" style:family="paragraph" style:parent-style-name="Text_20_body">
      <style:text-properties officeooo:rsid="00919c04" officeooo:paragraph-rsid="0155024a"/>
    </style:style>
    <style:style style:name="P102" style:family="paragraph" style:parent-style-name="Text_20_body">
      <style:text-properties officeooo:rsid="004ef366" officeooo:paragraph-rsid="01567191"/>
    </style:style>
    <style:style style:name="P103" style:family="paragraph" style:parent-style-name="Text_20_body">
      <style:text-properties officeooo:rsid="0076a0f9" officeooo:paragraph-rsid="01567191"/>
    </style:style>
    <style:style style:name="P104" style:family="paragraph" style:parent-style-name="Text_20_body">
      <style:text-properties officeooo:rsid="0051d535" officeooo:paragraph-rsid="01567191"/>
    </style:style>
    <style:style style:name="P105" style:family="paragraph" style:parent-style-name="Text_20_body">
      <style:text-properties officeooo:rsid="00a82321" officeooo:paragraph-rsid="01567191"/>
    </style:style>
    <style:style style:name="P106" style:family="paragraph" style:parent-style-name="Text_20_body">
      <style:text-properties fo:font-weight="bold" officeooo:rsid="00ac6ed5" officeooo:paragraph-rsid="01567191" style:font-weight-asian="bold" style:font-weight-complex="bold"/>
    </style:style>
    <style:style style:name="P107" style:family="paragraph" style:parent-style-name="Text_20_body">
      <style:text-properties fo:font-weight="bold" officeooo:rsid="00ac6ed5" officeooo:paragraph-rsid="01617a36" style:font-weight-asian="bold" style:font-weight-complex="bold"/>
    </style:style>
    <style:style style:name="P108" style:family="paragraph" style:parent-style-name="Text_20_body">
      <style:text-properties fo:font-weight="bold" officeooo:rsid="00b56b9a" officeooo:paragraph-rsid="015d85cb" style:font-weight-asian="bold" style:font-weight-complex="bold"/>
    </style:style>
    <style:style style:name="P109" style:family="paragraph" style:parent-style-name="Text_20_body">
      <style:text-properties fo:font-weight="bold" officeooo:rsid="01635699" officeooo:paragraph-rsid="01635699" style:font-weight-asian="bold" style:font-weight-complex="bold"/>
    </style:style>
    <style:style style:name="P110" style:family="paragraph" style:parent-style-name="Text_20_body">
      <style:text-properties fo:font-weight="bold" officeooo:rsid="017787c0" officeooo:paragraph-rsid="017787c0" style:font-weight-asian="bold" style:font-weight-complex="bold"/>
    </style:style>
    <style:style style:name="P111" style:family="paragraph" style:parent-style-name="Text_20_body">
      <style:text-properties officeooo:rsid="0054c911" officeooo:paragraph-rsid="015799e1"/>
    </style:style>
    <style:style style:name="P112" style:family="paragraph" style:parent-style-name="Text_20_body">
      <style:text-properties officeooo:rsid="008000e7" officeooo:paragraph-rsid="015a30a2"/>
    </style:style>
    <style:style style:name="P113" style:family="paragraph" style:parent-style-name="Text_20_body">
      <style:text-properties officeooo:rsid="0053ad02" officeooo:paragraph-rsid="015a5c69"/>
    </style:style>
    <style:style style:name="P114" style:family="paragraph" style:parent-style-name="Text_20_body">
      <style:text-properties officeooo:rsid="0053a457" officeooo:paragraph-rsid="015ba479"/>
    </style:style>
    <style:style style:name="P115" style:family="paragraph" style:parent-style-name="Text_20_body">
      <style:text-properties officeooo:rsid="00ac6ed5" officeooo:paragraph-rsid="01617a36"/>
    </style:style>
    <style:style style:name="P116" style:family="paragraph" style:parent-style-name="Text_20_body">
      <style:text-properties officeooo:rsid="00ae1ea6" officeooo:paragraph-rsid="01617a36"/>
    </style:style>
    <style:style style:name="P117" style:family="paragraph" style:parent-style-name="Text_20_body">
      <style:text-properties officeooo:rsid="00b7db5c" officeooo:paragraph-rsid="01617a36"/>
    </style:style>
    <style:style style:name="P118" style:family="paragraph" style:parent-style-name="Text_20_body">
      <style:text-properties officeooo:rsid="00c27a23" officeooo:paragraph-rsid="0167203d"/>
    </style:style>
    <style:style style:name="P119" style:family="paragraph" style:parent-style-name="Text_20_body">
      <style:text-properties officeooo:rsid="00d5228e" officeooo:paragraph-rsid="016757a3"/>
    </style:style>
    <style:style style:name="P120" style:family="paragraph" style:parent-style-name="Text_20_body">
      <style:text-properties officeooo:rsid="00d5228e" officeooo:paragraph-rsid="0178edec"/>
    </style:style>
    <style:style style:name="P121" style:family="paragraph" style:parent-style-name="Text_20_body">
      <style:text-properties officeooo:rsid="00d51d2c" officeooo:paragraph-rsid="016757a3"/>
    </style:style>
    <style:style style:name="P122" style:family="paragraph" style:parent-style-name="Text_20_body">
      <style:text-properties officeooo:rsid="00d781d0" officeooo:paragraph-rsid="0168dd62"/>
    </style:style>
    <style:style style:name="P123" style:family="paragraph" style:parent-style-name="Text_20_body">
      <style:text-properties officeooo:rsid="00d5c214" officeooo:paragraph-rsid="016a7ea0"/>
    </style:style>
    <style:style style:name="P124" style:family="paragraph" style:parent-style-name="Text_20_body">
      <style:text-properties officeooo:paragraph-rsid="004a8ddf"/>
    </style:style>
    <style:style style:name="P125" style:family="paragraph" style:parent-style-name="Text_20_body">
      <style:text-properties officeooo:rsid="016f2a92" officeooo:paragraph-rsid="016f2a92"/>
    </style:style>
    <style:style style:name="P126" style:family="paragraph" style:parent-style-name="Text_20_body">
      <style:text-properties officeooo:rsid="00d6d5ce" officeooo:paragraph-rsid="016a7ea0"/>
    </style:style>
    <style:style style:name="P127" style:family="paragraph" style:parent-style-name="Text_20_body">
      <style:text-properties officeooo:rsid="00dce7ba" officeooo:paragraph-rsid="016fd4b0"/>
    </style:style>
    <style:style style:name="P128" style:family="paragraph" style:parent-style-name="Text_20_body">
      <style:text-properties officeooo:rsid="00dce7ba" officeooo:paragraph-rsid="0173e309"/>
    </style:style>
    <style:style style:name="P129" style:family="paragraph" style:parent-style-name="Text_20_body">
      <style:text-properties officeooo:rsid="00e577e4" officeooo:paragraph-rsid="0173e309"/>
    </style:style>
    <style:style style:name="P130" style:family="paragraph" style:parent-style-name="Text_20_body">
      <style:text-properties officeooo:rsid="00e577e4" officeooo:paragraph-rsid="0174b04b"/>
    </style:style>
    <style:style style:name="P131" style:family="paragraph" style:parent-style-name="Text_20_body">
      <style:text-properties officeooo:rsid="0168dd62" officeooo:paragraph-rsid="0168dd62"/>
    </style:style>
    <style:style style:name="P132" style:family="paragraph" style:parent-style-name="Text_20_body">
      <style:text-properties officeooo:rsid="01742d23" officeooo:paragraph-rsid="01742d23"/>
    </style:style>
    <style:style style:name="P133" style:family="paragraph" style:parent-style-name="Text_20_body">
      <style:text-properties officeooo:rsid="00d77829" officeooo:paragraph-rsid="0177d0a3"/>
    </style:style>
    <style:style style:name="P134" style:family="paragraph" style:parent-style-name="Text_20_body">
      <style:text-properties officeooo:rsid="0177d0a3" officeooo:paragraph-rsid="0177d0a3"/>
    </style:style>
    <style:style style:name="P135" style:family="paragraph" style:parent-style-name="Text_20_body">
      <style:text-properties officeooo:rsid="017a8fbb" officeooo:paragraph-rsid="017a8fbb"/>
    </style:style>
    <style:style style:name="P136" style:family="paragraph" style:parent-style-name="Text_20_body">
      <style:text-properties officeooo:rsid="017c7be3" officeooo:paragraph-rsid="017c7be3"/>
    </style:style>
    <style:style style:name="P137" style:family="paragraph" style:parent-style-name="Text_20_body">
      <style:text-properties officeooo:rsid="00f7ef49" officeooo:paragraph-rsid="017e793b"/>
    </style:style>
    <style:style style:name="P138" style:family="paragraph" style:parent-style-name="Title">
      <style:text-properties officeooo:rsid="000b7895" officeooo:paragraph-rsid="000b7895"/>
    </style:style>
    <style:style style:name="P139" style:family="paragraph" style:parent-style-name="Table_20_Contents">
      <style:text-properties officeooo:rsid="004a8ddf"/>
    </style:style>
    <style:style style:name="P140" style:family="paragraph" style:parent-style-name="Table_20_Contents">
      <style:text-properties style:font-name="Liberation Serif" fo:font-size="12pt" style:font-size-asian="12pt" style:font-size-complex="12pt"/>
    </style:style>
    <style:style style:name="P141" style:family="paragraph" style:parent-style-name="Table_20_Contents">
      <style:text-properties officeooo:rsid="00f0136d" officeooo:paragraph-rsid="00f0136d"/>
    </style:style>
    <style:style style:name="P142" style:family="paragraph" style:parent-style-name="Table_20_Contents">
      <style:text-properties officeooo:rsid="00f0136d" officeooo:paragraph-rsid="017c7be3"/>
    </style:style>
    <style:style style:name="P143" style:family="paragraph" style:parent-style-name="Table_20_Contents">
      <style:text-properties officeooo:rsid="00f66eda" officeooo:paragraph-rsid="00f66eda"/>
    </style:style>
    <style:style style:name="P144" style:family="paragraph" style:parent-style-name="Table_20_Contents">
      <style:text-properties officeooo:rsid="00bee800" officeooo:paragraph-rsid="010705ab"/>
    </style:style>
    <style:style style:name="P145" style:family="paragraph" style:parent-style-name="Table_20_Contents">
      <style:text-properties officeooo:rsid="00b2402e" officeooo:paragraph-rsid="01093483"/>
    </style:style>
    <style:style style:name="P146" style:family="paragraph" style:parent-style-name="Table_20_Contents">
      <style:text-properties officeooo:rsid="00ec4c35" officeooo:paragraph-rsid="010b02ee"/>
    </style:style>
    <style:style style:name="P147" style:family="paragraph" style:parent-style-name="Table_20_Contents">
      <style:text-properties officeooo:rsid="00eccd4f" officeooo:paragraph-rsid="010b02ee"/>
    </style:style>
    <style:style style:name="P148" style:family="paragraph" style:parent-style-name="Table_20_Contents">
      <style:text-properties fo:font-weight="normal" officeooo:rsid="005e9fef" officeooo:paragraph-rsid="010df24e" style:font-weight-asian="normal" style:font-weight-complex="normal"/>
    </style:style>
    <style:style style:name="P149" style:family="paragraph" style:parent-style-name="Table_20_Contents">
      <style:text-properties fo:font-weight="normal" officeooo:rsid="01635699" officeooo:paragraph-rsid="01635699" style:font-weight-asian="normal" style:font-weight-complex="normal"/>
    </style:style>
    <style:style style:name="P150" style:family="paragraph" style:parent-style-name="Table_20_Contents">
      <style:text-properties fo:font-weight="normal" officeooo:rsid="00c65f55" officeooo:paragraph-rsid="0167203d" style:font-weight-asian="normal" style:font-weight-complex="normal"/>
    </style:style>
    <style:style style:name="P151" style:family="paragraph" style:parent-style-name="Table_20_Contents">
      <style:text-properties fo:font-weight="normal" officeooo:rsid="00d77829" officeooo:paragraph-rsid="0177d0a3" style:font-weight-asian="normal" style:font-weight-complex="normal"/>
    </style:style>
    <style:style style:name="P152" style:family="paragraph" style:parent-style-name="Table_20_Contents">
      <style:text-properties officeooo:rsid="004a37ab" officeooo:paragraph-rsid="010df24e"/>
    </style:style>
    <style:style style:name="P153" style:family="paragraph" style:parent-style-name="Table_20_Contents">
      <style:text-properties officeooo:rsid="007e01fd" officeooo:paragraph-rsid="010df24e"/>
    </style:style>
    <style:style style:name="P154" style:family="paragraph" style:parent-style-name="Table_20_Contents">
      <style:text-properties officeooo:rsid="005f379e" officeooo:paragraph-rsid="010df24e"/>
    </style:style>
    <style:style style:name="P155" style:family="paragraph" style:parent-style-name="Table_20_Contents">
      <style:text-properties officeooo:rsid="005f6194" officeooo:paragraph-rsid="010df24e"/>
    </style:style>
    <style:style style:name="P156" style:family="paragraph" style:parent-style-name="Table_20_Contents">
      <style:text-properties officeooo:rsid="007d7c2a" officeooo:paragraph-rsid="010df24e"/>
    </style:style>
    <style:style style:name="P157" style:family="paragraph" style:parent-style-name="Table_20_Contents">
      <style:text-properties officeooo:rsid="01171b33" officeooo:paragraph-rsid="01171b33"/>
    </style:style>
    <style:style style:name="P158" style:family="paragraph" style:parent-style-name="Table_20_Contents">
      <style:text-properties officeooo:rsid="00ca9cea" officeooo:paragraph-rsid="01235ea9"/>
    </style:style>
    <style:style style:name="P159" style:family="paragraph" style:parent-style-name="Table_20_Contents">
      <style:text-properties officeooo:rsid="00cc1eff" officeooo:paragraph-rsid="01235ea9"/>
    </style:style>
    <style:style style:name="P160" style:family="paragraph" style:parent-style-name="Table_20_Contents">
      <style:text-properties officeooo:rsid="00cdc40d" officeooo:paragraph-rsid="01235ea9"/>
    </style:style>
    <style:style style:name="P161" style:family="paragraph" style:parent-style-name="Table_20_Contents">
      <style:text-properties officeooo:rsid="00cfc568" officeooo:paragraph-rsid="01235ea9"/>
    </style:style>
    <style:style style:name="P162" style:family="paragraph" style:parent-style-name="Table_20_Contents">
      <style:text-properties officeooo:rsid="00d13c21" officeooo:paragraph-rsid="01235ea9"/>
    </style:style>
    <style:style style:name="P163" style:family="paragraph" style:parent-style-name="Table_20_Contents">
      <style:text-properties officeooo:rsid="01248754" officeooo:paragraph-rsid="01248754"/>
    </style:style>
    <style:style style:name="P164" style:family="paragraph" style:parent-style-name="Table_20_Contents">
      <style:text-properties officeooo:rsid="0124e953" officeooo:paragraph-rsid="0124e953"/>
    </style:style>
    <style:style style:name="P165" style:family="paragraph" style:parent-style-name="Table_20_Contents">
      <style:text-properties officeooo:rsid="00a1648e" officeooo:paragraph-rsid="0128dd59"/>
    </style:style>
    <style:style style:name="P166" style:family="paragraph" style:parent-style-name="Table_20_Contents">
      <style:text-properties officeooo:rsid="00a2e375" officeooo:paragraph-rsid="0128dd59"/>
    </style:style>
    <style:style style:name="P167" style:family="paragraph" style:parent-style-name="Table_20_Contents">
      <style:text-properties officeooo:rsid="00a350cf" officeooo:paragraph-rsid="0128dd59"/>
    </style:style>
    <style:style style:name="P168" style:family="paragraph" style:parent-style-name="Table_20_Contents">
      <style:text-properties officeooo:rsid="00a4e960" officeooo:paragraph-rsid="0128dd59"/>
    </style:style>
    <style:style style:name="P169" style:family="paragraph" style:parent-style-name="Table_20_Contents">
      <style:text-properties officeooo:rsid="012ce83a" officeooo:paragraph-rsid="012ce83a"/>
    </style:style>
    <style:style style:name="P170" style:family="paragraph" style:parent-style-name="Table_20_Contents">
      <style:text-properties officeooo:rsid="00655185" officeooo:paragraph-rsid="01378ef0"/>
    </style:style>
    <style:style style:name="P171" style:family="paragraph" style:parent-style-name="Table_20_Contents">
      <style:text-properties officeooo:rsid="00655185" officeooo:paragraph-rsid="016f2a92"/>
    </style:style>
    <style:style style:name="P172" style:family="paragraph" style:parent-style-name="Table_20_Contents">
      <style:text-properties officeooo:rsid="0065f9b2" officeooo:paragraph-rsid="0138ba30"/>
    </style:style>
    <style:style style:name="P173" style:family="paragraph" style:parent-style-name="Table_20_Contents">
      <style:text-properties officeooo:rsid="00e01f8a" officeooo:paragraph-rsid="013b9698"/>
    </style:style>
    <style:style style:name="P174" style:family="paragraph" style:parent-style-name="Table_20_Contents">
      <style:text-properties officeooo:rsid="00693555" officeooo:paragraph-rsid="013ec85c"/>
    </style:style>
    <style:style style:name="P175" style:family="paragraph" style:parent-style-name="Table_20_Contents">
      <style:text-properties officeooo:rsid="00693555" officeooo:paragraph-rsid="013fe7e7"/>
    </style:style>
    <style:style style:name="P176" style:family="paragraph" style:parent-style-name="Table_20_Contents">
      <style:text-properties officeooo:rsid="0092c83e" officeooo:paragraph-rsid="013ec85c"/>
    </style:style>
    <style:style style:name="P177" style:family="paragraph" style:parent-style-name="Table_20_Contents">
      <style:text-properties officeooo:rsid="007137e2" officeooo:paragraph-rsid="013ec85c"/>
    </style:style>
    <style:style style:name="P178" style:family="paragraph" style:parent-style-name="Table_20_Contents">
      <style:text-properties officeooo:rsid="00ae82da" officeooo:paragraph-rsid="013ec85c"/>
    </style:style>
    <style:style style:name="P179" style:family="paragraph" style:parent-style-name="Table_20_Contents">
      <style:text-properties officeooo:rsid="006b3769" officeooo:paragraph-rsid="0141778a"/>
    </style:style>
    <style:style style:name="P180" style:family="paragraph" style:parent-style-name="Table_20_Contents">
      <style:text-properties officeooo:rsid="00ba4a65" officeooo:paragraph-rsid="0142eef3"/>
    </style:style>
    <style:style style:name="P181" style:family="paragraph" style:parent-style-name="Table_20_Contents">
      <style:text-properties officeooo:rsid="006f052a" officeooo:paragraph-rsid="01445e7d"/>
    </style:style>
    <style:style style:name="P182" style:family="paragraph" style:parent-style-name="Table_20_Contents">
      <style:text-properties officeooo:rsid="00afa728" officeooo:paragraph-rsid="01445e7d"/>
    </style:style>
    <style:style style:name="P183" style:family="paragraph" style:parent-style-name="Table_20_Contents">
      <style:text-properties officeooo:rsid="00aa9f2c" officeooo:paragraph-rsid="01474880"/>
    </style:style>
    <style:style style:name="P184" style:family="paragraph" style:parent-style-name="Table_20_Contents">
      <style:text-properties officeooo:rsid="00830e01" officeooo:paragraph-rsid="014b8495"/>
    </style:style>
    <style:style style:name="P185" style:family="paragraph" style:parent-style-name="Table_20_Contents">
      <style:text-properties officeooo:rsid="00888371" officeooo:paragraph-rsid="014b8495"/>
    </style:style>
    <style:style style:name="P186" style:family="paragraph" style:parent-style-name="Table_20_Contents">
      <style:text-properties officeooo:rsid="008bd238" officeooo:paragraph-rsid="014c6700"/>
    </style:style>
    <style:style style:name="P187" style:family="paragraph" style:parent-style-name="Table_20_Contents">
      <style:text-properties officeooo:rsid="014c6700" officeooo:paragraph-rsid="014c6700"/>
    </style:style>
    <style:style style:name="P188" style:family="paragraph" style:parent-style-name="Table_20_Contents">
      <style:text-properties officeooo:rsid="008e6c62" officeooo:paragraph-rsid="014f64b1"/>
    </style:style>
    <style:style style:name="P189" style:family="paragraph" style:parent-style-name="Table_20_Contents">
      <style:text-properties officeooo:rsid="0085cd7a" officeooo:paragraph-rsid="014fd4b8"/>
    </style:style>
    <style:style style:name="P190" style:family="paragraph" style:parent-style-name="Table_20_Contents">
      <style:text-properties officeooo:rsid="0150fc03" officeooo:paragraph-rsid="0150fc03"/>
    </style:style>
    <style:style style:name="P191" style:family="paragraph" style:parent-style-name="Table_20_Contents">
      <style:text-properties officeooo:rsid="00901411" officeooo:paragraph-rsid="0155024a"/>
    </style:style>
    <style:style style:name="P192" style:family="paragraph" style:parent-style-name="Table_20_Contents">
      <style:text-properties officeooo:rsid="0036e120" officeooo:paragraph-rsid="0155024a"/>
    </style:style>
    <style:style style:name="P193" style:family="paragraph" style:parent-style-name="Table_20_Contents">
      <style:text-properties officeooo:rsid="00919c04" officeooo:paragraph-rsid="0155024a"/>
    </style:style>
    <style:style style:name="P194" style:family="paragraph" style:parent-style-name="Table_20_Contents">
      <style:text-properties officeooo:rsid="0155024a" officeooo:paragraph-rsid="0155024a"/>
    </style:style>
    <style:style style:name="P195" style:family="paragraph" style:parent-style-name="Table_20_Contents">
      <style:text-properties officeooo:rsid="00ac6ed5" officeooo:paragraph-rsid="01567191"/>
    </style:style>
    <style:style style:name="P196" style:family="paragraph" style:parent-style-name="Table_20_Contents">
      <style:text-properties officeooo:rsid="01567191" officeooo:paragraph-rsid="01567191"/>
    </style:style>
    <style:style style:name="P197" style:family="paragraph" style:parent-style-name="Table_20_Contents">
      <style:text-properties officeooo:rsid="0054c911" officeooo:paragraph-rsid="015799e1"/>
    </style:style>
    <style:style style:name="P198" style:family="paragraph" style:parent-style-name="Table_20_Contents">
      <style:text-properties officeooo:rsid="015799e1" officeooo:paragraph-rsid="015799e1"/>
    </style:style>
    <style:style style:name="P199" style:family="paragraph" style:parent-style-name="Table_20_Contents">
      <style:text-properties officeooo:rsid="008000e7" officeooo:paragraph-rsid="015a30a2"/>
    </style:style>
    <style:style style:name="P200" style:family="paragraph" style:parent-style-name="Table_20_Contents">
      <style:text-properties officeooo:rsid="00b88427" officeooo:paragraph-rsid="015a30a2"/>
    </style:style>
    <style:style style:name="P201" style:family="paragraph" style:parent-style-name="Table_20_Contents">
      <style:text-properties officeooo:rsid="0053ad02" officeooo:paragraph-rsid="015a5c69"/>
    </style:style>
    <style:style style:name="P202" style:family="paragraph" style:parent-style-name="Table_20_Contents">
      <style:text-properties officeooo:rsid="00a6bcc0" officeooo:paragraph-rsid="015a5c69"/>
    </style:style>
    <style:style style:name="P203" style:family="paragraph" style:parent-style-name="Table_20_Contents">
      <style:text-properties officeooo:rsid="015ba479" officeooo:paragraph-rsid="015ba479"/>
    </style:style>
    <style:style style:name="P204" style:family="paragraph" style:parent-style-name="Table_20_Contents">
      <style:text-properties officeooo:rsid="00b63062" officeooo:paragraph-rsid="015d85cb"/>
    </style:style>
    <style:style style:name="P205" style:family="paragraph" style:parent-style-name="Table_20_Contents">
      <style:text-properties officeooo:rsid="015d85cb" officeooo:paragraph-rsid="015d85cb"/>
    </style:style>
    <style:style style:name="P206" style:family="paragraph" style:parent-style-name="Table_20_Contents">
      <style:text-properties officeooo:rsid="0076a0f9" officeooo:paragraph-rsid="0160bac8"/>
    </style:style>
    <style:style style:name="P207" style:family="paragraph" style:parent-style-name="Table_20_Contents">
      <style:text-properties officeooo:rsid="0160bac8" officeooo:paragraph-rsid="0160bac8"/>
    </style:style>
    <style:style style:name="P208" style:family="paragraph" style:parent-style-name="Table_20_Contents">
      <style:text-properties officeooo:rsid="00b7db5c" officeooo:paragraph-rsid="01617a36"/>
    </style:style>
    <style:style style:name="P209" style:family="paragraph" style:parent-style-name="Table_20_Contents">
      <style:text-properties officeooo:rsid="01617a36" officeooo:paragraph-rsid="01617a36"/>
    </style:style>
    <style:style style:name="P210" style:family="paragraph" style:parent-style-name="Table_20_Contents">
      <style:text-properties officeooo:rsid="01635699" officeooo:paragraph-rsid="01635699"/>
    </style:style>
    <style:style style:name="P211" style:family="paragraph" style:parent-style-name="Table_20_Contents">
      <style:text-properties officeooo:paragraph-rsid="0167203d"/>
    </style:style>
    <style:style style:name="P212" style:family="paragraph" style:parent-style-name="Table_20_Contents">
      <style:text-properties officeooo:rsid="016a7ea0" officeooo:paragraph-rsid="016a7ea0"/>
    </style:style>
    <style:style style:name="P213" style:family="paragraph" style:parent-style-name="Table_20_Contents">
      <style:text-properties officeooo:rsid="016f2a92" officeooo:paragraph-rsid="016f2a92"/>
    </style:style>
    <style:style style:name="P214" style:family="paragraph" style:parent-style-name="Table_20_Contents">
      <style:text-properties officeooo:rsid="00dce7ba" officeooo:paragraph-rsid="016fd4b0"/>
    </style:style>
    <style:style style:name="P215" style:family="paragraph" style:parent-style-name="Table_20_Contents">
      <style:text-properties officeooo:rsid="00dce7ba" officeooo:paragraph-rsid="0173e309"/>
    </style:style>
    <style:style style:name="P216" style:family="paragraph" style:parent-style-name="Table_20_Contents">
      <style:text-properties officeooo:rsid="016fd4b0" officeooo:paragraph-rsid="016fd4b0"/>
    </style:style>
    <style:style style:name="P217" style:family="paragraph" style:parent-style-name="Table_20_Contents">
      <style:text-properties officeooo:rsid="0173e309" officeooo:paragraph-rsid="0173e309"/>
    </style:style>
    <style:style style:name="P218" style:family="paragraph" style:parent-style-name="Table_20_Contents">
      <style:text-properties officeooo:rsid="01742d23" officeooo:paragraph-rsid="01742d23"/>
    </style:style>
    <style:style style:name="P219" style:family="paragraph" style:parent-style-name="Table_20_Contents">
      <style:text-properties officeooo:rsid="0174b04b" officeooo:paragraph-rsid="0174b04b"/>
    </style:style>
    <style:style style:name="P220" style:family="paragraph" style:parent-style-name="Table_20_Contents">
      <style:text-properties officeooo:rsid="016757a3" officeooo:paragraph-rsid="0178edec"/>
    </style:style>
    <style:style style:name="P221" style:family="paragraph" style:parent-style-name="Table_20_Contents">
      <style:text-properties officeooo:rsid="00d53ee3" officeooo:paragraph-rsid="0178edec"/>
    </style:style>
    <style:style style:name="P222" style:family="paragraph" style:parent-style-name="Table_20_Contents">
      <style:text-properties officeooo:rsid="017a8fbb" officeooo:paragraph-rsid="017a8fbb"/>
    </style:style>
    <style:style style:name="P223" style:family="paragraph" style:parent-style-name="Table_20_Contents">
      <style:text-properties officeooo:rsid="017cbe1b" officeooo:paragraph-rsid="017cbe1b"/>
    </style:style>
    <style:style style:name="P224" style:family="paragraph" style:parent-style-name="Table_20_Contents">
      <style:text-properties officeooo:rsid="00f7ef49" officeooo:paragraph-rsid="017e793b"/>
    </style:style>
    <style:style style:name="P225" style:family="paragraph" style:parent-style-name="Contents_20_1">
      <style:paragraph-properties>
        <style:tab-stops>
          <style:tab-stop style:position="6.9252in" style:type="right" style:leader-style="dotted" style:leader-text="."/>
        </style:tab-stops>
      </style:paragraph-properties>
    </style:style>
    <style:style style:name="P226" style:family="paragraph" style:parent-style-name="Contents_20_2">
      <style:paragraph-properties>
        <style:tab-stops>
          <style:tab-stop style:position="6.7283in" style:type="right" style:leader-style="dotted" style:leader-text="."/>
        </style:tab-stops>
      </style:paragraph-properties>
    </style:style>
    <style:style style:name="P227" style:family="paragraph" style:parent-style-name="Contents_20_3">
      <style:paragraph-properties>
        <style:tab-stops>
          <style:tab-stop style:position="6.5319in" style:type="right" style:leader-style="dotted" style:leader-text="."/>
        </style:tab-stops>
      </style:paragraph-properties>
    </style:style>
    <style:style style:name="P228" style:family="paragraph" style:parent-style-name="Text_20_body" style:list-style-name="L1">
      <style:text-properties officeooo:rsid="00e6164c" officeooo:paragraph-rsid="00e6164c"/>
    </style:style>
    <style:style style:name="P229" style:family="paragraph" style:parent-style-name="Text_20_body" style:list-style-name="L1">
      <style:text-properties officeooo:rsid="00fbebad" officeooo:paragraph-rsid="00fbebad"/>
    </style:style>
    <style:style style:name="P230" style:family="paragraph" style:parent-style-name="Text_20_body" style:list-style-name="L2">
      <style:text-properties officeooo:rsid="00132f0c" officeooo:paragraph-rsid="00132f0c"/>
    </style:style>
    <style:style style:name="P231"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32"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33"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34"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35"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36"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37"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38"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39" style:family="paragraph" style:parent-style-name="Text_20_body" style:list-style-name="L2">
      <style:text-properties fo:font-variant="normal" fo:text-transform="none" fo:color="#333333" fo:letter-spacing="normal" officeooo:rsid="00b52f72" officeooo:paragraph-rsid="00b52f72"/>
    </style:style>
    <style:style style:name="P240"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41" style:family="paragraph" style:parent-style-name="Text_20_body" style:list-style-name="L2">
      <style:text-properties officeooo:rsid="0043d94a" officeooo:paragraph-rsid="0043d94a"/>
    </style:style>
    <style:style style:name="P242" style:family="paragraph" style:parent-style-name="Text_20_body" style:list-style-name="L3">
      <style:text-properties officeooo:rsid="0011c299" officeooo:paragraph-rsid="0011c299"/>
    </style:style>
    <style:style style:name="P243" style:family="paragraph" style:parent-style-name="Text_20_body" style:list-style-name="">
      <style:text-properties officeooo:rsid="00d13c21" officeooo:paragraph-rsid="01235ea9"/>
    </style:style>
    <style:style style:name="P244" style:family="paragraph" style:parent-style-name="Text_20_body" style:list-style-name="L6">
      <style:text-properties officeooo:rsid="00d51d2c" officeooo:paragraph-rsid="016757a3"/>
    </style:style>
    <style:style style:name="P245" style:family="paragraph" style:parent-style-name="Text_20_body" style:list-style-name="L6">
      <style:text-properties officeooo:rsid="01765f38" officeooo:paragraph-rsid="01765f38"/>
    </style:style>
    <style:style style:name="P246" style:family="paragraph" style:parent-style-name="Text_20_body">
      <style:text-properties officeooo:rsid="017a8fbb" officeooo:paragraph-rsid="017a8fbb"/>
    </style:style>
    <style:style style:name="P247" style:family="paragraph" style:parent-style-name="Heading_20_1" style:list-style-name=""/>
    <style:style style:name="P248" style:family="paragraph" style:parent-style-name="Heading_20_1" style:list-style-name="">
      <style:text-properties officeooo:rsid="0043c693" officeooo:paragraph-rsid="0043c693"/>
    </style:style>
    <style:style style:name="P249" style:family="paragraph" style:parent-style-name="Heading_20_1" style:list-style-name="">
      <style:text-properties officeooo:rsid="0011c299" officeooo:paragraph-rsid="0011c299"/>
    </style:style>
    <style:style style:name="P250" style:family="paragraph" style:parent-style-name="Heading_20_1" style:list-style-name="">
      <style:text-properties officeooo:rsid="000b7895" officeooo:paragraph-rsid="000b7895"/>
    </style:style>
    <style:style style:name="P251" style:family="paragraph" style:parent-style-name="Heading_20_1" style:list-style-name="">
      <style:text-properties officeooo:rsid="00c30183" officeooo:paragraph-rsid="00c30183"/>
    </style:style>
    <style:style style:name="P252" style:family="paragraph" style:parent-style-name="Heading_20_1">
      <style:paragraph-properties fo:break-before="page"/>
    </style:style>
    <style:style style:name="P253" style:family="paragraph" style:parent-style-name="Heading_20_1">
      <style:paragraph-properties fo:break-before="page"/>
      <style:text-properties officeooo:rsid="0043c693" officeooo:paragraph-rsid="0043c693"/>
    </style:style>
    <style:style style:name="P254" style:family="paragraph" style:parent-style-name="Heading_20_1">
      <style:paragraph-properties fo:break-before="page"/>
      <style:text-properties officeooo:rsid="0011c299" officeooo:paragraph-rsid="0011c299"/>
    </style:style>
    <style:style style:name="P255" style:family="paragraph" style:parent-style-name="Heading_20_1">
      <style:paragraph-properties fo:break-before="page"/>
      <style:text-properties officeooo:rsid="000b7895" officeooo:paragraph-rsid="000b7895"/>
    </style:style>
    <style:style style:name="P256" style:family="paragraph" style:parent-style-name="Heading_20_1" style:list-style-name="">
      <style:paragraph-properties fo:break-before="page"/>
      <style:text-properties officeooo:rsid="00c30183" officeooo:paragraph-rsid="00c30183"/>
    </style:style>
    <style:style style:name="P257" style:family="paragraph" style:parent-style-name="Heading_20_1">
      <style:paragraph-properties fo:break-before="page"/>
      <style:text-properties officeooo:rsid="00134fd0" officeooo:paragraph-rsid="00134fd0"/>
    </style:style>
    <style:style style:name="P258" style:family="paragraph" style:parent-style-name="Heading_20_3">
      <style:text-properties officeooo:rsid="003dca8f" officeooo:paragraph-rsid="003dca8f"/>
    </style:style>
    <style:style style:name="P259" style:family="paragraph" style:parent-style-name="Heading_20_3">
      <style:text-properties officeooo:rsid="004a8ddf" officeooo:paragraph-rsid="004a8ddf"/>
    </style:style>
    <style:style style:name="P260" style:family="paragraph" style:parent-style-name="Heading_20_3">
      <style:text-properties officeooo:rsid="002ec711" officeooo:paragraph-rsid="00274e77"/>
    </style:style>
    <style:style style:name="P261" style:family="paragraph" style:parent-style-name="Heading_20_3">
      <style:text-properties officeooo:rsid="00ec4c35" officeooo:paragraph-rsid="010b02ee"/>
    </style:style>
    <style:style style:name="P262" style:family="paragraph" style:parent-style-name="Heading_20_3">
      <style:text-properties officeooo:rsid="00eccd4f" officeooo:paragraph-rsid="010b02ee"/>
    </style:style>
    <style:style style:name="P263" style:family="paragraph" style:parent-style-name="Heading_20_3">
      <style:text-properties officeooo:rsid="004574fe" officeooo:paragraph-rsid="010df24e"/>
    </style:style>
    <style:style style:name="P264" style:family="paragraph" style:parent-style-name="Heading_20_3">
      <style:text-properties fo:font-weight="normal" officeooo:rsid="004574fe" officeooo:paragraph-rsid="010df24e" style:font-weight-asian="normal" style:font-weight-complex="normal"/>
    </style:style>
    <style:style style:name="P265" style:family="paragraph" style:parent-style-name="Heading_20_3">
      <style:text-properties fo:font-weight="normal" officeooo:rsid="0047e7fd" officeooo:paragraph-rsid="010df24e" style:font-weight-asian="normal" style:font-weight-complex="normal"/>
    </style:style>
    <style:style style:name="P266" style:family="paragraph" style:parent-style-name="Heading_20_3">
      <style:text-properties fo:font-weight="normal" officeooo:rsid="00b56b9a" officeooo:paragraph-rsid="015d85cb" style:font-weight-asian="normal" style:font-weight-complex="normal"/>
    </style:style>
    <style:style style:name="P267" style:family="paragraph" style:parent-style-name="Heading_20_3">
      <style:text-properties fo:font-weight="normal" officeooo:rsid="0076a0f9" officeooo:paragraph-rsid="0160bac8" style:font-weight-asian="normal" style:font-weight-complex="normal"/>
    </style:style>
    <style:style style:name="P268" style:family="paragraph" style:parent-style-name="Heading_20_3">
      <style:text-properties officeooo:rsid="007d7c2a" officeooo:paragraph-rsid="010df24e"/>
    </style:style>
    <style:style style:name="P269" style:family="paragraph" style:parent-style-name="Heading_20_3">
      <style:text-properties officeooo:rsid="00a1648e" officeooo:paragraph-rsid="0128dd59"/>
    </style:style>
    <style:style style:name="P270" style:family="paragraph" style:parent-style-name="Heading_20_3">
      <style:text-properties officeooo:rsid="00a2e375" officeooo:paragraph-rsid="0128dd59"/>
    </style:style>
    <style:style style:name="P271" style:family="paragraph" style:parent-style-name="Heading_20_3">
      <style:text-properties officeooo:rsid="00a4e960" officeooo:paragraph-rsid="0128dd59"/>
    </style:style>
    <style:style style:name="P272" style:family="paragraph" style:parent-style-name="Heading_20_3">
      <style:text-properties officeooo:paragraph-rsid="01235ea9"/>
    </style:style>
    <style:style style:name="P273" style:family="paragraph" style:parent-style-name="Heading_20_3">
      <style:text-properties officeooo:rsid="00d052dc" officeooo:paragraph-rsid="01235ea9"/>
    </style:style>
    <style:style style:name="P274" style:family="paragraph" style:parent-style-name="Heading_20_3">
      <style:text-properties officeooo:rsid="00efb10b" officeooo:paragraph-rsid="00efb10b"/>
    </style:style>
    <style:style style:name="P275" style:family="paragraph" style:parent-style-name="Heading_20_3">
      <style:text-properties officeooo:rsid="00bee800" officeooo:paragraph-rsid="010705ab"/>
    </style:style>
    <style:style style:name="P276" style:family="paragraph" style:parent-style-name="Heading_20_3">
      <style:text-properties officeooo:rsid="00b2402e" officeooo:paragraph-rsid="01093483"/>
    </style:style>
    <style:style style:name="P277" style:family="paragraph" style:parent-style-name="Heading_20_3">
      <style:text-properties officeooo:rsid="00655185" officeooo:paragraph-rsid="01378ef0"/>
    </style:style>
    <style:style style:name="P278" style:family="paragraph" style:parent-style-name="Heading_20_3">
      <style:text-properties officeooo:rsid="0065f9b2" officeooo:paragraph-rsid="0138ba30"/>
    </style:style>
    <style:style style:name="P279" style:family="paragraph" style:parent-style-name="Heading_20_3" style:list-style-name="">
      <style:text-properties officeooo:rsid="00693555" officeooo:paragraph-rsid="013ec85c"/>
    </style:style>
    <style:style style:name="P280" style:family="paragraph" style:parent-style-name="Heading_20_3">
      <style:text-properties officeooo:rsid="00e13af0" officeooo:paragraph-rsid="013fe7e7"/>
    </style:style>
    <style:style style:name="P281" style:family="paragraph" style:parent-style-name="Heading_20_3">
      <style:text-properties officeooo:rsid="006b3769" officeooo:paragraph-rsid="0141778a"/>
    </style:style>
    <style:style style:name="P282" style:family="paragraph" style:parent-style-name="Heading_20_3">
      <style:text-properties officeooo:rsid="00ba4a65" officeooo:paragraph-rsid="0142eef3"/>
    </style:style>
    <style:style style:name="P283" style:family="paragraph" style:parent-style-name="Heading_20_3" style:list-style-name="">
      <style:text-properties officeooo:rsid="006f052a" officeooo:paragraph-rsid="01445e7d"/>
    </style:style>
    <style:style style:name="P284" style:family="paragraph" style:parent-style-name="Heading_20_3">
      <style:text-properties officeooo:rsid="00f7ef49" officeooo:paragraph-rsid="017e793b"/>
    </style:style>
    <style:style style:name="P285" style:family="paragraph" style:parent-style-name="Heading_20_3">
      <style:text-properties officeooo:rsid="00aa9f2c" officeooo:paragraph-rsid="01474880"/>
    </style:style>
    <style:style style:name="P286" style:family="paragraph" style:parent-style-name="Heading_20_3" style:list-style-name="">
      <style:text-properties officeooo:rsid="00830e01" officeooo:paragraph-rsid="014b8495"/>
    </style:style>
    <style:style style:name="P287" style:family="paragraph" style:parent-style-name="Heading_20_3">
      <style:text-properties officeooo:rsid="008bd238" officeooo:paragraph-rsid="014c6700"/>
    </style:style>
    <style:style style:name="P288" style:family="paragraph" style:parent-style-name="Heading_20_3">
      <style:text-properties officeooo:rsid="008e6c62" officeooo:paragraph-rsid="014f64b1"/>
    </style:style>
    <style:style style:name="P289" style:family="paragraph" style:parent-style-name="Heading_20_3">
      <style:text-properties officeooo:rsid="008552a4" officeooo:paragraph-rsid="014fd4b8"/>
    </style:style>
    <style:style style:name="P290" style:family="paragraph" style:parent-style-name="Heading_20_3" style:list-style-name="">
      <style:text-properties officeooo:rsid="00901411" officeooo:paragraph-rsid="0155024a"/>
    </style:style>
    <style:style style:name="P291" style:family="paragraph" style:parent-style-name="Heading_20_3">
      <style:text-properties officeooo:rsid="0051d535" officeooo:paragraph-rsid="01567191"/>
    </style:style>
    <style:style style:name="P292" style:family="paragraph" style:parent-style-name="Heading_20_3">
      <style:text-properties officeooo:rsid="0054c911" officeooo:paragraph-rsid="015799e1"/>
    </style:style>
    <style:style style:name="P293" style:family="paragraph" style:parent-style-name="Heading_20_3">
      <style:text-properties officeooo:rsid="008000e7" officeooo:paragraph-rsid="015a30a2"/>
    </style:style>
    <style:style style:name="P294" style:family="paragraph" style:parent-style-name="Heading_20_3">
      <style:text-properties officeooo:rsid="0053a457" officeooo:paragraph-rsid="015ba479"/>
    </style:style>
    <style:style style:name="P295" style:family="paragraph" style:parent-style-name="Heading_20_3">
      <style:text-properties officeooo:rsid="00ac6ed5" officeooo:paragraph-rsid="01617a36"/>
    </style:style>
    <style:style style:name="P296" style:family="paragraph" style:parent-style-name="Heading_20_3">
      <style:text-properties officeooo:rsid="004ef366" officeooo:paragraph-rsid="01635699"/>
    </style:style>
    <style:style style:name="P297" style:family="paragraph" style:parent-style-name="Heading_20_3">
      <style:text-properties officeooo:rsid="00c27a23" officeooo:paragraph-rsid="0167203d"/>
    </style:style>
    <style:style style:name="P298" style:family="paragraph" style:parent-style-name="Heading_20_3">
      <style:text-properties officeooo:rsid="00d5228e" officeooo:paragraph-rsid="016757a3"/>
    </style:style>
    <style:style style:name="P299" style:family="paragraph" style:parent-style-name="Heading_20_3">
      <style:text-properties officeooo:rsid="00d5228e" officeooo:paragraph-rsid="0178edec"/>
    </style:style>
    <style:style style:name="P300" style:family="paragraph" style:parent-style-name="Heading_20_3" style:list-style-name="">
      <style:text-properties officeooo:rsid="00d781d0" officeooo:paragraph-rsid="0168dd62"/>
    </style:style>
    <style:style style:name="P301" style:family="paragraph" style:parent-style-name="Heading_20_3">
      <style:text-properties officeooo:rsid="017a8fbb" officeooo:paragraph-rsid="017a8fbb"/>
    </style:style>
    <style:style style:name="P302" style:family="paragraph" style:parent-style-name="Heading_20_3">
      <style:text-properties officeooo:rsid="00d5c214" officeooo:paragraph-rsid="016a7ea0"/>
    </style:style>
    <style:style style:name="P303" style:family="paragraph" style:parent-style-name="Heading_20_3">
      <style:text-properties officeooo:rsid="00dce7ba" officeooo:paragraph-rsid="016fd4b0"/>
    </style:style>
    <style:style style:name="P304" style:family="paragraph" style:parent-style-name="Heading_20_3">
      <style:text-properties officeooo:paragraph-rsid="0173e309"/>
    </style:style>
    <style:style style:name="P305" style:family="paragraph" style:parent-style-name="Heading_20_3">
      <style:text-properties officeooo:rsid="00e577e4" officeooo:paragraph-rsid="0174b04b"/>
    </style:style>
    <style:style style:name="P306" style:family="paragraph" style:parent-style-name="Heading_20_3">
      <style:text-properties officeooo:rsid="00d77829" officeooo:paragraph-rsid="0177d0a3"/>
    </style:style>
    <style:style style:name="P307" style:family="paragraph" style:parent-style-name="Heading_20_3">
      <style:paragraph-properties fo:break-before="page"/>
      <style:text-properties officeooo:rsid="00cdc40d" officeooo:paragraph-rsid="01235ea9"/>
    </style:style>
    <style:style style:name="P308" style:family="paragraph" style:parent-style-name="Heading_20_3">
      <style:paragraph-properties fo:break-before="page"/>
      <style:text-properties officeooo:paragraph-rsid="01235ea9"/>
    </style:style>
    <style:style style:name="P309" style:family="paragraph" style:parent-style-name="Heading_20_3">
      <style:paragraph-properties fo:break-before="page"/>
      <style:text-properties officeooo:rsid="00d13c21" officeooo:paragraph-rsid="01235ea9"/>
    </style:style>
    <style:style style:name="P310" style:family="paragraph" style:parent-style-name="Heading_20_3">
      <style:paragraph-properties fo:break-before="page"/>
      <style:text-properties officeooo:rsid="00e01f8a" officeooo:paragraph-rsid="013b9698"/>
    </style:style>
    <style:style style:name="P311" style:family="paragraph" style:parent-style-name="Heading_20_3">
      <style:paragraph-properties fo:break-before="page"/>
      <style:text-properties officeooo:rsid="00693555" officeooo:paragraph-rsid="013ec85c"/>
    </style:style>
    <style:style style:name="P312" style:family="paragraph" style:parent-style-name="Heading_20_3">
      <style:paragraph-properties fo:break-before="page"/>
      <style:text-properties officeooo:rsid="006f052a" officeooo:paragraph-rsid="01445e7d"/>
    </style:style>
    <style:style style:name="P313" style:family="paragraph" style:parent-style-name="Heading_20_3">
      <style:paragraph-properties fo:break-before="page"/>
      <style:text-properties officeooo:rsid="00830e01" officeooo:paragraph-rsid="014b8495"/>
    </style:style>
    <style:style style:name="P314" style:family="paragraph" style:parent-style-name="Heading_20_3">
      <style:paragraph-properties fo:break-before="page"/>
      <style:text-properties officeooo:rsid="00901411" officeooo:paragraph-rsid="0155024a"/>
    </style:style>
    <style:style style:name="P315" style:family="paragraph" style:parent-style-name="Heading_20_3">
      <style:paragraph-properties fo:break-before="page"/>
      <style:text-properties officeooo:rsid="0053ad02" officeooo:paragraph-rsid="015a5c69"/>
    </style:style>
    <style:style style:name="P316" style:family="paragraph" style:parent-style-name="Heading_20_3">
      <style:paragraph-properties fo:break-before="page"/>
      <style:text-properties officeooo:rsid="00d781d0" officeooo:paragraph-rsid="0168dd62"/>
    </style:style>
    <style:style style:name="P317" style:family="paragraph" style:parent-style-name="Heading_20_2">
      <style:text-properties officeooo:rsid="00aa181f" officeooo:paragraph-rsid="00aa181f"/>
    </style:style>
    <style:style style:name="P318" style:family="paragraph" style:parent-style-name="Heading_20_2">
      <style:text-properties officeooo:rsid="003892d3" officeooo:paragraph-rsid="003dca8f"/>
    </style:style>
    <style:style style:name="P319" style:family="paragraph" style:parent-style-name="Heading_20_2" style:list-style-name="">
      <style:text-properties officeooo:rsid="00ec4c35" officeooo:paragraph-rsid="010b02ee"/>
    </style:style>
    <style:style style:name="P320" style:family="paragraph" style:parent-style-name="Heading_20_2" style:list-style-name="">
      <style:text-properties officeooo:rsid="00655185" officeooo:paragraph-rsid="00655185"/>
    </style:style>
    <style:style style:name="P321" style:family="paragraph" style:parent-style-name="Heading_20_2">
      <style:paragraph-properties fo:break-before="page"/>
      <style:text-properties officeooo:rsid="00ec4c35" officeooo:paragraph-rsid="010b02ee"/>
    </style:style>
    <style:style style:name="P322" style:family="paragraph" style:parent-style-name="Heading_20_2">
      <style:paragraph-properties fo:break-before="page"/>
      <style:text-properties officeooo:rsid="004574fe" officeooo:paragraph-rsid="010df24e"/>
    </style:style>
    <style:style style:name="P323" style:family="paragraph" style:parent-style-name="Heading_20_2">
      <style:paragraph-properties fo:break-before="page"/>
      <style:text-properties officeooo:rsid="009e2b7a" officeooo:paragraph-rsid="0128dd59"/>
    </style:style>
    <style:style style:name="P324" style:family="paragraph" style:parent-style-name="Heading_20_2">
      <style:paragraph-properties fo:break-before="page"/>
      <style:text-properties officeooo:rsid="00ca9cea" officeooo:paragraph-rsid="01235ea9"/>
    </style:style>
    <style:style style:name="P325" style:family="paragraph" style:parent-style-name="Heading_20_2">
      <style:paragraph-properties fo:break-before="page"/>
      <style:text-properties officeooo:rsid="00655185" officeooo:paragraph-rsid="00655185"/>
    </style:style>
    <style:style style:name="P326" style:family="paragraph" style:parent-style-name="Heading_20_2">
      <style:paragraph-properties fo:break-before="page"/>
      <style:text-properties officeooo:rsid="004e4358" officeooo:paragraph-rsid="01567191"/>
    </style:style>
    <style:style style:name="P327" style:family="paragraph" style:parent-style-name="Heading_20_2">
      <style:paragraph-properties fo:break-before="page"/>
      <style:text-properties officeooo:rsid="00d51d2c" officeooo:paragraph-rsid="016757a3"/>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5"><text:a xlink:type="simple" xlink:href="#__RefHeading__1149_221192023" text:style-name="Index_20_Link" text:visited-style-name="Index_20_Link">About WebTools<text:tab/>3</text:a></text:p>
          <text:p text:style-name="P226"><text:a xlink:type="simple" xlink:href="#__RefHeading___Toc2871_114428507" text:style-name="Index_20_Link" text:visited-style-name="Index_20_Link">Functions<text:tab/>3</text:a></text:p>
          <text:p text:style-name="P226"><text:a xlink:type="simple" xlink:href="#__RefHeading__1973_2070553860" text:style-name="Index_20_Link" text:visited-style-name="Index_20_Link">Known Issues<text:tab/>3</text:a></text:p>
          <text:p text:style-name="P225"><text:a xlink:type="simple" xlink:href="#__RefHeading__131_1252382565" text:style-name="Index_20_Link" text:visited-style-name="Index_20_Link">About the API<text:tab/>4</text:a></text:p>
          <text:p text:style-name="P225"><text:a xlink:type="simple" xlink:href="#__RefHeading__133_1252382565" text:style-name="Index_20_Link" text:visited-style-name="Index_20_Link">Credits<text:tab/>5</text:a></text:p>
          <text:p text:style-name="P225"><text:a xlink:type="simple" xlink:href="#__RefHeading__135_1252382565" text:style-name="Index_20_Link" text:visited-style-name="Index_20_Link">License<text:tab/>6</text:a></text:p>
          <text:p text:style-name="P225"><text:a xlink:type="simple" xlink:href="#__RefHeading__107_1252382565" text:style-name="Index_20_Link" text:visited-style-name="Index_20_Link">Preword<text:tab/>7</text:a></text:p>
          <text:p text:style-name="P225"><text:a xlink:type="simple" xlink:href="#__RefHeading__129_1252382565" text:style-name="Index_20_Link" text:visited-style-name="Index_20_Link">Storage<text:tab/>8</text:a></text:p>
          <text:p text:style-name="P225"><text:a xlink:type="simple" xlink:href="#__RefHeading__2296_917900238" text:style-name="Index_20_Link" text:visited-style-name="Index_20_Link">Debug<text:tab/>9</text:a></text:p>
          <text:p text:style-name="P225"><text:a xlink:type="simple" xlink:href="#__RefHeading__137_1252382565" text:style-name="Index_20_Link" text:visited-style-name="Index_20_Link">API Usage<text:tab/>10</text:a></text:p>
          <text:p text:style-name="P226"><text:a xlink:type="simple" xlink:href="#__RefHeading__105_1252382565" text:style-name="Index_20_Link" text:visited-style-name="Index_20_Link">Get the Secret Info<text:tab/>10</text:a></text:p>
          <text:p text:style-name="P226"><text:a xlink:type="simple" xlink:href="#__RefHeading__1140_221192023" text:style-name="Index_20_Link" text:visited-style-name="Index_20_Link">Authentication<text:tab/>10</text:a></text:p>
          <text:p text:style-name="P227"><text:a xlink:type="simple" xlink:href="#__RefHeading__1142_221192023" text:style-name="Index_20_Link" text:visited-style-name="Index_20_Link">Local authentication<text:tab/>11</text:a></text:p>
          <text:p text:style-name="P227"><text:a xlink:type="simple" xlink:href="#__RefHeading__1144_221192023" text:style-name="Index_20_Link" text:visited-style-name="Index_20_Link">PlexTV authentication<text:tab/>11</text:a></text:p>
          <text:p text:style-name="P227"><text:a xlink:type="simple" xlink:href="#__RefHeading__1376_360856256" text:style-name="Index_20_Link" text:visited-style-name="Index_20_Link">Logout<text:tab/>11</text:a></text:p>
          <text:p text:style-name="P226"><text:a xlink:type="simple" xlink:href="#__RefHeading___Toc6260_1879030306" text:style-name="Index_20_Link" text:visited-style-name="Index_20_Link">WT Module<text:tab/>12</text:a></text:p>
          <text:p text:style-name="P227"><text:a xlink:type="simple" xlink:href="#__RefHeading___Toc2893_1866656145" text:style-name="Index_20_Link" text:visited-style-name="Index_20_Link">getCSS<text:tab/>12</text:a></text:p>
          <text:p text:style-name="P227"><text:a xlink:type="simple" xlink:href="#__RefHeading___Toc2939_1803620939" text:style-name="Index_20_Link" text:visited-style-name="Index_20_Link">reset<text:tab/>12</text:a></text:p>
          <text:p text:style-name="P226"><text:a xlink:type="simple" xlink:href="#__RefHeading___Toc6275_1879030306" text:style-name="Index_20_Link" text:visited-style-name="Index_20_Link">Logs Module<text:tab/>13</text:a></text:p>
          <text:p text:style-name="P227"><text:a xlink:type="simple" xlink:href="#__RefHeading__1243_372334599" text:style-name="Index_20_Link" text:visited-style-name="Index_20_Link">Listing<text:tab/>13</text:a></text:p>
          <text:p text:style-name="P227"><text:a xlink:type="simple" xlink:href="#__RefHeading__1245_372334599" text:style-name="Index_20_Link" text:visited-style-name="Index_20_Link">Show<text:tab/>13</text:a></text:p>
          <text:p text:style-name="P227"><text:a xlink:type="simple" xlink:href="#__RefHeading__1247_372334599" text:style-name="Index_20_Link" text:visited-style-name="Index_20_Link">Download<text:tab/>14</text:a></text:p>
          <text:p text:style-name="P227"><text:a xlink:type="simple" xlink:href="#__RefHeading__1249_372334599" text:style-name="Index_20_Link" text:visited-style-name="Index_20_Link">Download entire log directory as a zip<text:tab/>14</text:a></text:p>
          <text:p text:style-name="P227"><text:a xlink:type="simple" xlink:href="#__RefHeading__3155_2138859710" text:style-name="Index_20_Link" text:visited-style-name="Index_20_Link">Entry<text:tab/>14</text:a></text:p>
          <text:p text:style-name="P226"><text:a xlink:type="simple" xlink:href="#__RefHeading___Toc4073_754688734" text:style-name="Index_20_Link" text:visited-style-name="Index_20_Link">Settings Module<text:tab/>15</text:a></text:p>
          <text:p text:style-name="P227"><text:a xlink:type="simple" xlink:href="#__RefHeading__1847_1969542338" text:style-name="Index_20_Link" text:visited-style-name="Index_20_Link">getSettings<text:tab/>15</text:a></text:p>
          <text:p text:style-name="P227"><text:a xlink:type="simple" xlink:href="#__RefHeading__1849_1969542338" text:style-name="Index_20_Link" text:visited-style-name="Index_20_Link">setSetting<text:tab/>15</text:a></text:p>
          <text:p text:style-name="P227"><text:a xlink:type="simple" xlink:href="#__RefHeading__1966_1323427390" text:style-name="Index_20_Link" text:visited-style-name="Index_20_Link">Change Password<text:tab/>16</text:a></text:p>
          <text:p text:style-name="P226"><text:a xlink:type="simple" xlink:href="#__RefHeading___Toc4058_754688734" text:style-name="Index_20_Link" text:visited-style-name="Index_20_Link">Language Module<text:tab/>17</text:a></text:p>
          <text:p text:style-name="P227"><text:a xlink:type="simple" xlink:href="#__RefHeading___Toc2341_2133117721" text:style-name="Index_20_Link" text:visited-style-name="Index_20_Link">getCountryCodes<text:tab/>17</text:a></text:p>
          <text:p text:style-name="P227"><text:a xlink:type="simple" xlink:href="#__RefHeading___Toc2343_2133117721" text:style-name="Index_20_Link" text:visited-style-name="Index_20_Link">getMatch<text:tab/>17</text:a></text:p>
          <text:p text:style-name="P227"><text:a xlink:type="simple" xlink:href="#__RefHeading___Toc2345_2133117721" text:style-name="Index_20_Link" text:visited-style-name="Index_20_Link">getLangCodeList<text:tab/>18</text:a></text:p>
          <text:p text:style-name="P227"><text:a xlink:type="simple" xlink:href="#__RefHeading___Toc2349_2133117721" text:style-name="Index_20_Link" text:visited-style-name="Index_20_Link">getCodeLangList<text:tab/>19</text:a></text:p>
          <text:p text:style-name="P227"><text:a xlink:type="simple" xlink:href="#__RefHeading___Toc2466_1859005996" text:style-name="Index_20_Link" text:visited-style-name="Index_20_Link">getLangCode3List<text:tab/>20</text:a></text:p>
          <text:p text:style-name="P227"><text:a xlink:type="simple" xlink:href="#__RefHeading___Toc2468_1859005996" text:style-name="Index_20_Link" text:visited-style-name="Index_20_Link">get3CodeLangList<text:tab/>21</text:a></text:p>
          <text:p text:style-name="P226"><text:a xlink:type="simple" xlink:href="#__RefHeading__1760_1533813955" text:style-name="Index_20_Link" text:visited-style-name="Index_20_Link">PMS Module<text:tab/>22</text:a></text:p>
          <text:p text:style-name="P227"><text:a xlink:type="simple" xlink:href="#__RefHeading___Toc2959_2022608021" text:style-name="Index_20_Link" text:visited-style-name="Index_20_Link">search<text:tab/>22</text:a></text:p>
          <text:p text:style-name="P227"><text:a xlink:type="simple" xlink:href="#__RefHeading___Toc6249_1879030306" text:style-name="Index_20_Link" text:visited-style-name="Index_20_Link">uploadFile<text:tab/>22</text:a></text:p>
          <text:p text:style-name="P227"><text:a xlink:type="simple" xlink:href="#__RefHeading___Toc6253_1879030306" text:style-name="Index_20_Link" text:visited-style-name="Index_20_Link">getAllBundleInfo<text:tab/>23</text:a></text:p>
          <text:p text:style-name="P227"><text:a xlink:type="simple" xlink:href="#__RefHeading___Toc4085_754688734" text:style-name="Index_20_Link" text:visited-style-name="Index_20_Link">getSectionsList<text:tab/>24</text:a></text:p>
          <text:p text:style-name="P227"><text:a xlink:type="simple" xlink:href="#__RefHeading___Toc4089_754688734" text:style-name="Index_20_Link" text:visited-style-name="Index_20_Link">getSectionSize<text:tab/>24</text:a></text:p>
          <text:p text:style-name="P227"><text:soft-page-break/><text:a xlink:type="simple" xlink:href="#__RefHeading___Toc4093_754688734" text:style-name="Index_20_Link" text:visited-style-name="Index_20_Link">getSectionLetterList<text:tab/>25</text:a></text:p>
          <text:p text:style-name="P227"><text:a xlink:type="simple" xlink:href="#__RefHeading___Toc4097_754688734" text:style-name="Index_20_Link" text:visited-style-name="Index_20_Link">getSection<text:tab/>26</text:a></text:p>
          <text:p text:style-name="P227"><text:a xlink:type="simple" xlink:href="#__RefHeading___Toc4102_754688734" text:style-name="Index_20_Link" text:visited-style-name="Index_20_Link">getSectionByLetter<text:tab/>27</text:a></text:p>
          <text:p text:style-name="P227"><text:a xlink:type="simple" xlink:href="#__RefHeading___Toc4108_754688734" text:style-name="Index_20_Link" text:visited-style-name="Index_20_Link">getSubtitles<text:tab/>27</text:a></text:p>
          <text:p text:style-name="P227"><text:a xlink:type="simple" xlink:href="#__RefHeading___Toc4112_754688734" text:style-name="Index_20_Link" text:visited-style-name="Index_20_Link">getParts<text:tab/>28</text:a></text:p>
          <text:p text:style-name="P227"><text:a xlink:type="simple" xlink:href="#__RefHeading___Toc4115_754688734" text:style-name="Index_20_Link" text:visited-style-name="Index_20_Link">showSubtitle<text:tab/>29</text:a></text:p>
          <text:p text:style-name="P227"><text:a xlink:type="simple" xlink:href="#__RefHeading___Toc6315_645251985" text:style-name="Index_20_Link" text:visited-style-name="Index_20_Link">Download Subtitle<text:tab/>29</text:a></text:p>
          <text:p text:style-name="P227"><text:a xlink:type="simple" xlink:href="#__RefHeading___Toc4118_754688734" text:style-name="Index_20_Link" text:visited-style-name="Index_20_Link">delBundle<text:tab/>29</text:a></text:p>
          <text:p text:style-name="P227"><text:a xlink:type="simple" xlink:href="#__RefHeading___Toc4122_754688734" text:style-name="Index_20_Link" text:visited-style-name="Index_20_Link">TV-Show Size<text:tab/>30</text:a></text:p>
          <text:p text:style-name="P227"><text:a xlink:type="simple" xlink:href="#__RefHeading___Toc4126_754688734" text:style-name="Index_20_Link" text:visited-style-name="Index_20_Link">TV-Shows Seasons<text:tab/>30</text:a></text:p>
          <text:p text:style-name="P227"><text:a xlink:type="simple" xlink:href="#__RefHeading___Toc4130_754688734" text:style-name="Index_20_Link" text:visited-style-name="Index_20_Link">TV-Shows Season<text:tab/>31</text:a></text:p>
          <text:p text:style-name="P227"><text:a xlink:type="simple" xlink:href="#__RefHeading___Toc4134_754688734" text:style-name="Index_20_Link" text:visited-style-name="Index_20_Link">TV-Show Contents<text:tab/>32</text:a></text:p>
          <text:p text:style-name="P227"><text:a xlink:type="simple" xlink:href="#__RefHeading___Toc4139_754688734" text:style-name="Index_20_Link" text:visited-style-name="Index_20_Link">Delete Subtitle<text:tab/>33</text:a></text:p>
          <text:p text:style-name="P226"><text:a xlink:type="simple" xlink:href="#__RefHeading___Toc5272_270343148" text:style-name="Index_20_Link" text:visited-style-name="Index_20_Link">Git module<text:tab/>34</text:a></text:p>
          <text:p text:style-name="P227"><text:a xlink:type="simple" xlink:href="#__RefHeading___Toc5274_270343148" text:style-name="Index_20_Link" text:visited-style-name="Index_20_Link">List<text:tab/>34</text:a></text:p>
          <text:p text:style-name="P227"><text:a xlink:type="simple" xlink:href="#__RefHeading___Toc5278_270343148" text:style-name="Index_20_Link" text:visited-style-name="Index_20_Link">getReleaseInfo<text:tab/>35</text:a></text:p>
          <text:p text:style-name="P227"><text:a xlink:type="simple" xlink:href="#__RefHeading___Toc5281_270343148" text:style-name="Index_20_Link" text:visited-style-name="Index_20_Link">uasTypes<text:tab/>36</text:a></text:p>
          <text:p text:style-name="P227"><text:a xlink:type="simple" xlink:href="#__RefHeading___Toc5284_270343148" text:style-name="Index_20_Link" text:visited-style-name="Index_20_Link">getListofBundles<text:tab/>38</text:a></text:p>
          <text:p text:style-name="P227"><text:a xlink:type="simple" xlink:href="#__RefHeading___Toc5289_270343148" text:style-name="Index_20_Link" text:visited-style-name="Index_20_Link">getLastUpdateTime<text:tab/>38</text:a></text:p>
          <text:p text:style-name="P227"><text:a xlink:type="simple" xlink:href="#__RefHeading___Toc5292_270343148" text:style-name="Index_20_Link" text:visited-style-name="Index_20_Link">getUpdateList<text:tab/>39</text:a></text:p>
          <text:p text:style-name="P227"><text:a xlink:type="simple" xlink:href="#__RefHeading___Toc18724_270343148" text:style-name="Index_20_Link" text:visited-style-name="Index_20_Link">updateUASCache<text:tab/>40</text:a></text:p>
          <text:p text:style-name="P227"><text:a xlink:type="simple" xlink:href="#__RefHeading___Toc18727_270343148" text:style-name="Index_20_Link" text:visited-style-name="Index_20_Link">Migrate<text:tab/>40</text:a></text:p>
          <text:p text:style-name="P227"><text:a xlink:type="simple" xlink:href="#__RefHeading___Toc18732_270343148" text:style-name="Index_20_Link" text:visited-style-name="Index_20_Link">Install/Update<text:tab/>41</text:a></text:p>
          <text:p text:style-name="P227"><text:a xlink:type="simple" xlink:href="#__RefHeading___Toc18935_270343148" text:style-name="Index_20_Link" text:visited-style-name="Index_20_Link">WTUpgrade<text:tab/>41</text:a></text:p>
          <text:p text:style-name="P226"><text:a xlink:type="simple" xlink:href="#__RefHeading___Toc18940_270343148" text:style-name="Index_20_Link" text:visited-style-name="Index_20_Link">findMedia Module<text:tab/>43</text:a></text:p>
          <text:p text:style-name="P227"><text:a xlink:type="simple" xlink:href="#__RefHeading___Toc18943_270343148" text:style-name="Index_20_Link" text:visited-style-name="Index_20_Link">getSectionsList<text:tab/>44</text:a></text:p>
          <text:p text:style-name="P227"><text:a xlink:type="simple" xlink:href="#__RefHeading___Toc6203_645251985" text:style-name="Index_20_Link" text:visited-style-name="Index_20_Link">getSettings<text:tab/>45</text:a></text:p>
          <text:p text:style-name="P227"><text:a xlink:type="simple" xlink:href="#__RefHeading___Toc6205_645251985" text:style-name="Index_20_Link" text:visited-style-name="Index_20_Link">setSettings<text:tab/>45</text:a></text:p>
          <text:p text:style-name="P227"><text:a xlink:type="simple" xlink:href="#__RefHeading___Toc18946_270343148" text:style-name="Index_20_Link" text:visited-style-name="Index_20_Link">resetSettings<text:tab/>45</text:a></text:p>
          <text:p text:style-name="P227"><text:a xlink:type="simple" xlink:href="#__RefHeading___Toc6190_645251985" text:style-name="Index_20_Link" text:visited-style-name="Index_20_Link">getStatus<text:tab/>46</text:a></text:p>
          <text:p text:style-name="P227"><text:a xlink:type="simple" xlink:href="#__RefHeading___Toc6193_645251985" text:style-name="Index_20_Link" text:visited-style-name="Index_20_Link">getResult<text:tab/>46</text:a></text:p>
          <text:p text:style-name="P227"><text:a xlink:type="simple" xlink:href="#__RefHeading___Toc6196_645251985" text:style-name="Index_20_Link" text:visited-style-name="Index_20_Link">Abort<text:tab/>46</text:a></text:p>
          <text:p text:style-name="P227"><text:a xlink:type="simple" xlink:href="#__RefHeading___Toc6200_645251985" text:style-name="Index_20_Link" text:visited-style-name="Index_20_Link">scanSection<text:tab/>47</text:a></text:p>
        </text:index-body>
      </text:table-of-content>
      <text:p text:style-name="P1"/>
      <text:h text:style-name="P248" text:outline-level="1"/>
      <text:h text:style-name="P253" text:outline-level="1"><text:bookmark-start text:name="__RefHeading__1149_221192023"/>About WebTools<text:bookmark-end text:name="__RefHeading__1149_221192023"/></text:h>
      <text:p text:style-name="P16">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1">Currently, the backend API contains the following main functions:</text:p>
      <text:list xml:id="list8828809856826472428" text:style-name="L1">
        <text:list-item>
          <text:p text:style-name="P228">Logs</text:p>
          <text:list>
            <text:list-item>
              <text:p text:style-name="P228">This module allows management and downloads of log files</text:p>
            </text:list-item>
          </text:list>
        </text:list-item>
        <text:list-item>
          <text:p text:style-name="P228">Subtitles</text:p>
          <text:list>
            <text:list-item>
              <text:p text:style-name="P228">Subtitles can be manipulated via the combo of the PMS and the Language module</text:p>
            </text:list-item>
          </text:list>
        </text:list-item>
        <text:list-item>
          <text:p text:style-name="P228">UAS2</text:p>
          <text:list>
            <text:list-item>
              <text:p text:style-name="P228">UAS2 is mostly handled by the GIT module</text:p>
            </text:list-item>
          </text:list>
        </text:list-item>
        <text:list-item>
          <text:p text:style-name="P228">FindMedia</text:p>
          <text:list>
            <text:list-item>
              <text:p text:style-name="P228">FindMedia function is handled by the combo of FindMedia and PMS modules</text:p>
            </text:list-item>
          </text:list>
        </text:list-item>
        <text:list-item>
          <text:p text:style-name="P229">JsonExport</text:p>
          <text:list>
            <text:list-item>
              <text:p text:style-name="P229">JsonExport will export media info into a json file located right next to the media</text:p>
            </text:list-item>
            <text:list-item>
              <text:p text:style-name="P229">Selected Fan-Art and Poster will also be extracted, and put next to the media</text:p>
            </text:list-item>
          </text:list>
        </text:list-item>
      </text:list>
      <text:h text:style-name="P317" text:outline-level="2"><text:bookmark-start text:name="__RefHeading__1973_2070553860"/>Known Issues<text:bookmark-end text:name="__RefHeading__1973_2070553860"/></text:h>
      <text:p text:style-name="P19">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9">Settings will however be saved, <text:span text:style-name="T35">and work after that.</text:span></text:p>
      <text:h text:style-name="P249" text:outline-level="1"/>
      <text:h text:style-name="P254" text:outline-level="1"><text:bookmark-start text:name="__RefHeading__131_1252382565"/>About <text:span text:style-name="T24">the API</text:span><text:bookmark-end text:name="__RefHeading__131_1252382565"/></text:h>
      <text:p text:style-name="P9">This document is for developers developing against the WebTools bundle for Plex.</text:p>
      <text:p text:style-name="P16">The document describes the current functions, that can be used by the front-end.</text:p>
      <text:p text:style-name="P16">Reason for providing this API, is to offload as much work as possible to the back-end server.</text:p>
      <text:p text:style-name="P16">API V3 is a replace for the old API, and the old API (V2) will be discontinued from V<text:span text:style-name="T122">3.2</text:span> and onwards</text:p>
      <text:h text:style-name="P249" text:outline-level="1"/>
      <text:h text:style-name="P254" text:outline-level="1"><text:bookmark-start text:name="__RefHeading__133_1252382565"/>Credits<text:bookmark-end text:name="__RefHeading__133_1252382565"/></text:h>
      <text:p text:style-name="P9">WebTools.bundle was made by the following Plex community members:</text:p>
      <text:list xml:id="list88758910968875178" text:style-name="L2">
        <text:list-item>
          <text:p text:style-name="P230">Dagalufth <text:span text:style-name="T31">(Frontend)</text:span></text:p>
        </text:list-item>
        <text:list-item>
          <text:p text:style-name="P231">omc1000 (Frontend)</text:p>
        </text:list-item>
        <text:list-item>
          <text:p text:style-name="P241">dane22 <text:span text:style-name="T31">(Backend)</text:span></text:p>
        </text:list-item>
        <text:list-item>
          <text:p text:style-name="P239">mikedm139 on GitHub (The original author of UAS)</text:p>
        </text:list-item>
        <text:list-item>
          <text:p text:style-name="P240"><text:span text:style-name="T108">trumpy81 </text:span><text:span text:style-name="T109">for providing custom CSS files, as well as the author of the helpfile</text:span></text:p>
        </text:list-item>
      </text:list>
      <text:h text:style-name="P249" text:outline-level="1"/>
      <text:h text:style-name="P254" text:outline-level="1"><text:bookmark-start text:name="__RefHeading__135_1252382565"/>License<text:bookmark-end text:name="__RefHeading__135_1252382565"/></text:h>
      <text:p text:style-name="P9">The WebTools bundle is provided as is, and everybody is granted the rights to use it as is, both commercial and personal, with the following restrictions:</text:p>
      <text:list xml:id="list2718746110638600695" text:style-name="L3">
        <text:list-item>
          <text:p text:style-name="P242">If any part of this bundle is used any where else, then a reference to this must be made visible within a license document</text:p>
        </text:list-item>
        <text:list-item>
          <text:p text:style-name="P242">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42"><text:span text:style-name="T8">Any updates to this document. </text:span><text:span text:style-name="T1">MUST</text:span><text:span text:style-name="T8"> be issued as a Pull Request against GIT of WebTools.bundle</text:span></text:p>
        </text:list-item>
        <text:list-item>
          <text:p text:style-name="P242"><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50" text:outline-level="1"/>
      <text:h text:style-name="P255" text:outline-level="1"><text:bookmark-start text:name="__RefHeading__107_1252382565"/>Preword<text:bookmark-end text:name="__RefHeading__107_1252382565"/></text:h>
      <text:p text:style-name="P7">It's important when coding against the WebTools API to always check the return code!</text:p>
      <text:h text:style-name="P247" text:outline-level="1"/>
      <text:h text:style-name="P252" text:outline-level="1"><text:bookmark-start text:name="__RefHeading__129_1252382565"/>Storage<text:bookmark-end text:name="__RefHeading__129_1252382565"/></text:h>
      <text:p text:style-name="P8">All settings are stored within Plex, in the framework dict, so if there's a need to start all over, then remember to delete the file named: “<text:span text:style-name="T17">Library/Plex Media Server/Plug-in Support/Data/com.plexapp.plugins.WebTools/Dict”</text:span></text:p>
      <text:h text:style-name="P251" text:outline-level="1"/>
      <text:h text:style-name="P256" text:outline-level="1"><text:bookmark-start text:name="__RefHeading__2296_917900238"/>Debug<text:bookmark-end text:name="__RefHeading__2296_917900238"/></text:h>
      <text:p text:style-name="P20">If a file named “debug” exist in the WebTools.bundle <text:span text:style-name="T36">root </text:span>directory, authentication <text:span text:style-name="T39">can be</text:span> disabled.</text:p>
      <text:p text:style-name="P20">This means, that if you use the login page, that you can login with every user/pwd combo</text:p>
      <text:p text:style-name="P20">If debugging via Postman, then first call will fail, but repeated calls will work. (First call will set the authentication cookie)</text:p>
      <text:p text:style-name="P27">The title shown on the GUI will reflect, that we are in debug mode, as well as this will be logged in the WebTools log file.</text:p>
      <text:p text:style-name="P28">We also have a way to override the defaults for where the UAS Repo is located, as well as which branch.</text:p>
      <text:p text:style-name="P26">Debug file is also a json file, that could look like the following:</text:p>
      <table:table table:name="Table121" table:style-name="Table121">
        <table:table-column table:style-name="Table121.A"/>
        <table:table-row>
          <table:table-cell table:style-name="Table121.A1" office:value-type="string">
            <text:p text:style-name="P143">{</text:p>
            <text:p text:style-name="P143"><text:tab/>"WT_AUTH": false, </text:p>
            <text:p text:style-name="P143"><text:tab/>"UAS_Repo": "https://github.com/ukdtom/UAS2Res", </text:p>
            <text:p text:style-name="P143"><text:tab/>"UAS_RepoBranch" : "test" <text:s text:c="10"/></text:p>
            <text:p text:style-name="P143">}</text:p>
          </table:table-cell>
        </table:table-row>
      </table:table>
      <text:p text:style-name="P26"/>
      <text:p text:style-name="P26">Above would override the UAS repo url and the branch used, <text:span text:style-name="T39">as well as indicate, if auth is enabled or not.</text:span></text:p>
      <text:h text:style-name="P257"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3">When programming against the WebTools REST API, one must remember to first of all grap the secret<text:span text:style-name="T22">s, that will provide needed info about the PMS.</text:span></text:p>
      <text:p text:style-name="P15">This is the only call that can be made without been authenticated</text:p>
      <text:p text:style-name="P13">To grap the secret, use a GET against the following URI:</text:p>
      <table:table table:name="Table10" table:style-name="Table10">
        <table:table-column table:style-name="Table10.A"/>
        <table:table-row>
          <table:table-cell table:style-name="Table10.A1" office:value-type="string">
            <text:p text:style-name="P14">/version</text:p>
          </table:table-cell>
        </table:table-row>
      </table:table>
      <text:p text:style-name="P13"/>
      <text:p text:style-name="P13">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8884309194074157420" text:style-name="L4">
        <text:list-item>
          <text:p text:style-name="P232">PlexTVOnline : The PlexTVOnline is a boolean, that indicates if the PMS is signed in to plex.tv. (If so, then we need to auth. <text:span text:style-name="T98">t</text:span>owards it with a user/pwd)</text:p>
        </text:list-item>
        <text:list-item>
          <text:p text:style-name="P233">version: <text:s/><text:span text:style-name="T111">The version is the version number of this plug-in</text:span></text:p>
        </text:list-item>
        <text:list-item>
          <text:p text:style-name="P234"><text:span text:style-name="T111">PasswordSet: </text:span>The PasswordSet is a boolean, that reflects if a <text:span text:style-name="T31">local </text:span>password is set or not. <text:span text:style-name="T31">(Used when the PMS is not authenticated towards plex.tv)</text:span></text:p>
        </text:list-item>
        <text:list-item>
          <text:p text:style-name="P236">wt_csstheme: The selected scheme to use for WT</text:p>
        </text:list-item>
      </text:list>
      <text:h text:style-name="P318"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40">/<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2">If the PMS is not online, then local authentication must be used.</text:p>
      <text:p text:style-name="P12">If this is the first time accessed, indicated in the version call by the parameter PasswordSet, then the password would be empty, and the page should prompt the user to enter a new password.</text:p>
      <text:p text:style-name="P11"><text:span text:style-name="T19">Doing so, the password </text:span>will be saved in the Dict for the bundle as Dict['password']</text:p>
      <text:p text:style-name="P11">All further attempts to access the web front-end or the REST API will req. that the user is authenticated <text:s/>with the password.</text:p>
      <text:p text:style-name="P12">If the password entered is incorrect, the REST API will return a 401 error.</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1"><text:span text:style-name="T20">The TTL for this cookie is </text:span><text:span text:style-name="T21">as long as the session lives</text:span></text:p>
      <text:h text:style-name="P258" text:outline-level="3"><text:bookmark-start text:name="__RefHeading__1144_221192023"/>PlexTV authentication<text:bookmark-end text:name="__RefHeading__1144_221192023"/></text:h>
      <text:p text:style-name="P12">When the PMS is online, we must authenticate towards plex.tv instead.</text:p>
      <text:p text:style-name="P12">If authentication fails, we'll return 401</text:p>
      <text:p text:style-name="P12">If authentication is okay, but user isn't the <text:span text:style-name="T32">server </text:span>owner, we'll return 403</text:p>
      <text:p text:style-name="P18">If authentication is okay, but the server is not registered @ plex.tv, we return 404 </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259" text:outline-level="3"><text:bookmark-start text:name="__RefHeading__1376_360856256"/>Logout <text:bookmark-end text:name="__RefHeading__1376_360856256"/></text:h>
      <text:p text:style-name="P17">To force a logout without closing the browser, simply issue a call to:</text:p>
      <table:table table:name="Table44" table:style-name="Table44">
        <table:table-column table:style-name="Table44.A"/>
        <table:table-row>
          <table:table-cell table:style-name="Table44.A1" office:value-type="string">
            <text:p text:style-name="P139">/logout</text:p>
          </table:table-cell>
        </table:table-row>
      </table:table>
      <text:p text:style-name="P124"><text:bookmark-start text:name="__RefHeading__587_841205411"/><text:bookmark-end text:name="__RefHeading__587_841205411"/></text:p>
      <text:h text:style-name="P260" text:outline-level="3"/>
      <text:p text:style-name="P10"/>
      <text:h text:style-name="P319" text:outline-level="2"/>
      <text:h text:style-name="P321" text:outline-level="2"><text:bookmark-start text:name="__RefHeading___Toc6260_1879030306"/><text:span text:style-name="T102">WT</text:span> Module<text:bookmark-end text:name="__RefHeading___Toc6260_1879030306"/></text:h>
      <text:p text:style-name="P53">This module contains basic functions to support WebTools</text:p>
      <text:h text:style-name="P261" text:outline-level="3"><text:bookmark-start text:name="__RefHeading___Toc2893_1866656145"/>getCSS<text:bookmark-end text:name="__RefHeading___Toc2893_1866656145"/></text:h>
      <text:p text:style-name="P54"/>
      <text:p text:style-name="P53">getCSS function will return a json array of the filenames contained in http/custom_themes with the ext. .css</text:p>
      <text:p text:style-name="P53">Issue a <text:span text:style-name="T44">GET</text:span> like:</text:p>
      <table:table table:name="Table116" table:style-name="Table116">
        <table:table-column table:style-name="Table116.A"/>
        <table:table-row>
          <table:table-cell table:style-name="Table116.A1" office:value-type="string">
            <text:p text:style-name="P146">/<text:span text:style-name="T44">api/v3/</text:span>wt/getCSS</text:p>
          </table:table-cell>
        </table:table-row>
      </table:table>
      <text:p text:style-name="P53"/>
      <text:p text:style-name="P53">Above would return something 200 and output like:</text:p>
      <table:table table:name="Table117" table:style-name="Table117">
        <table:table-column table:style-name="Table117.A"/>
        <table:table-row>
          <table:table-cell table:style-name="Table117.A1" office:value-type="string">
            <text:p text:style-name="P146">[</text:p>
            <text:p text:style-name="P146"><text:s text:c="4"/>"custom.css",</text:p>
            <text:p text:style-name="P146"><text:s text:c="4"/>"bootstrap.min.css"</text:p>
            <text:p text:style-name="P146">]</text:p>
          </table:table-cell>
        </table:table-row>
      </table:table>
      <text:p text:style-name="P53"/>
      <text:p text:style-name="P53">If nothing is found, we return 204 instead, without a body</text:p>
      <text:h text:style-name="P262" text:outline-level="3"><text:bookmark-start text:name="__RefHeading___Toc2939_1803620939"/>reset<text:bookmark-end text:name="__RefHeading___Toc2939_1803620939"/></text:h>
      <text:p text:style-name="P52">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47">/<text:span text:style-name="T45">api/v3/</text:span>wt/reset</text:p>
          </table:table-cell>
        </table:table-row>
      </table:table>
      <text:p text:style-name="P52"/>
      <text:p text:style-name="P52">Sadly though, we can not return anything here, since WebTools itself will be restarting, so any GUI calling this, should throw up a spinner, and wait for the login screen to be ready again.</text:p>
      <text:p text:style-name="P52">Also, the GUI should warn user before this, and also tell the user, that if using the uas module, a migrate must be preformed. </text:p>
      <text:p text:style-name="P52"/>
      <text:h text:style-name="P322" text:outline-level="2"><text:bookmark-start text:name="__RefHeading___Toc6275_1879030306"/>Logs <text:span text:style-name="T30">Module</text:span><text:bookmark-end text:name="__RefHeading___Toc6275_1879030306"/></text:h>
      <text:p text:style-name="P57">The REST API also gives you access to the PMS logfiles, and provide <text:span text:style-name="T37">4</text:span> different <text:span text:style-name="T27">methods</text:span> that can be used from an http front-end</text:p>
      <text:h text:style-name="P263" text:outline-level="3"><text:bookmark-start text:name="__RefHeading__1243_372334599"/>Listing<text:bookmark-end text:name="__RefHeading__1243_372334599"/></text:h>
      <text:p text:style-name="P57">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48"><text:span text:style-name="T25">/api/v3/logs/list</text:span><text:span text:style-name="T3">[</text:span><text:span text:style-name="T25">/</text:span><text:span text:style-name="T3">filter]</text:span></text:p>
          </table:table-cell>
        </table:table-row>
      </table:table>
      <text:p text:style-name="P57"/>
      <text:p text:style-name="P62">An optional param can be use<text:span text:style-name="T50">d</text:span> <text:span text:style-name="T50">as a filter</text:span>….See below</text:p>
      <text:p text:style-name="P57">The output will be a <text:span text:style-name="T26">formatted</text:span> output like:</text:p>
      <table:table table:name="Table38" table:style-name="Table38">
        <table:table-column table:style-name="Table38.A"/>
        <table:table-row>
          <table:table-cell table:style-name="Table38.A1" office:value-type="string">
            <text:p text:style-name="P152">[</text:p>
            <text:p text:style-name="P152"><text:s text:c="4"/>"Plex Media Server.log",</text:p>
            <text:p text:style-name="P152"><text:s text:c="4"/>"Plex Media Server.log.1",</text:p>
            <text:p text:style-name="P152"><text:s text:c="4"/>"Plex Media Server.log.2",</text:p>
            <text:p text:style-name="P152"><text:s text:c="4"/>"com.plexapp.plugins.WebTools.log",</text:p>
            <text:p text:style-name="P152"><text:s text:c="4"/>"com.plexapp.plugins.WebTools.log.1",</text:p>
            <text:p text:style-name="P152"><text:s text:c="4"/>"com.plexapp.plugins.WebTools.log.2",</text:p>
            <text:p text:style-name="P152"><text:s text:c="4"/>"com.plexapp.plugins.WebTools.log.3",</text:p>
            <text:p text:style-name="P152"><text:s text:c="4"/>"com.plexapp.plugins.WebTools.log.4",</text:p>
            <text:p text:style-name="P152"><text:s text:c="4"/>"com.plexapp.plugins.WebTools.log.5",</text:p>
            <text:p text:style-name="P152"><text:s text:c="4"/>"com.plexapp.system.log",</text:p>
            <text:p text:style-name="P152"><text:s text:c="4"/>"com.plexapp.system.log.1",</text:p>
            <text:p text:style-name="P152"><text:s text:c="4"/>"com.plexapp.system.log.2"</text:p>
            <text:p text:style-name="P152">]</text:p>
          </table:table-cell>
        </table:table-row>
      </table:table>
      <text:p text:style-name="P58"/>
      <text:p text:style-name="P59">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53">/cOM</text:p>
          </table:table-cell>
        </table:table-row>
      </table:table>
      <text:p text:style-name="P59"/>
      <text:p text:style-name="P59">Then it'll return all log files that in their names have the word com (In any case)</text:p>
      <text:p text:style-name="P59"/>
      <text:h text:style-name="P263" text:outline-level="3"><text:bookmark-start text:name="__RefHeading__1245_372334599"/>Show<text:bookmark-end text:name="__RefHeading__1245_372334599"/></text:h>
      <text:p text:style-name="P57">To show a logfile in a browser, issue a <text:span text:style-name="T53">GET</text:span> like:</text:p>
      <table:table table:name="Table39" table:style-name="Table39">
        <table:table-column table:style-name="Table39.A"/>
        <table:table-row>
          <table:table-cell table:style-name="Table39.A1" office:value-type="string">
            <text:p text:style-name="P154">/<text:span text:style-name="T47">api/v3/</text:span>logs/<text:span text:style-name="T47">s</text:span>how/<text:span text:style-name="T11">&lt;FILENAME&gt;</text:span></text:p>
          </table:table-cell>
        </table:table-row>
      </table:table>
      <text:p text:style-name="P29"/>
      <text:h text:style-name="P264" text:outline-level="3"><text:bookmark-start text:name="__RefHeading__1247_372334599"/><text:soft-page-break/>Download<text:bookmark-end text:name="__RefHeading__1247_372334599"/></text:h>
      <text:p text:style-name="P30">To download a log file, issue a <text:span text:style-name="T55">GET </text:span><text:s/>like:</text:p>
      <table:table table:name="Table40" table:style-name="Table40">
        <table:table-column table:style-name="Table40.A"/>
        <table:table-row>
          <table:table-cell table:style-name="Table40.A1" office:value-type="string">
            <text:p text:style-name="P155">/<text:span text:style-name="T48">api/v3/</text:span>logs/<text:span text:style-name="T48">d</text:span>ownload/<text:span text:style-name="T54">&lt;FILENAME&gt;</text:span></text:p>
          </table:table-cell>
        </table:table-row>
      </table:table>
      <text:p text:style-name="P30"/>
      <text:p text:style-name="P34">Remember, if the file contains spaces, to replace those with %20 etc.</text:p>
      <text:h text:style-name="P265" text:outline-level="3"><text:bookmark-start text:name="__RefHeading__1249_372334599"/>Download entire log directory as a zip<text:bookmark-end text:name="__RefHeading__1249_372334599"/></text:h>
      <text:p text:style-name="P60"><text:span text:style-name="T10">S</text:span><text:span text:style-name="T8">ame as Download, but without the fileName parameter</text:span></text:p>
      <text:p text:style-name="P31">To grap the entire log directory as a zip file, issue a get like:</text:p>
      <table:table table:name="Table41" table:style-name="Table41">
        <table:table-column table:style-name="Table41.A"/>
        <table:table-row>
          <table:table-cell table:style-name="Table41.A1" office:value-type="string">
            <text:p text:style-name="P155">/<text:span text:style-name="T48">api/v3/</text:span>logs/<text:span text:style-name="T48">d</text:span>ownload</text:p>
          </table:table-cell>
        </table:table-row>
      </table:table>
      <text:p text:style-name="P31"/>
      <text:h text:style-name="P268" text:outline-level="3"><text:bookmark-start text:name="__RefHeading__3155_2138859710"/>Entry<text:bookmark-end text:name="__RefHeading__3155_2138859710"/></text:h>
      <text:p text:style-name="P61">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56">/<text:span text:style-name="T49">api/v3/</text:span>logs/<text:span text:style-name="T49">entry</text:span></text:p>
          </table:table-cell>
        </table:table-row>
      </table:table>
      <text:p text:style-name="P32"/>
      <text:p text:style-name="P33">With a payload like:</text:p>
      <table:table table:name="Table3" table:style-name="Table3">
        <table:table-column table:style-name="Table3.A"/>
        <table:table-row>
          <table:table-cell table:style-name="Table3.A1" office:value-type="string">
            <text:p text:style-name="P157">{“text” : “Log this text”}</text:p>
          </table:table-cell>
        </table:table-row>
      </table:table>
      <text:p text:style-name="P61"/>
      <text:p text:style-name="P61">All above calls will return a 200 if okay, <text:span text:style-name="T33">and an entry will be created in the WebTools log file</text:span></text:p>
      <text:p text:style-name="P61">Entries in the log would <text:s/>be:</text:p>
      <table:table table:name="Table22" table:style-name="Table22">
        <table:table-column table:style-name="Table22.A"/>
        <table:table-row>
          <table:table-cell table:style-name="Table22.A1" office:value-type="string">
            <text:p text:style-name="P156">2015-12-10 22:41:36,420 (-b7c9470) : <text:s/>DEBUG (logs:58) - FrontEnd: hello my friend</text:p>
          </table:table-cell>
        </table:table-row>
      </table:table>
      <text:p text:style-name="P55"/>
      <text:p text:style-name="P52"/>
      <text:h text:style-name="P320" text:outline-level="2"/>
      <text:h text:style-name="P323" text:outline-level="2"><text:bookmark-start text:name="__RefHeading___Toc4073_754688734"/>Settings Module<text:bookmark-end text:name="__RefHeading___Toc4073_754688734"/></text:h>
      <text:p text:style-name="P73">The settings module allows you to store and retrieve settings, even after a restart</text:p>
      <text:p text:style-name="P73">Note: To save a setting of your own, you <text:span text:style-name="T1">MUST</text:span><text:span text:style-name="T8"> prefix the name of the variable with your plug-in name, to avoid a name clash.</text:span></text:p>
      <text:p text:style-name="P35">Core variables are:</text:p>
      <text:list xml:id="list4288837123310045687" text:style-name="L5">
        <text:list-item>
          <text:p text:style-name="P237">options_only_multiple</text:p>
        </text:list-item>
        <text:list-item>
          <text:p text:style-name="P238">options_hide_local</text:p>
        </text:list-item>
        <text:list-item>
          <text:p text:style-name="P237">items_per_page</text:p>
        </text:list-item>
        <text:list-item>
          <text:p text:style-name="P237">options_hide_integrated</text:p>
        </text:list-item>
        <text:list-item>
          <text:p text:style-name="P235">wt_csstheme</text:p>
        </text:list-item>
      </text:list>
      <text:h text:style-name="P269" text:outline-level="3"><text:bookmark-start text:name="__RefHeading__1847_1969542338"/>getSetting<text:span text:style-name="T63">s</text:span><text:bookmark-end text:name="__RefHeading__1847_1969542338"/></text:h>
      <text:p text:style-name="P74">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65">/<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4"/>
      <text:p text:style-name="P77">If optional “Name of Setting” parameter is used, only that setting is returned, and else the core settings are returned in a json.</text:p>
      <text:p text:style-name="P77"/>
      <text:p text:style-name="P74">Sample Call:</text:p>
      <table:table table:name="Table6" table:style-name="Table6">
        <table:table-column table:style-name="Table6.A"/>
        <table:table-row>
          <table:table-cell table:style-name="Table6.A1" office:value-type="string">
            <text:p text:style-name="P165">/<text:span text:style-name="T62">api/v3/</text:span>settings/getSetting/items_per_page</text:p>
          </table:table-cell>
        </table:table-row>
      </table:table>
      <text:p text:style-name="P74"/>
      <text:p text:style-name="P74">Will return status 200. and something like:</text:p>
      <table:table table:name="Table34" table:style-name="Table34">
        <table:table-column table:style-name="Table34.A"/>
        <table:table-row>
          <table:table-cell table:style-name="Table34.A1" office:value-type="string">
            <text:p text:style-name="P165">"15"</text:p>
          </table:table-cell>
        </table:table-row>
      </table:table>
      <text:p text:style-name="P74"/>
      <text:p text:style-name="P74">If the variable name is not found, we return status 404, and a body of:</text:p>
      <table:table table:name="Table35" table:style-name="Table35">
        <table:table-column table:style-name="Table35.A"/>
        <table:table-row>
          <table:table-cell table:style-name="Table35.A1" office:value-type="string">
            <text:p text:style-name="P165">"Setting not found"</text:p>
          </table:table-cell>
        </table:table-row>
      </table:table>
      <text:p text:style-name="P74"/>
      <text:h text:style-name="P270" text:outline-level="3"><text:bookmark-start text:name="__RefHeading__1849_1969542338"/><text:span text:style-name="T64">set</text:span>Setting<text:bookmark-end text:name="__RefHeading__1849_1969542338"/></text:h>
      <text:p text:style-name="P75">If you want to save a new setting, or update an existing one, issue a PUT like:</text:p>
      <table:table table:name="Table1" table:style-name="Table1">
        <table:table-column table:style-name="Table1.A"/>
        <table:table-row>
          <table:table-cell table:style-name="Table1.A1" office:value-type="string">
            <text:p text:style-name="P166">/<text:span text:style-name="T64">api/v3/</text:span>settings/<text:span text:style-name="T64">set</text:span>Setting</text:p>
          </table:table-cell>
        </table:table-row>
      </table:table>
      <text:p text:style-name="P78"><text:soft-page-break/>With a payload of:</text:p>
      <text:p text:style-name="P78">{“NameOfSetting” : “Value”}</text:p>
      <text:p text:style-name="P76">Will return 200 with a body of:</text:p>
      <table:table table:name="Table12" table:style-name="Table12">
        <table:table-column table:style-name="Table12.A"/>
        <table:table-row>
          <table:table-cell table:style-name="Table12.A1" office:value-type="string">
            <text:p text:style-name="P167">Setting saved</text:p>
          </table:table-cell>
        </table:table-row>
      </table:table>
      <text:p text:style-name="P76"/>
      <text:h text:style-name="P271"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text:span text:style-name="T65">api/v3/</text:span>settings/setPwd</text:p>
          </table:table-cell>
        </table:table-row>
      </table:table>
      <text:p text:style-name="P72"/>
      <text:p text:style-name="P79">With a payload of:</text:p>
      <table:table table:name="Table2" table:style-name="Table2">
        <table:table-column table:style-name="Table2.A"/>
        <table:table-row>
          <table:table-cell table:style-name="Table2.A1" office:value-type="string">
            <text:p text:style-name="P169">{</text:p>
            <text:p text:style-name="P169"><text:s text:c="2"/>“OldPwd” : &lt;The Old Password&gt;,</text:p>
            <text:p text:style-name="P169"><text:s text:c="2"/>“NewPwd”: &lt;The New Password”</text:p>
            <text:p text:style-name="P169">}</text:p>
          </table:table-cell>
        </table:table-row>
      </table:table>
      <text:p text:style-name="P79"/>
      <text:p text:style-name="P72">If all is well, we'll return 200 with a body saying:</text:p>
      <table:table table:name="Table72" table:style-name="Table72">
        <table:table-column table:style-name="Table72.A"/>
        <table:table-row>
          <table:table-cell table:style-name="Table72.A1" office:value-type="string">
            <text:p text:style-name="P168">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68">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68">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24" text:outline-level="2"><text:bookmark-start text:name="__RefHeading___Toc4058_754688734"/>Language <text:span text:style-name="T61">M</text:span>odule<text:bookmark-end text:name="__RefHeading___Toc4058_754688734"/></text:h>
      <text:p text:style-name="P64">This module handles supported languages by PMS</text:p>
      <text:h text:style-name="P272" text:outline-level="3"><text:bookmark-start text:name="__RefHeading___Toc2341_2133117721"/>getCountryCodes<text:bookmark-end text:name="__RefHeading___Toc2341_2133117721"/></text:h>
      <text:p text:style-name="P64">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58">/<text:span text:style-name="T58">api/v3/</text:span>language/getCountryCodes</text:p>
          </table:table-cell>
        </table:table-row>
      </table:table>
      <text:p text:style-name="P64"/>
      <text:p text:style-name="P64">Above will return something like:</text:p>
      <table:table table:name="Table92" table:style-name="Table92">
        <table:table-column table:style-name="Table92.A"/>
        <table:table-row>
          <table:table-cell table:style-name="Table92.A1" office:value-type="string">
            <text:p text:style-name="P158">["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4"/>
      <text:p text:style-name="P70"/>
      <text:h text:style-name="P273" text:outline-level="3"><text:bookmark-start text:name="__RefHeading___Toc2343_2133117721"/><text:span text:style-name="T59">g</text:span>etMatch<text:bookmark-end text:name="__RefHeading___Toc2343_2133117721"/></text:h>
      <text:p text:style-name="P65"/>
      <text:p text:style-name="P65">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64">/api/v3/language/getMatch</text:p>
          </table:table-cell>
        </table:table-row>
      </table:table>
      <text:p text:style-name="P65"/>
      <text:p text:style-name="P71">With a payload of:</text:p>
      <text:p text:style-name="P71">{“Language” : “danish”}</text:p>
      <text:p text:style-name="P67">Above would produce an output like:</text:p>
      <table:table table:name="Table94" table:style-name="Table94">
        <table:table-column table:style-name="Table94.A"/>
        <table:table-row>
          <table:table-cell table:style-name="Table94.A1" office:value-type="string">
            <text:p text:style-name="P159">"da"</text:p>
          </table:table-cell>
        </table:table-row>
      </table:table>
      <text:p text:style-name="P67"/>
      <text:p text:style-name="P66">Language parameter can be like : “da”, “dan”, “danish” and they'll all return “da”</text:p>
      <text:p text:style-name="P67">If the language specified above is not found, we return “xx”</text:p>
      <text:h text:style-name="P307" text:outline-level="3"><text:bookmark-start text:name="__RefHeading___Toc2345_2133117721"/>getLangCodeList<text:bookmark-end text:name="__RefHeading___Toc2345_2133117721"/></text:h>
      <text:p text:style-name="P70"/>
      <text:p text:style-name="P68">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63">/api/v3/language/getLangCodeList</text:p>
          </table:table-cell>
        </table:table-row>
      </table:table>
      <text:p text:style-name="P68"/>
      <text:p text:style-name="P68">Above will return:</text:p>
      <table:table table:name="Table96" table:style-name="Table96">
        <table:table-column table:style-name="Table96.A"/>
        <table:table-row>
          <table:table-cell table:style-name="Table96.A1" office:value-type="string">
            <text:p text:style-name="P16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8"/>
      <text:p text:style-name="P68"/>
      <text:h text:style-name="P308" text:outline-level="3"><text:bookmark-start text:name="__RefHeading___Toc2349_2133117721"/><text:span text:style-name="T56">g</text:span>etCodeLangList<text:bookmark-end text:name="__RefHeading___Toc2349_2133117721"/></text:h>
      <text:p text:style-name="P70"/>
      <text:p text:style-name="P69">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63">/api/v3/language/getCodeLangList</text:p>
          </table:table-cell>
        </table:table-row>
      </table:table>
      <text:p text:style-name="P70"/>
      <text:p text:style-name="P69">And will return:</text:p>
      <table:table table:name="Table98" table:style-name="Table98">
        <table:table-column table:style-name="Table98.A"/>
        <table:table-row>
          <table:table-cell table:style-name="Table98.A1" office:value-type="string">
            <text:p text:style-name="P16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9"/>
      <text:h text:style-name="P309" text:outline-level="3"><text:bookmark-start text:name="__RefHeading___Toc2466_1859005996"/>getLangCode3List<text:bookmark-end text:name="__RefHeading___Toc2466_1859005996"/></text:h>
      <text:p text:style-name="P68">This function will return a json with all valid language:code in an alphabetic list, <text:span text:style-name="T57">all in ISO-639_3</text:span></text:p>
      <text:p text:style-name="P63">Issue a <text:span text:style-name="T60">GET</text:span> like:</text:p>
      <table:table table:name="Table99" table:style-name="Table99">
        <table:table-column table:style-name="Table99.A"/>
        <table:table-row>
          <table:table-cell table:style-name="Table99.A1" office:value-type="string">
            <text:p text:style-name="P164">/api/v3/language/getLangCode3List</text:p>
          </table:table-cell>
        </table:table-row>
      </table:table>
      <text:p text:style-name="P63"/>
      <text:p text:style-name="P63">And will return a 200 and a body like:</text:p>
      <table:table table:name="Table100" table:style-name="Table100">
        <table:table-column table:style-name="Table100.A"/>
        <table:table-row>
          <table:table-cell table:style-name="Table100.A1" office:value-type="string">
            <text:p text:style-name="P16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3"/>
      <text:h text:style-name="P309" text:outline-level="3"><text:bookmark-start text:name="__RefHeading___Toc2468_1859005996"/>get3CodeLangList<text:bookmark-end text:name="__RefHeading___Toc2468_1859005996"/></text:h>
      <text:p text:style-name="P63">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62">/webtools2?module=language&amp;function=get3CodeLangList</text:p>
          </table:table-cell>
        </table:table-row>
      </table:table>
      <text:p text:style-name="P63"/>
      <text:p text:style-name="P63">It'll return:</text:p>
      <table:table table:name="Table102" table:style-name="Table102">
        <table:table-column table:style-name="Table102.A"/>
        <table:table-row>
          <table:table-cell table:style-name="Table102.A1" office:value-type="string">
            <text:p text:style-name="P16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43" text:outline-level="2"/>
      <text:h text:style-name="P325" text:outline-level="2"><text:bookmark-start text:name="__RefHeading__1760_1533813955"/>PMS Module<text:bookmark-end text:name="__RefHeading__1760_1533813955"/></text:h>
      <text:p text:style-name="P22">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74" text:outline-level="3"><text:bookmark-start text:name="__RefHeading___Toc2959_2022608021"/>search<text:bookmark-end text:name="__RefHeading___Toc2959_2022608021"/></text:h>
      <text:p text:style-name="P23">The search function allows you to search for a media title <text:span text:style-name="T66">in movies and shows</text:span></text:p>
      <text:p text:style-name="P23">to use it, issue a <text:span text:style-name="T119">GET </text:span>like:</text:p>
      <table:table table:name="Table119" table:style-name="Table119">
        <table:table-column table:style-name="Table119.A"/>
        <table:table-row>
          <table:table-cell table:style-name="Table119.A1" office:value-type="string">
            <text:p text:style-name="P141">/api/v3/pms/search/<text:span text:style-name="T119">&lt;Title to search for&gt;</text:span></text:p>
          </table:table-cell>
        </table:table-row>
      </table:table>
      <text:p text:style-name="P23"/>
      <text:p text:style-name="P136">Like:</text:p>
      <table:table table:name="Table123" table:style-name="Table123">
        <table:table-column table:style-name="Table123.A"/>
        <table:table-row>
          <table:table-cell table:style-name="Table123.A1" office:value-type="string">
            <text:p text:style-name="P142">/api/v3/pms/search/<text:span text:style-name="T120">THE%20danish%20Gi</text:span></text:p>
          </table:table-cell>
        </table:table-row>
      </table:table>
      <text:p text:style-name="P136"/>
      <text:p text:style-name="P24">And in above, we are searching for “The <text:span text:style-name="T120">Danish Girl</text:span>”, <text:span text:style-name="T120">and caseless</text:span></text:p>
      <text:p text:style-name="P24">When search is completed, we return 200 with a body like:</text:p>
      <table:table table:name="Table120" table:style-name="Table120">
        <table:table-column table:style-name="Table120.A"/>
        <table:table-row>
          <table:table-cell table:style-name="Table120.A1" office:value-type="string">
            <text:p text:style-name="P223">{</text:p>
            <text:p text:style-name="P223"><text:s text:c="4"/>"765": {</text:p>
            <text:p text:style-name="P223"><text:s text:c="8"/>"section": "7",</text:p>
            <text:p text:style-name="P223"><text:s text:c="8"/>"type": "movie",</text:p>
            <text:p text:style-name="P223"><text:s text:c="8"/>"title": "The Danish Girl"</text:p>
            <text:p text:style-name="P223"><text:s text:c="4"/>}</text:p>
            <text:p text:style-name="P223">}</text:p>
          </table:table-cell>
        </table:table-row>
      </table:table>
      <text:p text:style-name="P24"/>
      <text:p text:style-name="P24">And in above, the first number for each result is the key.</text:p>
      <text:p text:style-name="P25">Note that the type is either [movie, show, episode], so gui might have to filter on this</text:p>
      <text:h text:style-name="P275" text:outline-level="3"><text:bookmark-start text:name="__RefHeading___Toc6249_1879030306"/>uploadFile<text:bookmark-end text:name="__RefHeading___Toc6249_1879030306"/></text:h>
      <text:p text:style-name="P50">To upload a file, like a subtitle, issue a get to the PMS function getParts to grap the filename and path of a part.</text:p>
      <text:p text:style-name="P50">Then issue a POST call like:</text:p>
      <table:table table:name="Table87" table:style-name="Table87">
        <table:table-column table:style-name="Table87.A"/>
        <table:table-row>
          <table:table-cell table:style-name="Table87.A1" office:value-type="string">
            <text:p text:style-name="P144"><text:span text:style-name="T42">/api/v3/pms/</text:span>uploadFile</text:p>
          </table:table-cell>
        </table:table-row>
      </table:table>
      <text:p text:style-name="P50"/>
      <text:p text:style-name="P50">Two parameters are needed here:</text:p>
      <text:p text:style-name="P50">localFile with a type of File, </text:p>
      <text:p text:style-name="P50"><text:soft-page-break/>remoteFile with a type of text</text:p>
      <text:p text:style-name="P50">Screen from Postman:</text:p>
      <text:p text:style-name="P50"><draw:frame draw:style-name="fr1" draw:name="Image1" text:anchor-type="paragraph" svg:width="6.9252in" svg:height="2.0728in" draw:z-index="0"><draw:image xlink:href="Pictures/10000201000005DF000001C20EFF4A8412622B31.png" xlink:type="simple" xlink:show="embed" xlink:actuate="onLoad"/></draw:frame></text:p>
      <text:p text:style-name="P50">If above is a success, we return 200</text:p>
      <text:p text:style-name="P50"/>
      <text:h text:style-name="P276" text:outline-level="3"><text:bookmark-start text:name="__RefHeading___Toc6253_1879030306"/>getAllBundleInfo<text:bookmark-end text:name="__RefHeading___Toc6253_1879030306"/></text:h>
      <text:p text:style-name="P51">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45">/<text:span text:style-name="T43">api/v3/</text:span>pms/getAllBundleInfo</text:p>
          </table:table-cell>
        </table:table-row>
      </table:table>
      <text:p text:style-name="P51"/>
      <text:p text:style-name="P51">Above would return like:</text:p>
      <table:table table:name="Table79" table:style-name="Table79">
        <table:table-column table:style-name="Table79.A"/>
        <table:table-row>
          <table:table-cell table:style-name="Table79.A1" office:value-type="string">
            <text:p text:style-name="P145"><text:s text:c="4"/>"https://github.com/ukdtom/DevTools.bundle": {</text:p>
            <text:p text:style-name="P145"><text:s text:c="8"/>"description": "Helper for 3.Party tools",</text:p>
            <text:p text:style-name="P145"><text:s text:c="8"/>"title": "DevTools",</text:p>
            <text:p text:style-name="P145"><text:s text:c="8"/>"bundle": "DevTools.bundle",</text:p>
            <text:p text:style-name="P145"><text:s text:c="8"/>"branch": "master",</text:p>
            <text:p text:style-name="P145"><text:s text:c="8"/>"date": "2015-12-20 13:59:08",</text:p>
            <text:p text:style-name="P145"><text:s text:c="8"/>"identifier": "com.plexapp.plugins.DevTools",</text:p>
            <text:p text:style-name="P145"><text:s text:c="8"/>"type": [</text:p>
            <text:p text:style-name="P145"><text:s text:c="12"/>"Agent"</text:p>
            <text:p text:style-name="P145"><text:s text:c="8"/>],</text:p>
            <text:p text:style-name="P145"><text:s text:c="8"/>"icon": "DevTools.png"</text:p>
            <text:p text:style-name="P145"><text:s text:c="4"/>},</text:p>
            <text:p text:style-name="P145"><text:s text:c="4"/>"https://github.com/mikedm139/SickBeard.bundle": {</text:p>
            <text:p text:style-name="P145"><text:s text:c="8"/>"description": "A plugin for Plex media center to view and control basic functions of SickBeard",</text:p>
            <text:p text:style-name="P145"><text:s text:c="8"/>"title": "SickBeard",</text:p>
            <text:p text:style-name="P145"><text:s text:c="8"/>"bundle": "SickBeard.bundle",</text:p>
            <text:p text:style-name="P145"><text:s text:c="8"/>"branch": "master",</text:p>
            <text:p text:style-name="P145"><text:s text:c="8"/>"date": "",</text:p>
            <text:p text:style-name="P145"><text:s text:c="8"/>"identifier": "com.plexapp.plugins.sickbeard",</text:p>
            <text:p text:style-name="P145"><text:soft-page-break/><text:s text:c="8"/>"type": [</text:p>
            <text:p text:style-name="P145"><text:s text:c="12"/>"Application"</text:p>
            <text:p text:style-name="P145"><text:s text:c="8"/>],</text:p>
            <text:p text:style-name="P145"><text:s text:c="8"/>"icon": "sickbeard-icon.png"</text:p>
            <text:p text:style-name="P145"><text:s text:c="4"/>}</text:p>
          </table:table-cell>
        </table:table-row>
      </table:table>
      <text:p text:style-name="P51"/>
      <text:p text:style-name="P51">Note in above, that the date field for the SickBeard bundle is empty, meaning it's not installed</text:p>
      <text:h text:style-name="P277" text:outline-level="3"><text:bookmark-start text:name="__RefHeading___Toc4085_754688734"/>getSection<text:span text:style-name="T67">s</text:span>List<text:bookmark-end text:name="__RefHeading___Toc4085_754688734"/></text:h>
      <text:p text:style-name="P80">To get a list of sections in the PMS, issue a Get statement like:</text:p>
      <table:table table:name="Table43" table:style-name="Table43">
        <table:table-column table:style-name="Table43.A"/>
        <table:table-row>
          <table:table-cell table:style-name="Table43.A1" office:value-type="string">
            <text:p text:style-name="P213">/api/v3/pms/getSectionsList<text:span text:style-name="T1">[/filter?type=movie&amp;title=new]</text:span></text:p>
          </table:table-cell>
        </table:table-row>
      </table:table>
      <text:p text:style-name="P80"/>
      <text:p text:style-name="P80">Will return an array of json strings like:</text:p>
      <table:table table:name="Table45" table:style-name="Table45">
        <table:table-column table:style-name="Table45.A"/>
        <table:table-row>
          <table:table-cell table:style-name="Table45.A1" office:value-type="string">
            <text:p text:style-name="P170">[{'type': 'artist', 'key': '3', 'title': 'Home CD Vevo'}, {'type': 'movie', 'key': '1', 'title': 'New Movies'}]</text:p>
          </table:table-cell>
        </table:table-row>
      </table:table>
      <text:p text:style-name="P80"/>
      <text:p text:style-name="P125">The optional param /filter takes a list of fields, case sensitive, and will search those for value been part of it, non case sensitive.</text:p>
      <text:p text:style-name="P125">If above filter was used, output would instead be like:</text:p>
      <table:table table:name="Table32" table:style-name="Table32">
        <table:table-column table:style-name="Table32.A"/>
        <table:table-row>
          <table:table-cell table:style-name="Table32.A1" office:value-type="string">
            <text:p text:style-name="P171">[{'type': 'movie', 'key': '1', 'title': 'New Movies'}]</text:p>
          </table:table-cell>
        </table:table-row>
      </table:table>
      <text:p text:style-name="P125"/>
      <text:h text:style-name="P278" text:outline-level="3"><text:bookmark-start text:name="__RefHeading___Toc4089_754688734"/>getSectionSize<text:bookmark-end text:name="__RefHeading___Toc4089_754688734"/></text:h>
      <text:p text:style-name="P82">To get the size of a section, issue a Get like:</text:p>
      <table:table table:name="Table4" table:style-name="Table4">
        <table:table-column table:style-name="Table4.A"/>
        <table:table-row>
          <table:table-cell table:style-name="Table4.A1" office:value-type="string">
            <text:p text:style-name="P172">/<text:span text:style-name="T68">api/v3/</text:span>pms/getSectionSize/&lt;Key of section&gt;</text:p>
          </table:table-cell>
        </table:table-row>
      </table:table>
      <text:p text:style-name="P81"/>
      <text:p text:style-name="P82">Will return something like:</text:p>
      <table:table table:name="Table8" table:style-name="Table8">
        <table:table-column table:style-name="Table8.A"/>
        <table:table-row>
          <table:table-cell table:style-name="Table8.A1" office:value-type="string">
            <text:p text:style-name="P172">149</text:p>
          </table:table-cell>
        </table:table-row>
      </table:table>
      <text:p text:style-name="P82"/>
      <text:h text:style-name="P310" text:outline-level="3"><text:bookmark-start text:name="__RefHeading___Toc4093_754688734"/>getSectionLetterList<text:bookmark-end text:name="__RefHeading___Toc4093_754688734"/></text:h>
      <text:p text:style-name="P83">Above method will return a sorted list of the first characters used as titles.</text:p>
      <text:p text:style-name="P83">In other words an alphabetical list of the titles of medias within a section, as well as a key and a counter</text:p>
      <text:p text:style-name="P83">Issue a get like:</text:p>
      <table:table table:name="Table112" table:style-name="Table112">
        <table:table-column table:style-name="Table112.A"/>
        <table:table-row>
          <table:table-cell table:style-name="Table112.A1" office:value-type="string">
            <text:p text:style-name="P173">/<text:span text:style-name="T69">api/v3/</text:span>pms/getSectionLetterList/&lt;Key of Section&gt;</text:p>
          </table:table-cell>
        </table:table-row>
      </table:table>
      <text:p text:style-name="P83"/>
      <text:p text:style-name="P83">Above would return something like:</text:p>
      <table:table table:name="Table113" table:style-name="Table113">
        <table:table-column table:style-name="Table113.A"/>
        <table:table-row>
          <table:table-cell table:style-name="Table113.A1" office:value-type="string">
            <text:p text:style-name="P173">{</text:p>
            <text:p text:style-name="P173"><text:s text:c="4"/>"#": {</text:p>
            <text:p text:style-name="P173"><text:s text:c="8"/>"key": "%23",</text:p>
            <text:p text:style-name="P173"><text:s text:c="8"/>"size": "2"</text:p>
            <text:p text:style-name="P173"><text:s text:c="4"/>},</text:p>
            <text:p text:style-name="P173"><text:s text:c="4"/>"A": {</text:p>
            <text:p text:style-name="P173"><text:s text:c="8"/>"key": "A",</text:p>
            <text:p text:style-name="P173"><text:s text:c="8"/>"size": "1"</text:p>
            <text:p text:style-name="P173"><text:s text:c="4"/>},</text:p>
            <text:p text:style-name="P173"><text:s text:c="4"/>"C": {</text:p>
            <text:p text:style-name="P173"><text:s text:c="8"/>"key": "C",</text:p>
            <text:p text:style-name="P173"><text:s text:c="8"/>"size": "4"</text:p>
            <text:p text:style-name="P173"><text:s text:c="4"/>},</text:p>
            <text:p text:style-name="P173"><text:s text:c="4"/>"D": {</text:p>
            <text:p text:style-name="P173"><text:s text:c="8"/>"key": "D",</text:p>
            <text:p text:style-name="P173"><text:s text:c="8"/>"size": "1"</text:p>
            <text:p text:style-name="P173"><text:s text:c="4"/>},</text:p>
            <text:p text:style-name="P173"><text:s text:c="4"/>"G": {</text:p>
            <text:p text:style-name="P173"><text:s text:c="8"/>"key": "G",</text:p>
            <text:p text:style-name="P173"><text:s text:c="8"/>"size": "1"</text:p>
            <text:p text:style-name="P173"><text:s text:c="4"/>},</text:p>
            <text:p text:style-name="P173"><text:s text:c="4"/>"H": {</text:p>
            <text:p text:style-name="P173"><text:s text:c="8"/>"key": "H",</text:p>
            <text:p text:style-name="P173"><text:s text:c="8"/>"size": "1"</text:p>
            <text:p text:style-name="P173"><text:s text:c="4"/>},</text:p>
            <text:p text:style-name="P173"><text:s text:c="4"/>"K": {</text:p>
            <text:p text:style-name="P173"><text:s text:c="8"/>"key": "K",</text:p>
            <text:p text:style-name="P173"><text:s text:c="8"/>"size": "1"</text:p>
            <text:p text:style-name="P173"><text:s text:c="4"/>}</text:p>
            <text:p text:style-name="P173">}</text:p>
          </table:table-cell>
        </table:table-row>
      </table:table>
      <text:p text:style-name="P83"/>
      <text:h text:style-name="P279" text:outline-level="3"/>
      <text:h text:style-name="P311" text:outline-level="3"><text:bookmark-start text:name="__RefHeading___Toc4097_754688734"/>getSection<text:bookmark-end text:name="__RefHeading___Toc4097_754688734"/></text:h>
      <text:p text:style-name="P84">To get the contents of a section, issue a get like:</text:p>
      <table:table table:name="Table9" table:style-name="Table9">
        <table:table-column table:style-name="Table9.A"/>
        <table:table-row>
          <table:table-cell table:style-name="Table9.A1" office:value-type="string">
            <text:p text:style-name="P175">/<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84"/>
      <text:p text:style-name="P87">If the optional parameter letterKey is present, only titles starting with that will be fetched</text:p>
      <text:p text:style-name="P86">If the optional parameter /getSubs <text:s/>is <text:span text:style-name="T72">present</text:span>, then subtitle information will also be returned.</text:p>
      <text:p text:style-name="P86">Not<text:span text:style-name="T71">e</text:span> though, that this req. <text:span text:style-name="T72">req. </text:span>one additional call towards the PMS, so it's slower</text:p>
      <text:p text:style-name="P84">Sample:</text:p>
      <table:table table:name="Table13" table:style-name="Table13">
        <table:table-column table:style-name="Table13.A"/>
        <table:table-row>
          <table:table-cell table:style-name="Table13.A1" office:value-type="string">
            <text:p text:style-name="P174">/<text:span text:style-name="T72">api/v3//</text:span>pms/getSection/key/6/start/1/size/3</text:p>
          </table:table-cell>
        </table:table-row>
      </table:table>
      <text:p text:style-name="P84"/>
      <text:p text:style-name="P84">Above will return something like:</text:p>
      <table:table table:name="Table46" table:style-name="Table46">
        <table:table-column table:style-name="Table46.A"/>
        <table:table-row>
          <table:table-cell table:style-name="Table46.A1" office:value-type="string">
            <text:p text:style-name="P176">[</text:p>
            <text:p text:style-name="P176"><text:s text:c="4"/>{</text:p>
            <text:p text:style-name="P176"><text:s text:c="8"/>"key": "7897",</text:p>
            <text:p text:style-name="P176"><text:s text:c="8"/>"title": "1 movie"</text:p>
            <text:p text:style-name="P176"><text:s text:c="4"/>},</text:p>
            <text:p text:style-name="P176"><text:s text:c="4"/>{</text:p>
            <text:p text:style-name="P176"><text:s text:c="8"/>"key": "7938",</text:p>
            <text:p text:style-name="P176"><text:s text:c="8"/>"title": "movie 2"</text:p>
            <text:p text:style-name="P176"><text:s text:c="4"/>},</text:p>
            <text:p text:style-name="P176"><text:s text:c="4"/>{</text:p>
            <text:p text:style-name="P176"><text:s text:c="8"/>"key": "7465",</text:p>
            <text:p text:style-name="P176"><text:s text:c="8"/>"title": "some movie"</text:p>
            <text:p text:style-name="P176"><text:s text:c="4"/>}</text:p>
            <text:p text:style-name="P176">]</text:p>
          </table:table-cell>
        </table:table-row>
      </table:table>
      <text:p text:style-name="P84"/>
      <text:p text:style-name="P86">Sample with subs:</text:p>
      <table:table table:name="Table14" table:style-name="Table14">
        <table:table-column table:style-name="Table14.A"/>
        <table:table-row>
          <table:table-cell table:style-name="Table14.A1" office:value-type="string">
            <text:p text:style-name="P177">/<text:span text:style-name="T72">api/v3/</text:span>pms/getSection/key/6/start/1/size/3/getSubs</text:p>
          </table:table-cell>
        </table:table-row>
      </table:table>
      <text:p text:style-name="P86"/>
      <text:p text:style-name="P86">Will return something like:</text:p>
      <table:table table:name="Table15" table:style-name="Table15">
        <table:table-column table:style-name="Table15.A"/>
        <table:table-row>
          <table:table-cell table:style-name="Table15.A1" office:value-type="string">
            <text:p text:style-name="P178">[</text:p>
            <text:p text:style-name="P178"><text:s text:c="4"/>{</text:p>
            <text:p text:style-name="P178"><text:s text:c="8"/>"subtitles": [</text:p>
            <text:p text:style-name="P178"><text:s text:c="12"/>{</text:p>
            <text:p text:style-name="P178"><text:s text:c="16"/>"languageCode": null,</text:p>
            <text:p text:style-name="P178"><text:s text:c="16"/>"codec": "srt",</text:p>
            <text:p text:style-name="P178"><text:soft-page-break/><text:s text:c="16"/>"selected": "1",</text:p>
            <text:p text:style-name="P178"><text:s text:c="16"/>"key": "26054",</text:p>
            <text:p text:style-name="P178"><text:s text:c="16"/>"location": "Sidecar"</text:p>
            <text:p text:style-name="P178"><text:s text:c="12"/>}</text:p>
            <text:p text:style-name="P178"><text:s text:c="8"/>],</text:p>
            <text:p text:style-name="P178"><text:s text:c="8"/>"key": "7897",</text:p>
            <text:p text:style-name="P178"><text:s text:c="8"/>"title": "100 Feet"</text:p>
            <text:p text:style-name="P178"><text:s text:c="4"/>},</text:p>
            <text:p text:style-name="P178"><text:s text:c="4"/>{</text:p>
            <text:p text:style-name="P178"><text:s text:c="8"/>"subtitles": [</text:p>
            <text:p text:style-name="P178"><text:s text:c="12"/>{</text:p>
            <text:p text:style-name="P178"><text:s text:c="16"/>"languageCode": null,</text:p>
            <text:p text:style-name="P178"><text:s text:c="16"/>"codec": "srt",</text:p>
            <text:p text:style-name="P178"><text:s text:c="16"/>"selected": "1",</text:p>
            <text:p text:style-name="P178"><text:s text:c="16"/>"key": "26267",</text:p>
            <text:p text:style-name="P178"><text:s text:c="16"/>"location": "Sidecar"</text:p>
            <text:p text:style-name="P178"><text:s text:c="12"/>}</text:p>
            <text:p text:style-name="P178"><text:s text:c="8"/>],</text:p>
            <text:p text:style-name="P178"><text:s text:c="8"/>"key": "7938",</text:p>
            <text:p text:style-name="P178"><text:s text:c="8"/>"title": "11-11-11"</text:p>
            <text:p text:style-name="P178"><text:s text:c="4"/>},</text:p>
            <text:p text:style-name="P178"><text:s text:c="4"/>{</text:p>
            <text:p text:style-name="P178"><text:s text:c="8"/>"subtitles": [],</text:p>
            <text:p text:style-name="P178"><text:s text:c="8"/>"key": "7465",</text:p>
            <text:p text:style-name="P178"><text:s text:c="8"/>"title": "11:14"</text:p>
            <text:p text:style-name="P178"><text:s text:c="4"/>}</text:p>
            <text:p text:style-name="P178">]</text:p>
          </table:table-cell>
        </table:table-row>
      </table:table>
      <text:p text:style-name="P84"/>
      <text:h text:style-name="P280" text:outline-level="3"><text:bookmark-start text:name="__RefHeading___Toc4102_754688734"/>getSectionByLetter<text:bookmark-end text:name="__RefHeading___Toc4102_754688734"/></text:h>
      <text:p text:style-name="P87">Discontinued since API V3.</text:p>
      <text:p text:style-name="P87">See getSection</text:p>
      <text:h text:style-name="P281" text:outline-level="3"><text:bookmark-start text:name="__RefHeading___Toc4108_754688734"/>getSubtitles<text:bookmark-end text:name="__RefHeading___Toc4108_754688734"/></text:h>
      <text:p text:style-name="P88">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79">/<text:span text:style-name="T73">api/v3/</text:span>pms/getSubtitles/&lt;Media Rating Key&gt;[/<text:span text:style-name="T1">getFile</text:span><text:span text:style-name="T8">]</text:span></text:p>
          </table:table-cell>
        </table:table-row>
      </table:table>
      <text:p text:style-name="P85"/>
      <text:p text:style-name="P88">If the parameter /getFile is present in the url, then an additional req. will be sendt to the PMS, asking for the url of the subtitle file.</text:p>
      <text:p text:style-name="P88">The returned value for location can be one of the following: ['Embedded', 'Agent', 'Sidecar']</text:p>
      <text:p text:style-name="P88">Will return something like:</text:p>
      <table:table table:name="Table59" table:style-name="Table59">
        <table:table-column table:style-name="Table59.A"/>
        <text:soft-page-break/>
        <table:table-row>
          <table:table-cell table:style-name="Table59.A1" office:value-type="string">
            <text:p text:style-name="P179">[{</text:p>
            <text:p text:style-name="P179">'languageCode': 'dan', </text:p>
            <text:p text:style-name="P179">'url': 'file:///share/CACHEDEV1_DATA/video/Nyt/movies/nov/<text:span text:style-name="T31">myMovie</text:span> (2015)/<text:span text:style-name="T31">myMovie</text:span>.2015.1080p.BluRay.x264.da.srt', </text:p>
            <text:p text:style-name="P179">'selected': '1', </text:p>
            <text:p text:style-name="P179">'codec': 'srt', </text:p>
            <text:p text:style-name="P179">'location': 'Sidecar', </text:p>
            <text:p text:style-name="P179">'key': '103701'}]</text:p>
          </table:table-cell>
        </table:table-row>
      </table:table>
      <text:p text:style-name="P88"/>
      <text:h text:style-name="P282" text:outline-level="3"><text:bookmark-start text:name="__RefHeading___Toc4112_754688734"/>getParts<text:bookmark-end text:name="__RefHeading___Toc4112_754688734"/></text:h>
      <text:p text:style-name="P90">When dealing with a movie or a TV-Show episode, it can have different media files, known as parts.</text:p>
      <text:p text:style-name="P90">To get a list of those, issue a <text:span text:style-name="T74">GET</text:span> like:</text:p>
      <table:table table:name="Table84" table:style-name="Table84">
        <table:table-column table:style-name="Table84.A"/>
        <table:table-row>
          <table:table-cell table:style-name="Table84.A1" office:value-type="string">
            <text:p text:style-name="P180">/<text:span text:style-name="T74">api/v3/</text:span>pms/getParts/&lt;Key of Movie or episode&gt;</text:p>
          </table:table-cell>
        </table:table-row>
      </table:table>
      <text:p text:style-name="P90"/>
      <text:p text:style-name="P90">Sample:</text:p>
      <table:table table:name="Table85" table:style-name="Table85">
        <table:table-column table:style-name="Table85.A"/>
        <table:table-row>
          <table:table-cell table:style-name="Table85.A1" office:value-type="string">
            <text:p text:style-name="P180">/<text:span text:style-name="T74">api/v3/</text:span>pms/getParts/19723</text:p>
          </table:table-cell>
        </table:table-row>
      </table:table>
      <text:p text:style-name="P90"/>
      <text:p text:style-name="P90">Above would return something like:</text:p>
      <table:table table:name="Table86" table:style-name="Table86">
        <table:table-column table:style-name="Table86.A"/>
        <table:table-row>
          <table:table-cell table:style-name="Table86.A1" office:value-type="string">
            <text:p text:style-name="P180">{</text:p>
            <text:p text:style-name="P180"><text:s text:c="4"/>"8797": "/share/CACHEDEV1_DATA/video/movies/myMovie pt1.mkv",</text:p>
            <text:p text:style-name="P180"><text:s text:c="4"/>"8798": "/share/CACHEDEV1_DATA/video/movies/myMovie pt2.mkv",</text:p>
            <text:p text:style-name="P180"><text:s text:c="4"/>"8799": "/share/CACHEDEV1_DATA/video/movies/myMovie pt3.mkv"</text:p>
            <text:p text:style-name="P180">}</text:p>
          </table:table-cell>
        </table:table-row>
      </table:table>
      <text:p text:style-name="P90"/>
      <text:p text:style-name="P89">Where the key is the part ID</text:p>
      <text:p text:style-name="P89"/>
      <text:h text:style-name="P283" text:outline-level="3"/>
      <text:h text:style-name="P312" text:outline-level="3"><text:bookmark-start text:name="__RefHeading___Toc4115_754688734"/><text:span text:style-name="T79">s</text:span>howSubtitle<text:bookmark-end text:name="__RefHeading___Toc4115_754688734"/></text:h>
      <text:p text:style-name="P91">To show a subtitle, issue a get like:</text:p>
      <table:table table:name="Table16" table:style-name="Table16">
        <table:table-column table:style-name="Table16.A"/>
        <table:table-row>
          <table:table-cell table:style-name="Table16.A1" office:value-type="string">
            <text:p text:style-name="P181">/<text:span text:style-name="T77">api/v3/</text:span>pms/showSubtitle/&lt;Subtitle Key&gt;</text:p>
          </table:table-cell>
        </table:table-row>
      </table:table>
      <text:p text:style-name="P91"/>
      <text:p text:style-name="P91">Will return something like:</text:p>
      <table:table table:name="Table17" table:style-name="Table17">
        <table:table-column table:style-name="Table17.A"/>
        <table:table-row>
          <table:table-cell table:style-name="Table17.A1" office:value-type="string">
            <text:p text:style-name="P182">[</text:p>
            <text:p text:style-name="P182"><text:s text:c="4"/>"1",</text:p>
            <text:p text:style-name="P182"><text:s text:c="4"/>"00:00:19,400 --&gt; 00:00:20,942",</text:p>
            <text:p text:style-name="P182"><text:s text:c="4"/>"Welcome to WebTools",</text:p>
            <text:p text:style-name="P182"><text:s text:c="4"/>"",</text:p>
            <text:p text:style-name="P182"><text:s text:c="4"/>"<text:span text:style-name="T76">2</text:span>",</text:p>
            <text:p text:style-name="P182"><text:s text:c="4"/>"00:00:21,400 --&gt; 00:00:24,108",</text:p>
            <text:p text:style-name="P182"><text:s text:c="4"/>"Now with a:.",</text:p>
            <text:p text:style-name="P182"><text:s text:c="4"/>"Rest API",</text:p>
            <text:p text:style-name="P182"><text:s text:c="4"/>""</text:p>
            <text:p text:style-name="P182">]</text:p>
          </table:table-cell>
        </table:table-row>
      </table:table>
      <text:h text:style-name="P284" text:outline-level="3"><text:bookmark-start text:name="__RefHeading___Toc6315_645251985"/>Download Subtitle<text:bookmark-end text:name="__RefHeading___Toc6315_645251985"/></text:h>
      <text:p text:style-name="P137">To download a subtitle, issue a GET like:</text:p>
      <table:table table:name="Table124" table:style-name="Table124">
        <table:table-column table:style-name="Table124.A"/>
        <table:table-row>
          <table:table-cell table:style-name="Table124.A1" office:value-type="string">
            <text:p text:style-name="P224">/<text:span text:style-name="T121">api/v3/pms/</text:span>downloadSubtitle/<text:span text:style-name="T121">&lt;</text:span>Key of Subtitle&gt;</text:p>
          </table:table-cell>
        </table:table-row>
      </table:table>
      <text:p text:style-name="P137"/>
      <text:h text:style-name="P285" text:outline-level="3"><text:bookmark-start text:name="__RefHeading___Toc4118_754688734"/>delBundle<text:bookmark-end text:name="__RefHeading___Toc4118_754688734"/></text:h>
      <text:p text:style-name="P92">To remove/uninstall a bundle, that WebTools know about, issue a DELETE like:</text:p>
      <table:table table:name="Table36" table:style-name="Table36">
        <table:table-column table:style-name="Table36.A"/>
        <table:table-row>
          <table:table-cell table:style-name="Table36.A1" office:value-type="string">
            <text:p text:style-name="P183">/<text:span text:style-name="T78">api/v3/</text:span>pms/delBundle/<text:span text:style-name="T78">&lt;bundle name&gt;</text:span></text:p>
          </table:table-cell>
        </table:table-row>
      </table:table>
      <text:p text:style-name="P92"/>
      <text:p text:style-name="P92">If the bundle was not on our installed list, then we return a 404 with a body like:</text:p>
      <table:table table:name="Table75" table:style-name="Table75">
        <table:table-column table:style-name="Table75.A"/>
        <table:table-row>
          <table:table-cell table:style-name="Table75.A1" office:value-type="string">
            <text:p text:style-name="P183">Bundle plex2csv.bundle was not found</text:p>
          </table:table-cell>
        </table:table-row>
      </table:table>
      <text:p text:style-name="P92"/>
      <text:p text:style-name="P92">If the bundle was on our list, but we could not remove the directory, then we return a 500</text:p>
      <text:p text:style-name="P92">If bundle is removed, we return a 200</text:p>
      <text:h text:style-name="P286" text:outline-level="3"/>
      <text:h text:style-name="P313" text:outline-level="3"><text:bookmark-start text:name="__RefHeading___Toc4122_754688734"/>TV-Show Size<text:bookmark-end text:name="__RefHeading___Toc4122_754688734"/></text:h>
      <text:p text:style-name="P93">To grap the amount of entries in a TV-Show, issue a GET like:</text:p>
      <table:table table:name="Table63" table:style-name="Table63">
        <table:table-column table:style-name="Table63.A"/>
        <table:table-row>
          <table:table-cell table:style-name="Table63.A1" office:value-type="string">
            <text:p text:style-name="P184">/<text:span text:style-name="T80">api/v3/</text:span>pms/<text:span text:style-name="T80">getShowSize/</text:span>&lt;Key of show&gt;</text:p>
          </table:table-cell>
        </table:table-row>
      </table:table>
      <text:p text:style-name="P93"/>
      <text:p text:style-name="P94">Sample call:</text:p>
      <table:table table:name="Table25" table:style-name="Table25">
        <table:table-column table:style-name="Table25.A"/>
        <table:table-row>
          <table:table-cell table:style-name="Table25.A1" office:value-type="string">
            <text:p text:style-name="P185"><text:span text:style-name="T81">/api/v3/pms/getShowSize/</text:span>19714</text:p>
          </table:table-cell>
        </table:table-row>
      </table:table>
      <text:p text:style-name="P94"/>
      <text:p text:style-name="P93">Will return something like:</text:p>
      <table:table table:name="Table64" table:style-name="Table64">
        <table:table-column table:style-name="Table64.A"/>
        <table:table-row>
          <table:table-cell table:style-name="Table64.A1" office:value-type="string">
            <text:p text:style-name="P184">6</text:p>
          </table:table-cell>
        </table:table-row>
      </table:table>
      <text:p text:style-name="P93"/>
      <text:h text:style-name="P287" text:outline-level="3"><text:bookmark-start text:name="__RefHeading___Toc4126_754688734"/>TV-Shows <text:span text:style-name="T82">S</text:span>eason<text:span text:style-name="T82">s</text:span><text:bookmark-end text:name="__RefHeading___Toc4126_754688734"/></text:h>
      <text:p text:style-name="P95">To get a list of seasons for a TV-Show, issue a GET like:</text:p>
      <table:table table:name="Table26" table:style-name="Table26">
        <table:table-column table:style-name="Table26.A"/>
        <table:table-row>
          <table:table-cell table:style-name="Table26.A1" office:value-type="string">
            <text:p text:style-name="P186"><text:span text:style-name="T83">/api/v3/pms/getShowSeasons/</text:span>&lt;Key of TV Show&gt;</text:p>
          </table:table-cell>
        </table:table-row>
      </table:table>
      <text:p text:style-name="P95"/>
      <text:p text:style-name="P95">Sample call:</text:p>
      <table:table table:name="Table27" table:style-name="Table27">
        <table:table-column table:style-name="Table27.A"/>
        <table:table-row>
          <table:table-cell table:style-name="Table27.A1" office:value-type="string">
            <text:p text:style-name="P187">/api/v3/pms/getShowSeasons/17400</text:p>
          </table:table-cell>
        </table:table-row>
      </table:table>
      <text:p text:style-name="P95"/>
      <text:p text:style-name="P95">Will return something like:</text:p>
      <table:table table:name="Table67" table:style-name="Table67">
        <table:table-column table:style-name="Table67.A"/>
        <table:table-row>
          <table:table-cell table:style-name="Table67.A1" office:value-type="string">
            <text:p text:style-name="P186">[</text:p>
            <text:p text:style-name="P186"><text:s text:c="4"/>{</text:p>
            <text:p text:style-name="P186"><text:s text:c="8"/>"season": "0",</text:p>
            <text:p text:style-name="P186"><text:s text:c="8"/>"size": "1",</text:p>
            <text:p text:style-name="P186"><text:s text:c="8"/>"key": "13915",</text:p>
            <text:p text:style-name="P186"><text:s text:c="8"/>"title": "Specials"</text:p>
            <text:p text:style-name="P186"><text:s text:c="4"/>},</text:p>
            <text:p text:style-name="P186"><text:s text:c="4"/>{</text:p>
            <text:p text:style-name="P186"><text:s text:c="8"/>"season": "1",</text:p>
            <text:p text:style-name="P186"><text:s text:c="8"/>"size": "23",</text:p>
            <text:p text:style-name="P186"><text:s text:c="8"/>"key": "13891",</text:p>
            <text:p text:style-name="P186"><text:s text:c="8"/>"title": "Season 1"</text:p>
            <text:p text:style-name="P186"><text:s text:c="4"/>},</text:p>
            <text:p text:style-name="P186"><text:s text:c="4"/>{</text:p>
            <text:p text:style-name="P186"><text:s text:c="8"/>"season": "2",</text:p>
            <text:p text:style-name="P186"><text:s text:c="8"/>"size": "23",</text:p>
            <text:p text:style-name="P186"><text:s text:c="8"/>"key": "13867",</text:p>
            <text:p text:style-name="P186"><text:s text:c="8"/>"title": "Season 2"</text:p>
            <text:p text:style-name="P186"><text:soft-page-break/><text:s text:c="4"/>},</text:p>
            <text:p text:style-name="P186"><text:s text:c="4"/>{</text:p>
            <text:p text:style-name="P186"><text:s text:c="8"/>"season": "3",</text:p>
            <text:p text:style-name="P186"><text:s text:c="8"/>"size": "23",</text:p>
            <text:p text:style-name="P186"><text:s text:c="8"/>"key": "13843",</text:p>
            <text:p text:style-name="P186"><text:s text:c="8"/>"title": "Season 3"</text:p>
            <text:p text:style-name="P186"><text:s text:c="4"/>}</text:p>
            <text:p text:style-name="P186">]</text:p>
          </table:table-cell>
        </table:table-row>
      </table:table>
      <text:p text:style-name="P95"/>
      <text:h text:style-name="P288" text:outline-level="3"><text:bookmark-start text:name="__RefHeading___Toc4130_754688734"/>TV-Shows Season<text:bookmark-end text:name="__RefHeading___Toc4130_754688734"/></text:h>
      <text:p text:style-name="P96">To get a list of episodes in a TV-Show Season, issue a get like:</text:p>
      <table:table table:name="Table28" table:style-name="Table28">
        <table:table-column table:style-name="Table28.A"/>
        <table:table-row>
          <table:table-cell table:style-name="Table28.A1" office:value-type="string">
            <text:p text:style-name="P97"><text:span text:style-name="T8">/api/v3/pms/getShowSeason/&lt;Key of Season&gt;</text:span><text:span text:style-name="T1">/[getSub]/[getFile]</text:span></text:p>
          </table:table-cell>
        </table:table-row>
      </table:table>
      <text:p text:style-name="P96"/>
      <text:p text:style-name="P96">If getSubs <text:span text:style-name="T85">is part of the uri</text:span>, then subtitles info will be returned as well.</text:p>
      <text:p text:style-name="P96">If getSubs is <text:span text:style-name="T85">present</text:span>, and getFile <text:span text:style-name="T85">as well</text:span>, then subtitles filename/path will be returned as well.</text:p>
      <text:p text:style-name="P96">Sample Call:</text:p>
      <table:table table:name="Table29" table:style-name="Table29">
        <table:table-column table:style-name="Table29.A"/>
        <table:table-row>
          <table:table-cell table:style-name="Table29.A1" office:value-type="string">
            <text:p text:style-name="P97">/api/v3/pms/getShowSeason/15618/getFile/getSub</text:p>
          </table:table-cell>
        </table:table-row>
      </table:table>
      <text:p text:style-name="P96"/>
      <text:p text:style-name="P96">Above would return something like:</text:p>
      <table:table table:name="Table68" table:style-name="Table68">
        <table:table-column table:style-name="Table68.A"/>
        <table:table-row>
          <table:table-cell table:style-name="Table68.A1" office:value-type="string">
            <text:p text:style-name="P188">[</text:p>
            <text:p text:style-name="P188"><text:s text:c="4"/>{</text:p>
            <text:p text:style-name="P188"><text:s text:c="8"/>"episode": "1",</text:p>
            <text:p text:style-name="P188"><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88"><text:s text:c="8"/>"key": "13892",</text:p>
            <text:p text:style-name="P188"><text:s text:c="8"/>"title": "Pilot"</text:p>
            <text:p text:style-name="P188"><text:s text:c="4"/>},</text:p>
            <text:p text:style-name="P188"><text:s text:c="4"/>{</text:p>
            <text:p text:style-name="P188"><text:s text:c="8"/>"episode": "2",</text:p>
            <text:p text:style-name="P188"><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88"><text:s text:c="8"/>"key": "13893",</text:p>
            <text:p text:style-name="P188"><text:s text:c="8"/>"title": "<text:span text:style-name="T84">first episode</text:span>"</text:p>
            <text:p text:style-name="P188"><text:s text:c="4"/>}</text:p>
            <text:p text:style-name="P188">]</text:p>
          </table:table-cell>
        </table:table-row>
      </table:table>
      <text:p text:style-name="P96"/>
      <text:h text:style-name="P289" text:outline-level="3"><text:bookmark-start text:name="__RefHeading___Toc4134_754688734"/><text:soft-page-break/>TV-Show Contents<text:bookmark-end text:name="__RefHeading___Toc4134_754688734"/></text:h>
      <text:p text:style-name="P99">To grap the contents of a TV-Show, issue a GET like:</text:p>
      <table:table table:name="Table24" table:style-name="Table24">
        <table:table-column table:style-name="Table24.A"/>
        <table:table-row>
          <table:table-cell table:style-name="Table24.A1" office:value-type="string">
            <text:p text:style-name="P190"><text:span text:style-name="T8">api/v3/pms/getShowContents/&lt;Key of show&gt;/start/&lt;start&gt;/size/&lt;Amount to fetch&gt;</text:span><text:span text:style-name="T1">/[getSubs]</text:span></text:p>
          </table:table-cell>
        </table:table-row>
      </table:table>
      <text:p text:style-name="P99"/>
      <text:p text:style-name="P99">Sample call:</text:p>
      <table:table table:name="Table65" table:style-name="Table65">
        <table:table-column table:style-name="Table65.A"/>
        <table:table-row>
          <table:table-cell table:style-name="Table65.A1" office:value-type="string">
            <text:p text:style-name="P190">/api/v3/pms/getShowContents/560/start/0/size/3/getSubs</text:p>
          </table:table-cell>
        </table:table-row>
      </table:table>
      <text:p text:style-name="P99"/>
      <text:p text:style-name="P99">Will return:</text:p>
      <table:table table:name="Table66" table:style-name="Table66">
        <table:table-column table:style-name="Table66.A"/>
        <table:table-row>
          <table:table-cell table:style-name="Table66.A1" office:value-type="string">
            <text:p text:style-name="P189">[</text:p>
            <text:p text:style-name="P189"><text:s text:c="4"/>{</text:p>
            <text:p text:style-name="P189"><text:s text:c="8"/>"season": "4",</text:p>
            <text:p text:style-name="P189"><text:s text:c="8"/>"episode": "5",</text:p>
            <text:p text:style-name="P189"><text:s text:c="8"/>"subtitles": "[{'languageCode': 'dan', 'codec': 'srt', 'selected': '1', 'key': '101715', 'location': 'Sidecar'}, {'languageCode': 'eng', 'codec': 'srt', 'selected': None, 'key': '101714', 'location': 'Sidecar'}]",</text:p>
            <text:p text:style-name="P189"><text:s text:c="8"/>"key": "42324",</text:p>
            <text:p text:style-name="P189"><text:s text:c="8"/>"title": "<text:span text:style-name="T84">myMovie</text:span>"</text:p>
            <text:p text:style-name="P189"><text:s text:c="4"/>},</text:p>
            <text:p text:style-name="P189"><text:s text:c="4"/>{</text:p>
            <text:p text:style-name="P189"><text:s text:c="8"/>"season": "4",</text:p>
            <text:p text:style-name="P189"><text:s text:c="8"/>"episode": "6",</text:p>
            <text:p text:style-name="P189"><text:s text:c="8"/>"subtitles": "[{'languageCode': 'dan', 'codec': 'srt', 'selected': '1', 'key': '101720', 'location': 'Sidecar'}, {'languageCode': 'eng', 'codec': 'srt', 'selected': None, 'key': '101719', 'location': 'Sidecar'}]",</text:p>
            <text:p text:style-name="P189"><text:s text:c="8"/>"key": "42325",</text:p>
            <text:p text:style-name="P189"><text:s text:c="8"/>"title": "<text:span text:style-name="T84">Some Movie</text:span>"</text:p>
            <text:p text:style-name="P189"><text:s text:c="4"/>}</text:p>
            <text:p text:style-name="P189">]</text:p>
          </table:table-cell>
        </table:table-row>
      </table:table>
      <text:p text:style-name="P99"/>
      <text:p text:style-name="P98">Do note, that i<text:span text:style-name="T87">f</text:span> getSubs <text:span text:style-name="T86">is part of the url</text:span>, then an additional call will be made for each episode, so kinda costly</text:p>
      <text:p text:style-name="P98"/>
      <text:h text:style-name="P290" text:outline-level="3"/>
      <text:h text:style-name="P314" text:outline-level="3"><text:bookmark-start text:name="__RefHeading___Toc4139_754688734"/>Delete Subtitle<text:bookmark-end text:name="__RefHeading___Toc4139_754688734"/></text:h>
      <text:p text:style-name="P100">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194">/api/v3/pms/delSub/key/&lt;Key of media&gt;/sub/&lt;Key of subtitle&gt;</text:p>
          </table:table-cell>
        </table:table-row>
      </table:table>
      <text:p text:style-name="P100"/>
      <text:p text:style-name="P100">Sample call:</text:p>
      <table:table table:name="Table31" table:style-name="Table31">
        <table:table-column table:style-name="Table31.A"/>
        <table:table-row>
          <table:table-cell table:style-name="Table31.A1" office:value-type="string">
            <text:p text:style-name="P194">/api/v3/pms/delSub/key/18147/sub/76740</text:p>
          </table:table-cell>
        </table:table-row>
      </table:table>
      <text:p text:style-name="P100"/>
      <text:p text:style-name="P100">With above, if success, we return 200, and with a body like:</text:p>
      <table:table table:name="Table69" table:style-name="Table69">
        <table:table-column table:style-name="Table69.A"/>
        <table:table-row>
          <table:table-cell table:style-name="Table69.A1" office:value-type="string">
            <text:p text:style-name="P191">{</text:p>
            <text:p text:style-name="P191"><text:s text:c="4"/>"Deleted file": "/share/CACHEDEV1_DATA/video/Nyt/movies/nov/myMovie/myMovie.2015.1080p.BluRay.x264.da.srt"</text:p>
            <text:p text:style-name="P191">}</text:p>
          </table:table-cell>
        </table:table-row>
      </table:table>
      <text:p text:style-name="P100"/>
      <text:p text:style-name="P101">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92">{</text:p>
            <text:p text:style-name="P192"><text:s text:c="4"/>"SymbLink": "/root/Library/Plex Media Server/Media/localhost/8/7de530475ce1adb8a4c731737b8a3f62bdd54ae.bundle/Contents/Subtitles/nl/com.plexapp.agents.opensubtitles_c0254bac627eb1f760cbff1cae4553862353318f.srt",</text:p>
            <text:p text:style-name="P192"><text:s text:c="4"/>"FilePath": "/root/Library/Plex Media Server/Media/localhost/8/7de530475ce1adb8a4c731737b8a3f62bdd54ae.bundle/Subtitle Contributions/com.plexapp.agents.opensubtitles/nl/c0254bac627eb1f760cbff1cae4553862353318f.srt"</text:p>
            <text:p text:style-name="P192">}</text:p>
          </table:table-cell>
        </table:table-row>
      </table:table>
      <text:p text:style-name="P36"/>
      <text:p text:style-name="P36">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93">Hmmm....This is invalid, and most likely due to trying to delete an embedded sub :-)</text:p>
          </table:table-cell>
        </table:table-row>
      </table:table>
      <text:p text:style-name="P36"/>
      <text:p text:style-name="P36"/>
      <text:h text:style-name="P326" text:outline-level="2"><text:bookmark-start text:name="__RefHeading___Toc5272_270343148"/><text:span text:style-name="T90">Git</text:span> module<text:bookmark-end text:name="__RefHeading___Toc5272_270343148"/></text:h>
      <text:p text:style-name="P102">The <text:span text:style-name="T90">Git</text:span> module will <text:span text:style-name="T91">handle information from GitHub.</text:span></text:p>
      <text:p text:style-name="P103">Before doing any thing with the Git Module related to the UAS, you <text:span text:style-name="T1">must</text:span><text:span text:style-name="T8"> update the cache first</text:span></text:p>
      <text:p text:style-name="P37">See updateUASCache <text:span text:style-name="T89">below</text:span></text:p>
      <text:h text:style-name="P291" text:outline-level="3"><text:bookmark-start text:name="__RefHeading___Toc5274_270343148"/>List<text:bookmark-end text:name="__RefHeading___Toc5274_270343148"/></text:h>
      <text:p text:style-name="P104">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196">/api/v3/git/list</text:p>
          </table:table-cell>
        </table:table-row>
      </table:table>
      <text:p text:style-name="P104"/>
      <text:p text:style-name="P104">Will return something like:</text:p>
      <table:table table:name="Table50" table:style-name="Table50">
        <table:table-column table:style-name="Table50.A"/>
        <table:table-row>
          <table:table-cell table:style-name="Table50.A1" office:value-type="string">
            <text:p text:style-name="P195">{</text:p>
            <text:p text:style-name="P195"><text:s text:c="4"/>"https://github.com/ukdtom/DevTools.bundle": {</text:p>
            <text:p text:style-name="P195"><text:s text:c="8"/>"description": "Helper for 3.Party tools",</text:p>
            <text:p text:style-name="P195"><text:s text:c="8"/>"title": "DevTools",</text:p>
            <text:p text:style-name="P195"><text:s text:c="8"/>"bundle": "DevTools.bundle",</text:p>
            <text:p text:style-name="P195"><text:s text:c="8"/>"branch": "master",</text:p>
            <text:p text:style-name="P195"><text:s text:c="8"/>"date": "2015-12-20 13:59:08",</text:p>
            <text:p text:style-name="P195"><text:s text:c="8"/>"identifier": "com.plexapp.plugins.DevTools",</text:p>
            <text:p text:style-name="P195"><text:s text:c="8"/>"type": [</text:p>
            <text:p text:style-name="P195"><text:s text:c="12"/>"Agent"</text:p>
            <text:p text:style-name="P195"><text:s text:c="8"/>],</text:p>
            <text:p text:style-name="P195"><text:s text:c="8"/>"icon": "DevTools.png"</text:p>
            <text:p text:style-name="P195"><text:s text:c="4"/>}</text:p>
          </table:table-cell>
        </table:table-row>
      </table:table>
      <text:p text:style-name="P104"/>
      <text:p text:style-name="P105">If some of the json strings are empty, then it means that the user installed the bundle manually, and not via our UAS.</text:p>
      <text:p text:style-name="P106">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9">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95">{</text:p>
            <text:p text:style-name="P195"><text:s text:c="4"/>"https://github.com/ukdtom/DevTools.bundle": {</text:p>
            <text:p text:style-name="P195"><text:s text:c="8"/>"description": "Helper for 3.Party tools",</text:p>
            <text:p text:style-name="P195"><text:s text:c="8"/>"title": "DevTools",</text:p>
            <text:p text:style-name="P195"><text:s text:c="8"/>"bundle": "DevTools.bundle",</text:p>
            <text:p text:style-name="P195"><text:s text:c="8"/>"branch": "master",</text:p>
            <text:p text:style-name="P195"><text:s text:c="8"/>"date": "2015-12-20 13:59:08",</text:p>
            <text:p text:style-name="P195"><text:s text:c="8"/>"identifier": "com.plexapp.plugins.DevTools",</text:p>
            <text:p text:style-name="P195"><text:s text:c="8"/>"type": [</text:p>
            <text:p text:style-name="P195"><text:soft-page-break/><text:s text:c="12"/>"Agent"</text:p>
            <text:p text:style-name="P195"><text:s text:c="8"/>],</text:p>
            <text:p text:style-name="P195"><text:s text:c="8"/>"icon": "DevTools.png"</text:p>
            <text:p text:style-name="P195"><text:s text:c="4"/>},</text:p>
            <text:p text:style-name="P195"><text:s text:c="4"/>"com.plexapp.plugins.findUnmatch": {</text:p>
            <text:p text:style-name="P195"><text:s text:c="8"/>"description": "",</text:p>
            <text:p text:style-name="P195"><text:s text:c="8"/>"title": "Plex-FindUnmatched",</text:p>
            <text:p text:style-name="P195"><text:s text:c="8"/>"bundle": "Plex-FindUnmatched.bundle",</text:p>
            <text:p text:style-name="P195"><text:s text:c="8"/>"branch": "",</text:p>
            <text:p text:style-name="P195"><text:s text:c="8"/>"date": "2015-12-20 14:05:53",</text:p>
            <text:p text:style-name="P195"><text:s text:c="8"/>"identifier": "com.plexapp.plugins.findUnmatch",</text:p>
            <text:p text:style-name="P195"><text:s text:c="8"/>"type": [],</text:p>
            <text:p text:style-name="P195"><text:s text:c="8"/>"icon": ""</text:p>
            <text:p text:style-name="P195"><text:s text:c="4"/>}</text:p>
          </table:table-cell>
        </table:table-row>
      </table:table>
      <text:p text:style-name="P39"/>
      <text:h text:style-name="P292" text:outline-level="3"><text:bookmark-start text:name="__RefHeading___Toc5278_270343148"/><text:span text:style-name="T97">g</text:span>etReleaseInfo<text:bookmark-end text:name="__RefHeading___Toc5278_270343148"/></text:h>
      <text:p text:style-name="P111">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11"><text:span text:style-name="T93">/api/v3/git/getReleaseInfo/url/&lt;Escaped url&gt;</text:span><text:span text:style-name="T7">/version/</text:span><text:span text:style-name="T1">[latest,all]</text:span></text:p>
          </table:table-cell>
        </table:table-row>
      </table:table>
      <text:p text:style-name="P111"/>
      <text:p text:style-name="P111">You can add a version parameter saying version=[<text:span text:style-name="T1">latest</text:span><text:span text:style-name="T8">, all] if needed</text:span></text:p>
      <text:p text:style-name="P41"/>
      <text:p text:style-name="P41">Sample:</text:p>
      <table:table table:name="Table57" table:style-name="Table57">
        <table:table-column table:style-name="Table57.A"/>
        <table:table-row>
          <table:table-cell table:style-name="Table57.A1" office:value-type="string">
            <text:p text:style-name="P198">/api/v3/git/getReleaseInfo/url/https%3A%2F%2Fgithub.com%2Fukdtom%2FWebTools.bundle/version/all</text:p>
          </table:table-cell>
        </table:table-row>
      </table:table>
      <text:p text:style-name="P41"/>
      <text:p text:style-name="P41">Above will return something like:</text:p>
      <table:table table:name="Table58" table:style-name="Table58">
        <table:table-column table:style-name="Table58.A"/>
        <table:table-row>
          <table:table-cell table:style-name="Table58.A1" office:value-type="string">
            <text:p text:style-name="P197">{</text:p>
            <text:p text:style-name="P197"><text:s text:c="2"/>"url": "https://api.github.com/repos/dagalufh/WebTools.bundle/releases/2015631",</text:p>
            <text:p text:style-name="P197"><text:s text:c="2"/>"assets_url": "https://api.github.com/repos/dagalufh/WebTools.bundle/releases/2015631/assets",</text:p>
            <text:p text:style-name="P197"><text:s text:c="2"/>"upload_url": "https://uploads.github.com/repos/dagalufh/WebTools.bundle/releases/2015631/assets{?name,label}",</text:p>
            <text:p text:style-name="P197"><text:s text:c="2"/>"html_url": "https://github.com/dagalufh/WebTools.bundle/releases/tag/1.1",</text:p>
            <text:p text:style-name="P197"><text:s text:c="2"/>"id": 2015631,</text:p>
            <text:p text:style-name="P197"><text:s text:c="2"/>"tag_name": "1.1",</text:p>
            <text:p text:style-name="P197"><text:s text:c="2"/>"target_commitish": "master",</text:p>
            <text:p text:style-name="P197"><text:s text:c="2"/>"name": "Version 1.1",</text:p>
            <text:p text:style-name="P197"><text:s text:c="2"/>"draft": false,</text:p>
            <text:p text:style-name="P197"><text:s text:c="2"/>"author": {</text:p>
            <text:p text:style-name="P197"><text:s text:c="4"/>"login": "dagalufh",</text:p>
            <text:p text:style-name="P197"><text:s text:c="4"/>"id": 8938352,</text:p>
            <text:p text:style-name="P197"><text:soft-page-break/><text:s text:c="4"/>"avatar_url": "https://avatars.githubusercontent.com/u/8938352?v=3",</text:p>
            <text:p text:style-name="P197"><text:s text:c="4"/>"gravatar_id": "",</text:p>
            <text:p text:style-name="P197"><text:s text:c="4"/>"url": "https://api.github.com/users/dagalufh",</text:p>
            <text:p text:style-name="P197"><text:s text:c="4"/>"html_url": "https://github.com/dagalufh",</text:p>
            <text:p text:style-name="P197"><text:s text:c="4"/>"followers_url": "https://api.github.com/users/dagalufh/followers",</text:p>
            <text:p text:style-name="P197"><text:s text:c="4"/>"following_url": "https://api.github.com/users/dagalufh/following{/other_user}",</text:p>
            <text:p text:style-name="P197"><text:s text:c="4"/>"gists_url": "https://api.github.com/users/dagalufh/gists{/gist_id}",</text:p>
            <text:p text:style-name="P197"><text:s text:c="4"/>"starred_url": "https://api.github.com/users/dagalufh/starred{/owner}{/repo}",</text:p>
            <text:p text:style-name="P197"><text:s text:c="4"/>"subscriptions_url": "https://api.github.com/users/dagalufh/subscriptions",</text:p>
            <text:p text:style-name="P197"><text:s text:c="4"/>"organizations_url": "https://api.github.com/users/dagalufh/orgs",</text:p>
            <text:p text:style-name="P197"><text:s text:c="4"/>"repos_url": "https://api.github.com/users/dagalufh/repos",</text:p>
            <text:p text:style-name="P197"><text:s text:c="4"/>"events_url": "https://api.github.com/users/dagalufh/events{/privacy}",</text:p>
            <text:p text:style-name="P197"><text:s text:c="4"/>"received_events_url": "https://api.github.com/users/dagalufh/received_events",</text:p>
            <text:p text:style-name="P197"><text:s text:c="4"/>"type": "User",</text:p>
            <text:p text:style-name="P197"><text:s text:c="4"/>"site_admin": false</text:p>
            <text:p text:style-name="P197"><text:s text:c="2"/>},</text:p>
            <text:p text:style-name="P197"><text:s text:c="2"/>"prerelease": false,</text:p>
            <text:p text:style-name="P197"><text:s text:c="2"/>"created_at": "2015-10-25T18:11:25Z",</text:p>
            <text:p text:style-name="P197"><text:s text:c="2"/>"published_at": "2015-10-25T18:12:53Z",</text:p>
            <text:p text:style-name="P197"><text:s text:c="2"/>"assets": [</text:p>
            <text:p text:style-name="P197"/>
            <text:p text:style-name="P197"><text:s text:c="2"/>],</text:p>
            <text:p text:style-name="P197"><text:s text:c="2"/>"tarball_url": "https://api.github.com/repos/dagalufh/WebTools.bundle/tarball/1.1",</text:p>
            <text:p text:style-name="P197"><text:s text:c="2"/>"zipball_url": "https://api.github.com/repos/dagalufh/WebTools.bundle/zipball/1.1",</text:p>
            <text:p text:style-name="P197"><text:s text:c="2"/>"body": "Fixed an error reported by stripy007 on Plex Forums regarding languages and flags. Removed the flags, now displaying correct languagename instead. If lanugage name is too long, it will be shortned and shown via tooltip instead."</text:p>
            <text:p text:style-name="P197">}</text:p>
          </table:table-cell>
        </table:table-row>
      </table:table>
      <text:p text:style-name="P111"/>
      <text:p text:style-name="P111">Note that if <text:span text:style-name="T90">omitting</text:span> version, or use “latest” then the respond would be a json string.</text:p>
      <text:p text:style-name="P41">If using “version=all” then the respond would be an array of json strings.</text:p>
      <text:h text:style-name="P293" text:outline-level="3"><text:bookmark-start text:name="__RefHeading___Toc5281_270343148"/>uasTypes<text:bookmark-end text:name="__RefHeading___Toc5281_270343148"/></text:h>
      <text:p text:style-name="P112">To get a list of the different types of bundles, issue a GET like:</text:p>
      <table:table table:name="Table61" table:style-name="Table61">
        <table:table-column table:style-name="Table61.A"/>
        <table:table-row>
          <table:table-cell table:style-name="Table61.A1" office:value-type="string">
            <text:p text:style-name="P199">/webtools2?module=git&amp;function=uasTypes</text:p>
          </table:table-cell>
        </table:table-row>
      </table:table>
      <text:p text:style-name="P112"/>
      <text:p text:style-name="P112">Will return something like:</text:p>
      <table:table table:name="Table62" table:style-name="Table62">
        <table:table-column table:style-name="Table62.A"/>
        <table:table-row>
          <table:table-cell table:style-name="Table62.A1" office:value-type="string">
            <text:p text:style-name="P200">{</text:p>
            <text:p text:style-name="P200"><text:s text:c="4"/>"Metadata Agent": {</text:p>
            <text:p text:style-name="P200"><text:s text:c="8"/>"total": 9,</text:p>
            <text:p text:style-name="P200"><text:s text:c="8"/>"installed": 0</text:p>
            <text:p text:style-name="P200"><text:s text:c="4"/>},</text:p>
            <text:p text:style-name="P200"><text:s text:c="4"/>"Pictures": {</text:p>
            <text:p text:style-name="P200"><text:soft-page-break/><text:s text:c="8"/>"total": 3,</text:p>
            <text:p text:style-name="P200"><text:s text:c="8"/>"installed": 0</text:p>
            <text:p text:style-name="P200"><text:s text:c="4"/>},</text:p>
            <text:p text:style-name="P200"><text:s text:c="4"/>"Agent": {</text:p>
            <text:p text:style-name="P200"><text:s text:c="8"/>"total": 4,</text:p>
            <text:p text:style-name="P200"><text:s text:c="8"/>"installed": 0</text:p>
            <text:p text:style-name="P200"><text:s text:c="4"/>},</text:p>
            <text:p text:style-name="P200"><text:s text:c="4"/>"Application": {</text:p>
            <text:p text:style-name="P200"><text:s text:c="8"/>"total": 9,</text:p>
            <text:p text:style-name="P200"><text:s text:c="8"/>"installed": 1</text:p>
            <text:p text:style-name="P200"><text:s text:c="4"/>},</text:p>
            <text:p text:style-name="P200"><text:s text:c="4"/>"Music": {</text:p>
            <text:p text:style-name="P200"><text:s text:c="8"/>"total": 6,</text:p>
            <text:p text:style-name="P200"><text:s text:c="8"/>"installed": 0</text:p>
            <text:p text:style-name="P200"><text:s text:c="4"/>},</text:p>
            <text:p text:style-name="P200"><text:s text:c="4"/>"Adult": {</text:p>
            <text:p text:style-name="P200"><text:s text:c="8"/>"total": 10,</text:p>
            <text:p text:style-name="P200"><text:s text:c="8"/>"installed": 0</text:p>
            <text:p text:style-name="P200"><text:s text:c="4"/>},</text:p>
            <text:p text:style-name="P200"><text:s text:c="4"/>"Social": {</text:p>
            <text:p text:style-name="P200"><text:s text:c="8"/>"total": 1,</text:p>
            <text:p text:style-name="P200"><text:s text:c="8"/>"installed": 0</text:p>
            <text:p text:style-name="P200"><text:s text:c="4"/>},</text:p>
            <text:p text:style-name="P200"><text:s text:c="4"/>"Video": {</text:p>
            <text:p text:style-name="P200"><text:s text:c="8"/>"total": 69,</text:p>
            <text:p text:style-name="P200"><text:s text:c="8"/>"installed": 0</text:p>
            <text:p text:style-name="P200"><text:s text:c="4"/>},</text:p>
            <text:p text:style-name="P200"><text:s text:c="4"/>"Subtitles": {</text:p>
            <text:p text:style-name="P200"><text:s text:c="8"/>"total": 4,</text:p>
            <text:p text:style-name="P200"><text:s text:c="8"/>"installed": 0</text:p>
            <text:p text:style-name="P200"><text:s text:c="4"/>}</text:p>
            <text:p text:style-name="P200">}</text:p>
          </table:table-cell>
        </table:table-row>
      </table:table>
      <text:p text:style-name="P42"/>
      <text:p text:style-name="P43">If not found, we return 404</text:p>
      <text:h text:style-name="P315" text:outline-level="3"><text:bookmark-start text:name="__RefHeading___Toc5284_270343148"/><text:span text:style-name="T96">g</text:span>etListofBundles<text:bookmark-end text:name="__RefHeading___Toc5284_270343148"/></text:h>
      <text:p text:style-name="P113">To get a list of bundles avail in the UAS, issue a get like:</text:p>
      <table:table table:name="Table54" table:style-name="Table54">
        <table:table-column table:style-name="Table54.A"/>
        <table:table-row>
          <table:table-cell table:style-name="Table54.A1" office:value-type="string">
            <text:p text:style-name="P201">/webtools2?module=<text:span text:style-name="T90">git</text:span>&amp;function=getListofBundles</text:p>
          </table:table-cell>
        </table:table-row>
      </table:table>
      <text:p text:style-name="P113"/>
      <text:p text:style-name="P113">Above will return something like:</text:p>
      <table:table table:name="Table55" table:style-name="Table55">
        <table:table-column table:style-name="Table55.A"/>
        <table:table-row>
          <table:table-cell table:style-name="Table55.A1" office:value-type="string">
            <text:p text:style-name="P202">{</text:p>
            <text:p text:style-name="P202"><text:s text:c="4"/>"https://github.com/papalozarou/HDStreaming.bundle": {</text:p>
            <text:p text:style-name="P202"><text:s text:c="8"/>"description": "Watch streams from the HD Streaming website",</text:p>
            <text:p text:style-name="P202"><text:s text:c="8"/>"title": "HD Streaming",</text:p>
            <text:p text:style-name="P202"><text:s text:c="8"/>"bundle": "HDStreaming.bundle",</text:p>
            <text:p text:style-name="P202"><text:s text:c="8"/>"branch": "master",</text:p>
            <text:p text:style-name="P202"><text:s text:c="8"/>"identifier": "com.plexapp.plugins.hdstreaming",</text:p>
            <text:p text:style-name="P202"><text:s text:c="8"/>"type": [</text:p>
            <text:p text:style-name="P202"><text:s text:c="12"/>"Video"</text:p>
            <text:p text:style-name="P202"><text:s text:c="8"/>],</text:p>
            <text:p text:style-name="P202"><text:s text:c="8"/>"icon": "hdstreaming-icon.png"</text:p>
            <text:p text:style-name="P202"><text:s text:c="4"/>},</text:p>
            <text:p text:style-name="P202"><text:s text:c="4"/>"https://github.com/realriot/PLinkTV.bundle": {</text:p>
            <text:p text:style-name="P202"><text:s text:c="8"/>"description": "Build your own VOD service by hosting the media at any cloud service.",</text:p>
            <text:p text:style-name="P202"><text:s text:c="8"/>"title": "PLinkTV - Plex Link TV",</text:p>
            <text:p text:style-name="P202"><text:s text:c="8"/>"bundle": "PLinkTV.bundle",</text:p>
            <text:p text:style-name="P202"><text:s text:c="8"/>"branch": "master",</text:p>
            <text:p text:style-name="P202"><text:s text:c="8"/>"identifier": "com.plexapp.plugins.plinktv",</text:p>
            <text:p text:style-name="P202"><text:s text:c="8"/>"type": [</text:p>
            <text:p text:style-name="P202"><text:s text:c="12"/>"Video"</text:p>
            <text:p text:style-name="P202"><text:s text:c="8"/>],</text:p>
            <text:p text:style-name="P202"><text:s text:c="8"/>"icon": "plinktv-icon.png"</text:p>
            <text:p text:style-name="P202"><text:s text:c="4"/>}</text:p>
          </table:table-cell>
        </table:table-row>
      </table:table>
      <text:p text:style-name="P44"/>
      <text:h text:style-name="P294" text:outline-level="3"><text:bookmark-start text:name="__RefHeading___Toc5289_270343148"/><text:span text:style-name="T96">g</text:span>etLastUpdateTime<text:bookmark-end text:name="__RefHeading___Toc5289_270343148"/></text:h>
      <text:p text:style-name="P114">To get the time of when a channel was last updated on GitHub, issue a GET like:</text:p>
      <table:table table:name="Table51" table:style-name="Table51">
        <table:table-column table:style-name="Table51.A"/>
        <table:table-row>
          <table:table-cell table:style-name="Table51.A1" office:value-type="string">
            <text:p text:style-name="P203">/api/v3/git/getLastUpdateTime/<text:span text:style-name="T95">&lt;</text:span>escaped <text:span text:style-name="T95">url to the bundle&gt;</text:span></text:p>
          </table:table-cell>
        </table:table-row>
      </table:table>
      <text:p text:style-name="P114"/>
      <text:p text:style-name="P114">Sample call:</text:p>
      <table:table table:name="Table52" table:style-name="Table52">
        <table:table-column table:style-name="Table52.A"/>
        <table:table-row>
          <table:table-cell table:style-name="Table52.A1" office:value-type="string">
            <text:p text:style-name="P203">/api/v3/git/getLastUpdateTime/http%3A%2F%2Fgithub.com%2Fukdtom%2Fwebtools.bundle</text:p>
          </table:table-cell>
        </table:table-row>
      </table:table>
      <text:p text:style-name="P114"/>
      <text:p text:style-name="P114">Will return something like:</text:p>
      <table:table table:name="Table53" table:style-name="Table53">
        <table:table-column table:style-name="Table53.A"/>
        <table:table-row>
          <table:table-cell table:style-name="Table53.A1" office:value-type="string">
            <text:p text:style-name="P203">2017-02-19 17:00:21</text:p>
          </table:table-cell>
        </table:table-row>
      </table:table>
      <text:p text:style-name="P114"><text:soft-page-break/></text:p>
      <text:h text:style-name="P266" text:outline-level="3"><text:bookmark-start text:name="__RefHeading___Toc5292_270343148"/>getUpdateList<text:bookmark-end text:name="__RefHeading___Toc5292_270343148"/></text:h>
      <text:p text:style-name="P46">If calling with a get like:</text:p>
      <table:table table:name="Table80" table:style-name="Table80">
        <table:table-column table:style-name="Table80.A"/>
        <table:table-row>
          <table:table-cell table:style-name="Table80.A1" office:value-type="string">
            <text:p text:style-name="P205">/api/v3/git/getUpdateList</text:p>
          </table:table-cell>
        </table:table-row>
      </table:table>
      <text:p text:style-name="P40"/>
      <text:p text:style-name="P108"><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04">{</text:p>
            <text:p text:style-name="P204"><text:s text:c="4"/>"https://github.com/ukdtom/Plex-FindUnmatched.bundle": {</text:p>
            <text:p text:style-name="P204"><text:s text:c="8"/>"gitHubTime": "2015-12-15 22:10:48",</text:p>
            <text:p text:style-name="P204"><text:s text:c="8"/>"description": "Scan your medias, and report medias missing from the database.",</text:p>
            <text:p text:style-name="P204"><text:s text:c="8"/>"LastUpdateTime": "2015-12-15 22:10:48",</text:p>
            <text:p text:style-name="P204"><text:s text:c="8"/>"title": "FindUnmatched",</text:p>
            <text:p text:style-name="P204"><text:s text:c="8"/>"bundle": "Plex-FindUnmatched.bundle",</text:p>
            <text:p text:style-name="P204"><text:s text:c="8"/>"branch": "master",</text:p>
            <text:p text:style-name="P204"><text:s text:c="8"/>"date": "2015-12-20 14:05:53",</text:p>
            <text:p text:style-name="P204"><text:s text:c="8"/>"identifier": "com.plexapp.plugins.findUnmatch",</text:p>
            <text:p text:style-name="P204"><text:s text:c="8"/>"type": [</text:p>
            <text:p text:style-name="P204"><text:s text:c="12"/>"Application"</text:p>
            <text:p text:style-name="P204"><text:s text:c="8"/>],</text:p>
            <text:p text:style-name="P204"><text:s text:c="8"/>"icon": "icon-FindUnmatched.png"</text:p>
            <text:p text:style-name="P204"><text:s text:c="4"/>},</text:p>
            <text:p text:style-name="P204"><text:s text:c="4"/>"https://github.com/trakt/Plex-Trakt-Scrobbler": {</text:p>
            <text:p text:style-name="P204"><text:s text:c="8"/>"gitHubTime": "2015-08-14 16:08:49",</text:p>
            <text:p text:style-name="P204"><text:s text:c="8"/>"description": "Automatically scrobble all TV episodes and movies you are watching to trakt.tv!",</text:p>
            <text:p text:style-name="P204"><text:s text:c="8"/>"title": "Trakt.tv plugin",</text:p>
            <text:p text:style-name="P204"><text:s text:c="8"/>"supporturl": "",</text:p>
            <text:p text:style-name="P204"><text:s text:c="8"/>"bundle": "trakttv.bundle",</text:p>
            <text:p text:style-name="P204"><text:s text:c="8"/>"branch": "master",</text:p>
            <text:p text:style-name="P204"><text:s text:c="8"/>"date": "2015-12-24 12:08:40",</text:p>
            <text:p text:style-name="P204"><text:s text:c="8"/>"identifier": "com.plexapp.plugins.trakttv",</text:p>
            <text:p text:style-name="P204"><text:s text:c="8"/>"type": [</text:p>
            <text:p text:style-name="P204"><text:s text:c="12"/>"Application"</text:p>
            <text:p text:style-name="P204"><text:s text:c="8"/>],</text:p>
            <text:p text:style-name="P204"><text:s text:c="8"/>"icon": "trakttv-icon.png"</text:p>
            <text:p text:style-name="P204"><text:s text:c="4"/>}</text:p>
            <text:p text:style-name="P204">}</text:p>
          </table:table-cell>
        </table:table-row>
      </table:table>
      <text:p text:style-name="P46"/>
      <text:p text:style-name="P45">In above, note the gitHubTime field</text:p>
      <text:p text:style-name="P45">If no updates are avail, we still return 200, but with a body like:</text:p>
      <table:table table:name="Table82" table:style-name="Table82">
        <table:table-column table:style-name="Table82.A"/>
        <table:table-row>
          <table:table-cell table:style-name="Table82.A1" office:value-type="string">
            <text:p text:style-name="P204">{}</text:p>
          </table:table-cell>
        </table:table-row>
      </table:table>
      <text:p text:style-name="P45"><text:soft-page-break/></text:p>
      <text:p text:style-name="P45">And last, if no bundles has been installed, we return a 204</text:p>
      <text:h text:style-name="P267" text:outline-level="3"><text:bookmark-start text:name="__RefHeading___Toc18724_270343148"/>updateUASCache<text:bookmark-end text:name="__RefHeading___Toc18724_270343148"/></text:h>
      <text:p text:style-name="P38">This will update the UAS Cache directory, that is located under this bundles core directory/http/uas</text:p>
      <text:p text:style-name="P38">After this is done, a thumb for a channel in the UAS can be fetched by browsing: </text:p>
      <table:table table:name="Table18" table:style-name="Table18">
        <table:table-column table:style-name="Table18.A"/>
        <table:table-row>
          <table:table-cell table:style-name="Table18.A1" office:value-type="string">
            <text:p text:style-name="P206">/uas/Resources/&lt;NAME OF THUMB&gt;</text:p>
          </table:table-cell>
        </table:table-row>
      </table:table>
      <text:p text:style-name="P38"/>
      <text:p text:style-name="P38">Like:</text:p>
      <table:table table:name="Table19" table:style-name="Table19">
        <table:table-column table:style-name="Table19.A"/>
        <table:table-row>
          <table:table-cell table:style-name="Table19.A1" office:value-type="string">
            <text:p text:style-name="P206">/uas/Resources/couchpotato-icon.png</text:p>
          </table:table-cell>
        </table:table-row>
      </table:table>
      <text:p text:style-name="P38"/>
      <text:p text:style-name="P38">To update the Cache, issue a <text:span text:style-name="T99">POST </text:span>like:</text:p>
      <table:table table:name="Table21" table:style-name="Table21">
        <table:table-column table:style-name="Table21.A"/>
        <table:table-row>
          <table:table-cell table:style-name="Table21.A1" office:value-type="string">
            <text:p text:style-name="P207">/api/v3/git/updateUASCache<text:span text:style-name="T1">[/force]</text:span></text:p>
          </table:table-cell>
        </table:table-row>
      </table:table>
      <text:p text:style-name="P38"/>
      <text:p text:style-name="P38">If UAS is already updated, is should return very fast with an http return code of 200, and if out of date, it should update, and then return 200</text:p>
      <text:p text:style-name="P47">If you add the optional parameter /<text:span text:style-name="T99">f</text:span>orce <text:span text:style-name="T99">is present</text:span>, UASCache will be forced updated</text:p>
      <text:h text:style-name="P295" text:outline-level="3"><text:bookmark-start text:name="__RefHeading___Toc18727_270343148"/>Migrate<text:bookmark-end text:name="__RefHeading___Toc18727_270343148"/></text:h>
      <text:p text:style-name="P115">The migrate function will scan the plugin directory for bundles, that was not installed via WebTools UAS function.</text:p>
      <text:p text:style-name="P115">If one is found, the migrate function will check if it's part of the UAS, and grap information from there, and if not, then migrate into WebTools UAS like a manual installed.</text:p>
      <text:p text:style-name="P116">The installed date will be set to the creation time of the info.plist file in the bundle</text:p>
      <text:p text:style-name="P115">Use a PUT like:</text:p>
      <table:table table:name="Table77" table:style-name="Table77">
        <table:table-column table:style-name="Table77.A"/>
        <table:table-row>
          <table:table-cell table:style-name="Table77.A1" office:value-type="string">
            <text:p text:style-name="P209">/api/v3/git/migrate</text:p>
          </table:table-cell>
        </table:table-row>
      </table:table>
      <text:p text:style-name="P115"/>
      <text:p text:style-name="P115">After above has been run, we return a 200, and migrated bundles will now show up in the list function.</text:p>
      <text:p text:style-name="P117">We also return a json listing the bundles that was migrated, like:</text:p>
      <table:table table:name="Table83" table:style-name="Table83">
        <table:table-column table:style-name="Table83.A"/>
        <table:table-row>
          <table:table-cell table:style-name="Table83.A1" office:value-type="string">
            <text:p text:style-name="P208">{</text:p>
            <text:p text:style-name="P208"><text:s text:c="4"/>"https://github.com/ukdtom/SRT2UTF-8.bundle": {</text:p>
            <text:p text:style-name="P208"><text:s text:c="8"/>"description": "Plex Media Agent, that'll convert sidecar subtitle files into UTF-8, if not",</text:p>
            <text:p text:style-name="P208"><text:s text:c="8"/>"title": "Srt2Utf-8",</text:p>
            <text:p text:style-name="P208"><text:soft-page-break/><text:s text:c="8"/>"bundle": "SRT2UTF-8.bundle",</text:p>
            <text:p text:style-name="P208"><text:s text:c="8"/>"branch": "master",</text:p>
            <text:p text:style-name="P208"><text:s text:c="8"/>"date": "2015-12-28 09:36:34",</text:p>
            <text:p text:style-name="P208"><text:s text:c="8"/>"identifier": "com.plexapp.agents.srt2utf8",</text:p>
            <text:p text:style-name="P208"><text:s text:c="8"/>"type": [</text:p>
            <text:p text:style-name="P208"><text:s text:c="12"/>"Agent",</text:p>
            <text:p text:style-name="P208"><text:s text:c="12"/>"Subtitles"</text:p>
            <text:p text:style-name="P208"><text:s text:c="8"/>],</text:p>
            <text:p text:style-name="P208"><text:s text:c="8"/>"icon": "srt2utf-8.png"</text:p>
            <text:p text:style-name="P208"><text:s text:c="4"/>},</text:p>
            <text:p text:style-name="P208"><text:s text:c="4"/>"https://github.com/ukdtom/Plex-FindUnmatched.bundle": {</text:p>
            <text:p text:style-name="P208"><text:s text:c="8"/>"description": "Scan your medias, and report medias missing from the database.",</text:p>
            <text:p text:style-name="P208"><text:s text:c="8"/>"title": "FindUnmatched",</text:p>
            <text:p text:style-name="P208"><text:s text:c="8"/>"bundle": "Plex-FindUnmatched.bundle",</text:p>
            <text:p text:style-name="P208"><text:s text:c="8"/>"branch": "master",</text:p>
            <text:p text:style-name="P208"><text:s text:c="8"/>"date": "2015-12-28 15:57:25",</text:p>
            <text:p text:style-name="P208"><text:s text:c="8"/>"identifier": "com.plexapp.plugins.findUnmatch",</text:p>
            <text:p text:style-name="P208"><text:s text:c="8"/>"type": [</text:p>
            <text:p text:style-name="P208"><text:s text:c="12"/>"Application"</text:p>
            <text:p text:style-name="P208"><text:s text:c="8"/>],</text:p>
            <text:p text:style-name="P208"><text:s text:c="8"/>"icon": "icon-FindUnmatched.png"</text:p>
            <text:p text:style-name="P208"><text:s text:c="4"/>}</text:p>
          </table:table-cell>
        </table:table-row>
      </table:table>
      <text:p text:style-name="P117"/>
      <text:p text:style-name="P107">NOTE:<text:span text:style-name="T8"> Since there's </text:span><text:span text:style-name="T15">might not be an</text:span><text:span text:style-name="T8"> icon for those, we suggest using a common icon, </text:span><text:span text:style-name="T15">if the icon value is empty</text:span></text:p>
      <text:p text:style-name="P48"/>
      <text:h text:style-name="P296" text:outline-level="3"><text:bookmark-start text:name="__RefHeading___Toc18732_270343148"/>Install/Update<text:bookmark-end text:name="__RefHeading___Toc18732_270343148"/></text:h>
      <text:p text:style-name="P56">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49">/api/v3/git/install</text:p>
          </table:table-cell>
        </table:table-row>
      </table:table>
      <text:p text:style-name="P56"/>
      <text:p text:style-name="P109"><text:span text:style-name="T15">W</text:span><text:span text:style-name="T8">ith a payload like:</text:span></text:p>
      <table:table table:name="Table23" table:style-name="Table23">
        <table:table-column table:style-name="Table23.A"/>
        <table:table-row>
          <table:table-cell table:style-name="Table23.A1" office:value-type="string">
            <text:p text:style-name="P210">{</text:p>
            <text:p text:style-name="P210"><text:s text:c="2"/>"url" : "https://github.com/ukdtom/plex2csv22.bundle"</text:p>
            <text:p text:style-name="P210">}</text:p>
          </table:table-cell>
        </table:table-row>
      </table:table>
      <text:p text:style-name="P49"/>
      <text:h text:style-name="P297" text:outline-level="3"><text:bookmark-start text:name="__RefHeading___Toc18935_270343148"/>WTUpgrade<text:bookmark-end text:name="__RefHeading___Toc18935_270343148"/></text:h>
      <text:p text:style-name="P118">WTUpgrade will update WebTools itself, every time it's called.</text:p>
      <text:p text:style-name="P118">This function call <text:span text:style-name="T103">could be</text:span> used when a call for “ <text:span text:style-name="T94">getReleaseInfo” </text:span>against WebTools reveals, that a New update is present.</text:p>
      <text:p text:style-name="P118"><text:soft-page-break/>Optional, a menu item to do a force update could also be present.</text:p>
      <text:p text:style-name="P118"/>
      <text:p text:style-name="P118">To use it, issue a “PUT” method against this url:</text:p>
      <table:table table:name="Table88" table:style-name="Table88">
        <table:table-column table:style-name="Table88.A"/>
        <table:table-row>
          <table:table-cell table:style-name="Table88.A1" office:value-type="string">
            <text:p text:style-name="P150">/api/v3/git/upgradeWT</text:p>
          </table:table-cell>
        </table:table-row>
      </table:table>
      <text:p text:style-name="P118"/>
      <text:p text:style-name="P118"><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11">/</text:p>
          </table:table-cell>
        </table:table-row>
      </table:table>
      <text:p text:style-name="P118"/>
      <text:p text:style-name="P118">Is avai<text:span text:style-name="T104">l.</text:span></text:p>
      <text:h text:style-name="P327" text:outline-level="2"><text:bookmark-start text:name="__RefHeading___Toc18940_270343148"/>findMedia Module<text:bookmark-end text:name="__RefHeading___Toc18940_270343148"/></text:h>
      <text:p text:style-name="P121">The findMedia module is a plug-in to WebTools, that allows a user to locate either medias, that are present in the filesystem, but not in the database, or visa versa.</text:p>
      <text:p text:style-name="P121">To use this module from a front-end, the front-end has to take care of the following:</text:p>
      <text:list xml:id="list2119461220557532579" text:style-name="L6">
        <text:list-item>
          <text:p text:style-name="P244">Allow access to the settings of this module, <text:span text:style-name="T105">both get, set and reset</text:span></text:p>
        </text:list-item>
        <text:list-item>
          <text:p text:style-name="P244">Present the user with a selection of <text:span text:style-name="T116">supported </text:span>sections to scan, of the <text:span text:style-name="T116">supported type</text:span></text:p>
          <text:list>
            <text:list-item>
              <text:p text:style-name="P245">See getSectionList function</text:p>
            </text:list-item>
          </text:list>
        </text:list-item>
        <text:list-item>
          <text:p text:style-name="P244">Start the scanning, based on user selection from above</text:p>
        </text:list-item>
        <text:list-item>
          <text:p text:style-name="P245">Provide the user a way to abort the scan, if wanted so by the user</text:p>
        </text:list-item>
        <text:list-item>
          <text:p text:style-name="P244">Show user the progress of this module, since it could take a long time to finish, depending on the size of the sections</text:p>
          <text:list>
            <text:list-item>
              <text:p text:style-name="P245">Here sadly, a scheduled poll is needed, since Tornado V1.0 doesn't support WebSockets</text:p>
            </text:list-item>
          </text:list>
        </text:list-item>
        <text:list-item>
          <text:p text:style-name="P244">Show the result</text:p>
        </text:list-item>
      </text:list>
      <text:p text:style-name="P119">To assist the front-end with that, the findMedia plug-in provides the methods below:</text:p>
      <text:h text:style-name="P298" text:outline-level="3"/>
      <text:h text:style-name="P300" text:outline-level="3"/>
      <text:h text:style-name="P316" text:outline-level="3"><text:bookmark-start text:name="__RefHeading___Toc18943_270343148"/>getSection<text:span text:style-name="T114">s</text:span>List<text:bookmark-end text:name="__RefHeading___Toc18943_270343148"/></text:h>
      <text:p text:style-name="P122">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18">/api/v3/findMedia/getSectionsList</text:p>
          </table:table-cell>
        </table:table-row>
      </table:table>
      <text:p text:style-name="P131"/>
      <text:p text:style-name="P110">Note:<text:span text:style-name="T8"> The </text:span><text:span text:style-name="T16">getSectionsList </text:span><text:span text:style-name="T8">call from this module automatic returns a filtered list of supported sections only</text:span></text:p>
      <text:p text:style-name="P132">Above would return something like:</text:p>
      <table:table table:name="Table42" table:style-name="Table42">
        <table:table-column table:style-name="Table42.A"/>
        <table:table-row>
          <table:table-cell table:style-name="Table42.A1" office:value-type="string">
            <text:p text:style-name="P218">[</text:p>
            <text:p text:style-name="P218"><text:s text:c="4"/>{</text:p>
            <text:p text:style-name="P218"><text:s text:c="8"/>"type": "movie",</text:p>
            <text:p text:style-name="P218"><text:s text:c="8"/>"key": "18",</text:p>
            <text:p text:style-name="P218"><text:s text:c="8"/>"title": "DVR Movies"</text:p>
            <text:p text:style-name="P218"><text:s text:c="4"/>},</text:p>
            <text:p text:style-name="P218"><text:s text:c="4"/>{</text:p>
            <text:p text:style-name="P218"><text:s text:c="8"/>"type": "show",</text:p>
            <text:p text:style-name="P218"><text:s text:c="8"/>"key": "17",</text:p>
            <text:p text:style-name="P218"><text:s text:c="8"/>"title": "DVR TV Shows"</text:p>
            <text:p text:style-name="P218"><text:s text:c="4"/>},</text:p>
            <text:p text:style-name="P218"><text:s text:c="4"/>{</text:p>
            <text:p text:style-name="P218"><text:s text:c="8"/>"type": "show",</text:p>
            <text:p text:style-name="P218"><text:s text:c="8"/>"key": "14",</text:p>
            <text:p text:style-name="P218"><text:s text:c="8"/>"title": "LMA TV Shows"</text:p>
            <text:p text:style-name="P218"><text:s text:c="4"/>},</text:p>
            <text:p text:style-name="P218"><text:s text:c="4"/>{</text:p>
            <text:p text:style-name="P218"><text:s text:c="8"/>"type": "movie",</text:p>
            <text:p text:style-name="P218"><text:s text:c="8"/>"key": "4",</text:p>
            <text:p text:style-name="P218"><text:s text:c="8"/>"title": "Nyt Movies"</text:p>
            <text:p text:style-name="P218"><text:s text:c="4"/>},</text:p>
            <text:p text:style-name="P218"><text:s text:c="4"/>{</text:p>
            <text:p text:style-name="P218"><text:s text:c="8"/>"type": "movie",</text:p>
            <text:p text:style-name="P218"><text:s text:c="8"/>"key": "7",</text:p>
            <text:p text:style-name="P218"><text:s text:c="8"/>"title": "Old Movies"</text:p>
            <text:p text:style-name="P218"><text:s text:c="4"/>},</text:p>
            <text:p text:style-name="P218"><text:s text:c="4"/>{</text:p>
            <text:p text:style-name="P218"><text:s text:c="8"/>"type": "show",</text:p>
            <text:p text:style-name="P218"><text:s text:c="8"/>"key": "12",</text:p>
            <text:p text:style-name="P218"><text:s text:c="8"/>"title": "Old TV Shows"</text:p>
            <text:p text:style-name="P218"><text:s text:c="4"/>},</text:p>
            <text:p text:style-name="P218"><text:s text:c="4"/>{</text:p>
            <text:p text:style-name="P218"><text:s text:c="8"/>"type": "show",</text:p>
            <text:p text:style-name="P218"><text:s text:c="8"/>"key": "9",</text:p>
            <text:p text:style-name="P218"><text:s text:c="8"/>"title": "Test extended Char TV Shows"</text:p>
            <text:p text:style-name="P218"><text:s text:c="4"/>}</text:p>
            <text:p text:style-name="P218">]</text:p>
          </table:table-cell>
        </table:table-row>
      </table:table>
      <text:p text:style-name="P132"><text:soft-page-break/></text:p>
      <text:h text:style-name="P299" text:outline-level="3"><text:bookmark-start text:name="__RefHeading___Toc6203_645251985"/>getSettings<text:bookmark-end text:name="__RefHeading___Toc6203_645251985"/></text:h>
      <text:p text:style-name="P120">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20">/api/v3/findMedia/getSettings</text:p>
          </table:table-cell>
        </table:table-row>
      </table:table>
      <text:p text:style-name="P120"/>
      <text:p text:style-name="P120">If all is well, it'll return a 200, else an error code, and regardless, the outcome will be in the body.</text:p>
      <text:p text:style-name="P120">If 200, we return something like:</text:p>
      <table:table table:name="Table104" table:style-name="Table104">
        <table:table-column table:style-name="Table104.A"/>
        <table:table-row>
          <table:table-cell table:style-name="Table104.A1" office:value-type="string">
            <text:p text:style-name="P221">{</text:p>
            <text:p text:style-name="P221">"IGNORE_HIDDEN": "<text:span text:style-name="T107">True</text:span>", </text:p>
            <text:p text:style-name="P221">"IGNORED_DIRS": [".@__thumb", ".AppleDouble", "lost+found"],</text:p>
            <text:p text:style-name="P221"><text:s/>"VALID_EXTENSIONS": [".m4v", ".3gp", ".nsv", ".ts", ".ty", ".strm", ".rm", ".rmvb", ".m3u", ".mov", ".qt", ".divx", ".xvid", ".bivx", ".vob", ".nrg", ".img", ".iso", ".pva", ".wmv", ".asf", ".asx", ".ogm", ".m2v", ".avi", ".bin", ".dat", ".dvr-ms", ".mpg", ".mpeg", ".mp4", ".mkv", ".avc", ".vp3", ".svq3", ".nuv", ".viv", ".dv", ".fli", ".flv", ".rar", ".001", ".wpl", ".zip", ".mp3"]</text:p>
            <text:p text:style-name="P221">}</text:p>
          </table:table-cell>
        </table:table-row>
      </table:table>
      <text:p text:style-name="P120"/>
      <text:h text:style-name="P301" text:outline-level="3"><text:bookmark-start text:name="__RefHeading___Toc6205_645251985"/>setSettings<text:bookmark-end text:name="__RefHeading___Toc6205_645251985"/></text:h>
      <text:p text:style-name="P135">To alter the settings of this module, issue a POST like:</text:p>
      <table:table table:name="Table114" table:style-name="Table114">
        <table:table-column table:style-name="Table114.A"/>
        <table:table-row>
          <table:table-cell table:style-name="Table114.A1" office:value-type="string">
            <text:p text:style-name="P222">/api/v3/findMedia/setSettings</text:p>
          </table:table-cell>
        </table:table-row>
      </table:table>
      <text:p text:style-name="P135"/>
      <text:p text:style-name="P135">With a body like:</text:p>
      <table:table table:name="Table122" table:style-name="Table122">
        <table:table-column table:style-name="Table122.A"/>
        <table:table-row>
          <table:table-cell table:style-name="Table122.A1" office:value-type="string">
            <text:p text:style-name="P222">{</text:p>
            <text:p text:style-name="P222"><text:s text:c="4"/>"IGNORE_HIDDEN": true,</text:p>
            <text:p text:style-name="P222"><text:s text:c="4"/>"IGNORED_DIRS": [</text:p>
            <text:p text:style-name="P222"><text:s text:c="8"/>".@__thumb",</text:p>
            <text:p text:style-name="P222"><text:s text:c="8"/>"lost+found"</text:p>
            <text:p text:style-name="P222"><text:s text:c="4"/>]</text:p>
            <text:p text:style-name="P222">}</text:p>
          </table:table-cell>
        </table:table-row>
      </table:table>
      <text:p text:style-name="P135"/>
      <text:p text:style-name="P135">To see valid keys lookup getSettings</text:p>
      <text:h text:style-name="P302" text:outline-level="3"><text:bookmark-start text:name="__RefHeading___Toc18946_270343148"/>resetSettings<text:bookmark-end text:name="__RefHeading___Toc18946_270343148"/></text:h>
      <text:p text:style-name="P123">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12">/api/v3/findMedia/resetSettings</text:p>
          </table:table-cell>
        </table:table-row>
      </table:table>
      <text:p text:style-name="P123"/>
      <text:p text:style-name="P126"><text:soft-page-break/>Above would return a 200</text:p>
      <text:h text:style-name="P303" text:outline-level="3"><text:bookmark-start text:name="__RefHeading___Toc6190_645251985"/>getStatus<text:bookmark-end text:name="__RefHeading___Toc6190_645251985"/></text:h>
      <text:p text:style-name="P127">While the job in not active, a GET to</text:p>
      <table:table table:name="Table107" table:style-name="Table107">
        <table:table-column table:style-name="Table107.A"/>
        <table:table-row>
          <table:table-cell table:style-name="Table107.A1" office:value-type="string">
            <text:p text:style-name="P216">/api/v3/findMedia/getStatus</text:p>
          </table:table-cell>
        </table:table-row>
      </table:table>
      <text:p text:style-name="P127"/>
      <text:p text:style-name="P127">will return 200 and a body of:</text:p>
      <table:table table:name="Table108" table:style-name="Table108">
        <table:table-column table:style-name="Table108.A"/>
        <table:table-row>
          <table:table-cell table:style-name="Table108.A1" office:value-type="string">
            <text:p text:style-name="P214">Idle</text:p>
          </table:table-cell>
        </table:table-row>
      </table:table>
      <text:p text:style-name="P127"/>
      <text:p text:style-name="P127">During running. the status call returns more info to the user, like:</text:p>
      <table:table table:name="Table109" table:style-name="Table109">
        <table:table-column table:style-name="Table109.A"/>
        <table:table-row>
          <table:table-cell table:style-name="Table109.A1" office:value-type="string">
            <text:p text:style-name="P214">Scanning database show 1 of 92 : <text:span text:style-name="T112">My TV Show Season 2</text:span></text:p>
          </table:table-cell>
        </table:table-row>
      </table:table>
      <text:p text:style-name="P127"/>
      <text:h text:style-name="P304" text:outline-level="3"><text:bookmark-start text:name="__RefHeading___Toc6193_645251985"/><text:span text:style-name="T113">g</text:span>etResult<text:bookmark-end text:name="__RefHeading___Toc6193_645251985"/></text:h>
      <text:p text:style-name="P128">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17">/api/v3/findMedia/getResult</text:p>
          </table:table-cell>
        </table:table-row>
      </table:table>
      <text:p text:style-name="P128"/>
      <text:p text:style-name="P128">Above would return 200 and a body like:</text:p>
      <table:table table:name="Table111" table:style-name="Table111">
        <table:table-column table:style-name="Table111.A"/>
        <table:table-row>
          <table:table-cell table:style-name="Table111.A1" office:value-type="string">
            <text:p text:style-name="P215">{</text:p>
            <text:p text:style-name="P215"><text:s text:c="4"/>"MissingFromDB": [</text:p>
            <text:p text:style-name="P215"><text:s text:c="8"/>"/share/CACHEDEV1_DATA/video/tv-series/myShow/Season 01/myShow.S01E01.avi",</text:p>
            <text:p text:style-name="P215"><text:s text:c="8"/>"/share/CACHEDEV1_DATA/video/tv-series/myShow/Season 03/myShow.S03E01.avi",</text:p>
            <text:p text:style-name="P215"><text:s text:c="4"/>],</text:p>
            <text:p text:style-name="P215"><text:s text:c="4"/>"MissingFromFS": []</text:p>
            <text:p text:style-name="P215">}</text:p>
          </table:table-cell>
        </table:table-row>
      </table:table>
      <text:p text:style-name="P128"/>
      <text:p text:style-name="P129">If scanning is still in progress, or has been aborted, we instead return 204</text:p>
      <text:p text:style-name="P129"/>
      <text:h text:style-name="P305" text:outline-level="3"><text:bookmark-start text:name="__RefHeading___Toc6196_645251985"/>Abort<text:bookmark-end text:name="__RefHeading___Toc6196_645251985"/></text:h>
      <text:p text:style-name="P130">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19">/api/v3/findMedia/abort</text:p>
          </table:table-cell>
        </table:table-row>
      </table:table>
      <text:p text:style-name="P130"/>
      <text:p text:style-name="P130">Above would return 200, and scanning will then be aborted ASAP, and status will be set to “Idle”</text:p>
      <text:h text:style-name="P306" text:outline-level="3"><text:bookmark-start text:name="__RefHeading___Toc6200_645251985"/><text:soft-page-break/>scanSection<text:bookmark-end text:name="__RefHeading___Toc6200_645251985"/></text:h>
      <text:p text:style-name="P133">To start scanning a section, issue a GET like:</text:p>
      <table:table table:name="Table106" table:style-name="Table106">
        <table:table-column table:style-name="Table106.A"/>
        <table:table-row>
          <table:table-cell table:style-name="Table106.A1" office:value-type="string">
            <text:p text:style-name="P151"><text:span text:style-name="T117">/api/v3/findMedia/scanSection/</text:span>&lt;Sectionnumber&gt;</text:p>
          </table:table-cell>
        </table:table-row>
      </table:table>
      <text:p text:style-name="P133"/>
      <text:p text:style-name="P133">Above would return a 200 right away, and kick off a thread on the PMS, that would start to scan the section, as well as the file-system assigned to that section.</text:p>
      <text:p text:style-name="P134">After this call, front-end has to do scheduled calls to getStatus until finished, and when so, call getResult</text:p>
      <text:p text:style-name="P134"/>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4-08T00:51:25.922448337</dc:date>
    <dc:creator>Tommy Mikkelsen</dc:creator>
    <meta:editing-duration>P31DT12H18M55S</meta:editing-duration>
    <meta:editing-cycles>309</meta:editing-cycles>
    <meta:generator>LibreOffice/5.0.6.3$Linux_X86_64 LibreOffice_project/00m0$Build-3</meta:generator>
    <meta:document-statistic meta:table-count="124" meta:image-count="1" meta:object-count="0" meta:page-count="47" meta:paragraph-count="1003" meta:word-count="6853" meta:character-count="52325" meta:non-whitespace-character-count="43803"/>
  </office:meta>
</office:document-meta>
</file>